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明朝" svg:font-family="'ＭＳ 明朝', 'MS Mincho'" style:font-family-generic="roman"/>
    <style:font-face style:name="Arial1" svg:font-family="Arial" style:font-family-generic="swiss"/>
    <style:font-face style:name="ＭＳ ゴシック" svg:font-family="'ＭＳ ゴシック'" style:font-pitch="variable"/>
    <style:font-face style:name="ＭＳ 明朝1" svg:font-family="'ＭＳ 明朝'" style:font-pitch="variable"/>
    <style:font-face style:name="ＭＳ Ｐゴシック1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Table1" style:family="table" style:master-page-name="Standard">
      <style:table-properties style:width="26.928cm" style:page-number="95" table:align="left" style:writing-mode="lr-tb"/>
    </style:style>
    <style:style style:name="Table1.A" style:family="table-column">
      <style:table-column-properties style:column-width="6.482cm"/>
    </style:style>
    <style:style style:name="Table1.B" style:family="table-column">
      <style:table-column-properties style:column-width="3.103cm"/>
    </style:style>
    <style:style style:name="Table1.C" style:family="table-column">
      <style:table-column-properties style:column-width="3.38cm"/>
    </style:style>
    <style:style style:name="Table1.D" style:family="table-column">
      <style:table-column-properties style:column-width="2.826cm"/>
    </style:style>
    <style:style style:name="Table1.F" style:family="table-column">
      <style:table-column-properties style:column-width="0.898cm"/>
    </style:style>
    <style:style style:name="Table1.G" style:family="table-column">
      <style:table-column-properties style:column-width="1.409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2.245cm"/>
    </style:style>
    <style:style style:name="Table1.J" style:family="table-column">
      <style:table-column-properties style:column-width="0.995cm"/>
    </style:style>
    <style:style style:name="Table1.K" style:family="table-column">
      <style:table-column-properties style:column-width="1.633cm"/>
    </style:style>
    <style:style style:name="Table1.1" style:family="table-row">
      <style:table-row-properties style:min-row-height="0.953cm" fo:keep-together="auto"/>
    </style:style>
    <style:style style:name="Table1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.2" style:family="table-row">
      <style:table-row-properties style:min-row-height="0.55cm" fo:keep-together="auto"/>
    </style:style>
    <style:style style:name="Table1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.3" style:family="table-row">
      <style:table-row-properties style:min-row-height="0.374cm" fo:keep-together="auto"/>
    </style:style>
    <style:style style:name="Table1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" style:family="table">
      <style:table-properties style:width="26.899cm" table:align="left" style:writing-mode="lr-tb"/>
    </style:style>
    <style:style style:name="Table2.A" style:family="table-column">
      <style:table-column-properties style:column-width="1.111cm"/>
    </style:style>
    <style:style style:name="Table2.B" style:family="table-column">
      <style:table-column-properties style:column-width="3.186cm"/>
    </style:style>
    <style:style style:name="Table2.C" style:family="table-column">
      <style:table-column-properties style:column-width="6.498cm"/>
    </style:style>
    <style:style style:name="Table2.D" style:family="table-column">
      <style:table-column-properties style:column-width="4.948cm"/>
    </style:style>
    <style:style style:name="Table2.E" style:family="table-column">
      <style:table-column-properties style:column-width="6.112cm"/>
    </style:style>
    <style:style style:name="Table2.F" style:family="table-column">
      <style:table-column-properties style:column-width="2.223cm"/>
    </style:style>
    <style:style style:name="Table2.G" style:family="table-column">
      <style:table-column-properties style:column-width="1.296cm"/>
    </style:style>
    <style:style style:name="Table2.H" style:family="table-column">
      <style:table-column-properties style:column-width="1.526cm"/>
    </style:style>
    <style:style style:name="Table2.1" style:family="table-row">
      <style:table-row-properties style:min-row-height="0.503cm" fo:keep-together="auto"/>
    </style:style>
    <style:style style:name="Table2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.3" style:family="table-row">
      <style:table-row-properties style:min-row-height="1.191cm" fo:keep-together="auto"/>
    </style:style>
    <style:style style:name="Table2.5" style:family="table-row">
      <style:table-row-properties style:min-row-height="0.176cm" fo:keep-together="auto"/>
    </style:style>
    <style:style style:name="Table2.6" style:family="table-row">
      <style:table-row-properties style:min-row-height="1.192cm" fo:keep-together="auto"/>
    </style:style>
    <style:style style:name="Table2.A8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.H8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928cm" table:align="left" style:writing-mode="lr-tb"/>
    </style:style>
    <style:style style:name="Table3.A" style:family="table-column">
      <style:table-column-properties style:column-width="6.482cm"/>
    </style:style>
    <style:style style:name="Table3.B" style:family="table-column">
      <style:table-column-properties style:column-width="3.103cm"/>
    </style:style>
    <style:style style:name="Table3.C" style:family="table-column">
      <style:table-column-properties style:column-width="3.38cm"/>
    </style:style>
    <style:style style:name="Table3.D" style:family="table-column">
      <style:table-column-properties style:column-width="2.826cm"/>
    </style:style>
    <style:style style:name="Table3.F" style:family="table-column">
      <style:table-column-properties style:column-width="0.898cm"/>
    </style:style>
    <style:style style:name="Table3.G" style:family="table-column">
      <style:table-column-properties style:column-width="1.409cm"/>
    </style:style>
    <style:style style:name="Table3.H" style:family="table-column">
      <style:table-column-properties style:column-width="0.854cm"/>
    </style:style>
    <style:style style:name="Table3.I" style:family="table-column">
      <style:table-column-properties style:column-width="2.245cm"/>
    </style:style>
    <style:style style:name="Table3.J" style:family="table-column">
      <style:table-column-properties style:column-width="0.995cm"/>
    </style:style>
    <style:style style:name="Table3.K" style:family="table-column">
      <style:table-column-properties style:column-width="1.633cm"/>
    </style:style>
    <style:style style:name="Table3.1" style:family="table-row">
      <style:table-row-properties style:min-row-height="0.953cm" fo:keep-together="auto"/>
    </style:style>
    <style:style style:name="Table3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3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3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3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3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3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3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3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3.2" style:family="table-row">
      <style:table-row-properties style:min-row-height="0.55cm" fo:keep-together="auto"/>
    </style:style>
    <style:style style:name="Table3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3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3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3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3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3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3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3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3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3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3.3" style:family="table-row">
      <style:table-row-properties style:min-row-height="0.374cm" fo:keep-together="auto"/>
    </style:style>
    <style:style style:name="Table3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3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3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3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3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3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3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4" style:family="table">
      <style:table-properties style:width="26.899cm" table:align="left" style:writing-mode="lr-tb"/>
    </style:style>
    <style:style style:name="Table4.A" style:family="table-column">
      <style:table-column-properties style:column-width="1.111cm"/>
    </style:style>
    <style:style style:name="Table4.B" style:family="table-column">
      <style:table-column-properties style:column-width="3.186cm"/>
    </style:style>
    <style:style style:name="Table4.C" style:family="table-column">
      <style:table-column-properties style:column-width="6.498cm"/>
    </style:style>
    <style:style style:name="Table4.D" style:family="table-column">
      <style:table-column-properties style:column-width="4.948cm"/>
    </style:style>
    <style:style style:name="Table4.E" style:family="table-column">
      <style:table-column-properties style:column-width="6.112cm"/>
    </style:style>
    <style:style style:name="Table4.F" style:family="table-column">
      <style:table-column-properties style:column-width="2.223cm"/>
    </style:style>
    <style:style style:name="Table4.G" style:family="table-column">
      <style:table-column-properties style:column-width="1.296cm"/>
    </style:style>
    <style:style style:name="Table4.H" style:family="table-column">
      <style:table-column-properties style:column-width="1.526cm"/>
    </style:style>
    <style:style style:name="Table4.1" style:family="table-row">
      <style:table-row-properties style:min-row-height="0.503cm" fo:keep-together="auto"/>
    </style:style>
    <style:style style:name="Table4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4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4.3" style:family="table-row">
      <style:table-row-properties style:min-row-height="1.191cm" fo:keep-together="auto"/>
    </style:style>
    <style:style style:name="Table4.5" style:family="table-row">
      <style:table-row-properties style:min-row-height="1.192cm" fo:keep-together="auto"/>
    </style:style>
    <style:style style:name="Table4.A8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4.H8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26.928cm" table:align="left" style:writing-mode="lr-tb"/>
    </style:style>
    <style:style style:name="Table5.A" style:family="table-column">
      <style:table-column-properties style:column-width="6.482cm"/>
    </style:style>
    <style:style style:name="Table5.B" style:family="table-column">
      <style:table-column-properties style:column-width="3.103cm"/>
    </style:style>
    <style:style style:name="Table5.C" style:family="table-column">
      <style:table-column-properties style:column-width="3.38cm"/>
    </style:style>
    <style:style style:name="Table5.D" style:family="table-column">
      <style:table-column-properties style:column-width="2.826cm"/>
    </style:style>
    <style:style style:name="Table5.F" style:family="table-column">
      <style:table-column-properties style:column-width="0.898cm"/>
    </style:style>
    <style:style style:name="Table5.G" style:family="table-column">
      <style:table-column-properties style:column-width="1.409cm"/>
    </style:style>
    <style:style style:name="Table5.H" style:family="table-column">
      <style:table-column-properties style:column-width="0.854cm"/>
    </style:style>
    <style:style style:name="Table5.I" style:family="table-column">
      <style:table-column-properties style:column-width="2.245cm"/>
    </style:style>
    <style:style style:name="Table5.J" style:family="table-column">
      <style:table-column-properties style:column-width="0.995cm"/>
    </style:style>
    <style:style style:name="Table5.K" style:family="table-column">
      <style:table-column-properties style:column-width="1.633cm"/>
    </style:style>
    <style:style style:name="Table5.1" style:family="table-row">
      <style:table-row-properties style:min-row-height="0.953cm" fo:keep-together="auto"/>
    </style:style>
    <style:style style:name="Table5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5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5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5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5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5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5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5.2" style:family="table-row">
      <style:table-row-properties style:min-row-height="0.55cm" fo:keep-together="auto"/>
    </style:style>
    <style:style style:name="Table5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5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5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5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5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5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5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5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5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5.3" style:family="table-row">
      <style:table-row-properties style:min-row-height="0.374cm" fo:keep-together="auto"/>
    </style:style>
    <style:style style:name="Table5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5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5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5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5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5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5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5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5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5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6" style:family="table">
      <style:table-properties style:width="26.899cm" table:align="left" style:writing-mode="lr-tb"/>
    </style:style>
    <style:style style:name="Table6.A" style:family="table-column">
      <style:table-column-properties style:column-width="1.111cm"/>
    </style:style>
    <style:style style:name="Table6.B" style:family="table-column">
      <style:table-column-properties style:column-width="3.186cm"/>
    </style:style>
    <style:style style:name="Table6.C" style:family="table-column">
      <style:table-column-properties style:column-width="6.498cm"/>
    </style:style>
    <style:style style:name="Table6.D" style:family="table-column">
      <style:table-column-properties style:column-width="4.948cm"/>
    </style:style>
    <style:style style:name="Table6.E" style:family="table-column">
      <style:table-column-properties style:column-width="6.112cm"/>
    </style:style>
    <style:style style:name="Table6.F" style:family="table-column">
      <style:table-column-properties style:column-width="2.223cm"/>
    </style:style>
    <style:style style:name="Table6.G" style:family="table-column">
      <style:table-column-properties style:column-width="1.296cm"/>
    </style:style>
    <style:style style:name="Table6.H" style:family="table-column">
      <style:table-column-properties style:column-width="1.526cm"/>
    </style:style>
    <style:style style:name="Table6.1" style:family="table-row">
      <style:table-row-properties style:min-row-height="0.503cm" fo:keep-together="auto"/>
    </style:style>
    <style:style style:name="Table6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6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6.3" style:family="table-row">
      <style:table-row-properties style:min-row-height="1.191cm" fo:keep-together="auto"/>
    </style:style>
    <style:style style:name="Table6.5" style:family="table-row">
      <style:table-row-properties style:min-row-height="1.192cm" fo:keep-together="auto"/>
    </style:style>
    <style:style style:name="Table6.A8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928cm" table:align="left" style:writing-mode="lr-tb"/>
    </style:style>
    <style:style style:name="Table7.A" style:family="table-column">
      <style:table-column-properties style:column-width="6.482cm"/>
    </style:style>
    <style:style style:name="Table7.B" style:family="table-column">
      <style:table-column-properties style:column-width="3.103cm"/>
    </style:style>
    <style:style style:name="Table7.C" style:family="table-column">
      <style:table-column-properties style:column-width="3.38cm"/>
    </style:style>
    <style:style style:name="Table7.D" style:family="table-column">
      <style:table-column-properties style:column-width="2.826cm"/>
    </style:style>
    <style:style style:name="Table7.F" style:family="table-column">
      <style:table-column-properties style:column-width="0.898cm"/>
    </style:style>
    <style:style style:name="Table7.G" style:family="table-column">
      <style:table-column-properties style:column-width="1.409cm"/>
    </style:style>
    <style:style style:name="Table7.H" style:family="table-column">
      <style:table-column-properties style:column-width="0.854cm"/>
    </style:style>
    <style:style style:name="Table7.I" style:family="table-column">
      <style:table-column-properties style:column-width="2.245cm"/>
    </style:style>
    <style:style style:name="Table7.J" style:family="table-column">
      <style:table-column-properties style:column-width="0.995cm"/>
    </style:style>
    <style:style style:name="Table7.K" style:family="table-column">
      <style:table-column-properties style:column-width="1.633cm"/>
    </style:style>
    <style:style style:name="Table7.1" style:family="table-row">
      <style:table-row-properties style:min-row-height="0.953cm" fo:keep-together="auto"/>
    </style:style>
    <style:style style:name="Table7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7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7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7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7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7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7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7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7.2" style:family="table-row">
      <style:table-row-properties style:min-row-height="0.55cm" fo:keep-together="auto"/>
    </style:style>
    <style:style style:name="Table7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7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7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7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7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7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7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7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7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7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7.3" style:family="table-row">
      <style:table-row-properties style:min-row-height="0.374cm" fo:keep-together="auto"/>
    </style:style>
    <style:style style:name="Table7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7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7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7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7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7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7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7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7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7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8" style:family="table">
      <style:table-properties style:width="26.899cm" table:align="left" style:writing-mode="lr-tb"/>
    </style:style>
    <style:style style:name="Table8.A" style:family="table-column">
      <style:table-column-properties style:column-width="1.111cm"/>
    </style:style>
    <style:style style:name="Table8.B" style:family="table-column">
      <style:table-column-properties style:column-width="3.186cm"/>
    </style:style>
    <style:style style:name="Table8.C" style:family="table-column">
      <style:table-column-properties style:column-width="6.498cm"/>
    </style:style>
    <style:style style:name="Table8.D" style:family="table-column">
      <style:table-column-properties style:column-width="5.794cm"/>
    </style:style>
    <style:style style:name="Table8.E" style:family="table-column">
      <style:table-column-properties style:column-width="5.265cm"/>
    </style:style>
    <style:style style:name="Table8.F" style:family="table-column">
      <style:table-column-properties style:column-width="2.223cm"/>
    </style:style>
    <style:style style:name="Table8.G" style:family="table-column">
      <style:table-column-properties style:column-width="1.296cm"/>
    </style:style>
    <style:style style:name="Table8.H" style:family="table-column">
      <style:table-column-properties style:column-width="1.526cm"/>
    </style:style>
    <style:style style:name="Table8.1" style:family="table-row">
      <style:table-row-properties style:min-row-height="0.503cm" fo:keep-together="auto"/>
    </style:style>
    <style:style style:name="Table8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8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8.3" style:family="table-row">
      <style:table-row-properties style:min-row-height="1.191cm" fo:keep-together="auto"/>
    </style:style>
    <style:style style:name="Table8.5" style:family="table-row">
      <style:table-row-properties style:min-row-height="1.192cm" fo:keep-together="auto"/>
    </style:style>
    <style:style style:name="Table8.A8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8.H8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Table8.10" style:family="table-row">
      <style:table-row-properties style:min-row-height="1.288cm" fo:keep-together="auto"/>
    </style:style>
    <style:style style:name="Table9" style:family="table">
      <style:table-properties style:width="26.928cm" table:align="left" style:writing-mode="lr-tb"/>
    </style:style>
    <style:style style:name="Table9.A" style:family="table-column">
      <style:table-column-properties style:column-width="6.482cm"/>
    </style:style>
    <style:style style:name="Table9.B" style:family="table-column">
      <style:table-column-properties style:column-width="3.103cm"/>
    </style:style>
    <style:style style:name="Table9.C" style:family="table-column">
      <style:table-column-properties style:column-width="3.38cm"/>
    </style:style>
    <style:style style:name="Table9.D" style:family="table-column">
      <style:table-column-properties style:column-width="2.826cm"/>
    </style:style>
    <style:style style:name="Table9.F" style:family="table-column">
      <style:table-column-properties style:column-width="0.898cm"/>
    </style:style>
    <style:style style:name="Table9.G" style:family="table-column">
      <style:table-column-properties style:column-width="1.409cm"/>
    </style:style>
    <style:style style:name="Table9.H" style:family="table-column">
      <style:table-column-properties style:column-width="0.854cm"/>
    </style:style>
    <style:style style:name="Table9.I" style:family="table-column">
      <style:table-column-properties style:column-width="2.245cm"/>
    </style:style>
    <style:style style:name="Table9.J" style:family="table-column">
      <style:table-column-properties style:column-width="0.995cm"/>
    </style:style>
    <style:style style:name="Table9.K" style:family="table-column">
      <style:table-column-properties style:column-width="1.633cm"/>
    </style:style>
    <style:style style:name="Table9.1" style:family="table-row">
      <style:table-row-properties style:min-row-height="0.953cm" fo:keep-together="auto"/>
    </style:style>
    <style:style style:name="Table9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9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9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9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9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9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9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9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9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9.2" style:family="table-row">
      <style:table-row-properties style:min-row-height="0.55cm" fo:keep-together="auto"/>
    </style:style>
    <style:style style:name="Table9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9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9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9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9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9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9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9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9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9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9.3" style:family="table-row">
      <style:table-row-properties style:min-row-height="0.374cm" fo:keep-together="auto"/>
    </style:style>
    <style:style style:name="Table9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9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9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9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9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9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9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9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9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9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0" style:family="table">
      <style:table-properties style:width="26.899cm" table:align="left" style:writing-mode="lr-tb"/>
    </style:style>
    <style:style style:name="Table10.A" style:family="table-column">
      <style:table-column-properties style:column-width="1.111cm"/>
    </style:style>
    <style:style style:name="Table10.B" style:family="table-column">
      <style:table-column-properties style:column-width="3.186cm"/>
    </style:style>
    <style:style style:name="Table10.C" style:family="table-column">
      <style:table-column-properties style:column-width="6.498cm"/>
    </style:style>
    <style:style style:name="Table10.D" style:family="table-column">
      <style:table-column-properties style:column-width="4.948cm"/>
    </style:style>
    <style:style style:name="Table10.E" style:family="table-column">
      <style:table-column-properties style:column-width="6.112cm"/>
    </style:style>
    <style:style style:name="Table10.F" style:family="table-column">
      <style:table-column-properties style:column-width="2.223cm"/>
    </style:style>
    <style:style style:name="Table10.G" style:family="table-column">
      <style:table-column-properties style:column-width="1.296cm"/>
    </style:style>
    <style:style style:name="Table10.H" style:family="table-column">
      <style:table-column-properties style:column-width="1.526cm"/>
    </style:style>
    <style:style style:name="Table10.1" style:family="table-row">
      <style:table-row-properties style:min-row-height="0.503cm" fo:keep-together="auto"/>
    </style:style>
    <style:style style:name="Table10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0.3" style:family="table-row">
      <style:table-row-properties style:min-row-height="1.191cm" fo:keep-together="auto"/>
    </style:style>
    <style:style style:name="Table10.5" style:family="table-row">
      <style:table-row-properties style:min-row-height="1.192cm" fo:keep-together="auto"/>
    </style:style>
    <style:style style:name="Table10.A6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0.H6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26.928cm" table:align="left" style:writing-mode="lr-tb"/>
    </style:style>
    <style:style style:name="Table11.A" style:family="table-column">
      <style:table-column-properties style:column-width="6.482cm"/>
    </style:style>
    <style:style style:name="Table11.B" style:family="table-column">
      <style:table-column-properties style:column-width="3.103cm"/>
    </style:style>
    <style:style style:name="Table11.C" style:family="table-column">
      <style:table-column-properties style:column-width="3.38cm"/>
    </style:style>
    <style:style style:name="Table11.D" style:family="table-column">
      <style:table-column-properties style:column-width="2.826cm"/>
    </style:style>
    <style:style style:name="Table11.F" style:family="table-column">
      <style:table-column-properties style:column-width="0.898cm"/>
    </style:style>
    <style:style style:name="Table11.G" style:family="table-column">
      <style:table-column-properties style:column-width="1.409cm"/>
    </style:style>
    <style:style style:name="Table11.H" style:family="table-column">
      <style:table-column-properties style:column-width="0.854cm"/>
    </style:style>
    <style:style style:name="Table11.I" style:family="table-column">
      <style:table-column-properties style:column-width="2.245cm"/>
    </style:style>
    <style:style style:name="Table11.J" style:family="table-column">
      <style:table-column-properties style:column-width="0.995cm"/>
    </style:style>
    <style:style style:name="Table11.K" style:family="table-column">
      <style:table-column-properties style:column-width="1.633cm"/>
    </style:style>
    <style:style style:name="Table11.1" style:family="table-row">
      <style:table-row-properties style:min-row-height="0.953cm" fo:keep-together="auto"/>
    </style:style>
    <style:style style:name="Table11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1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1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1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1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1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1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1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1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1.2" style:family="table-row">
      <style:table-row-properties style:min-row-height="0.55cm" fo:keep-together="auto"/>
    </style:style>
    <style:style style:name="Table11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1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1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1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1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1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1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1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1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1.3" style:family="table-row">
      <style:table-row-properties style:min-row-height="0.374cm" fo:keep-together="auto"/>
    </style:style>
    <style:style style:name="Table11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1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1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1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1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1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1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1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1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1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2" style:family="table">
      <style:table-properties style:width="26.899cm" table:align="left" style:writing-mode="lr-tb"/>
    </style:style>
    <style:style style:name="Table12.A" style:family="table-column">
      <style:table-column-properties style:column-width="1.111cm"/>
    </style:style>
    <style:style style:name="Table12.B" style:family="table-column">
      <style:table-column-properties style:column-width="3.186cm"/>
    </style:style>
    <style:style style:name="Table12.C" style:family="table-column">
      <style:table-column-properties style:column-width="6.498cm"/>
    </style:style>
    <style:style style:name="Table12.D" style:family="table-column">
      <style:table-column-properties style:column-width="4.948cm"/>
    </style:style>
    <style:style style:name="Table12.E" style:family="table-column">
      <style:table-column-properties style:column-width="6.112cm"/>
    </style:style>
    <style:style style:name="Table12.F" style:family="table-column">
      <style:table-column-properties style:column-width="2.223cm"/>
    </style:style>
    <style:style style:name="Table12.G" style:family="table-column">
      <style:table-column-properties style:column-width="1.296cm"/>
    </style:style>
    <style:style style:name="Table12.H" style:family="table-column">
      <style:table-column-properties style:column-width="1.526cm"/>
    </style:style>
    <style:style style:name="Table12.1" style:family="table-row">
      <style:table-row-properties style:min-row-height="0.503cm" fo:keep-together="auto"/>
    </style:style>
    <style:style style:name="Table12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2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2.3" style:family="table-row">
      <style:table-row-properties style:min-row-height="1.191cm" fo:keep-together="auto"/>
    </style:style>
    <style:style style:name="Table12.5" style:family="table-row">
      <style:table-row-properties style:min-row-height="1.192cm" fo:keep-together="auto"/>
    </style:style>
    <style:style style:name="Table12.A8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2.H8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Table13" style:family="table">
      <style:table-properties style:width="26.928cm" table:align="left" style:writing-mode="lr-tb"/>
    </style:style>
    <style:style style:name="Table13.A" style:family="table-column">
      <style:table-column-properties style:column-width="6.482cm"/>
    </style:style>
    <style:style style:name="Table13.B" style:family="table-column">
      <style:table-column-properties style:column-width="3.103cm"/>
    </style:style>
    <style:style style:name="Table13.C" style:family="table-column">
      <style:table-column-properties style:column-width="3.38cm"/>
    </style:style>
    <style:style style:name="Table13.D" style:family="table-column">
      <style:table-column-properties style:column-width="2.826cm"/>
    </style:style>
    <style:style style:name="Table13.F" style:family="table-column">
      <style:table-column-properties style:column-width="0.898cm"/>
    </style:style>
    <style:style style:name="Table13.G" style:family="table-column">
      <style:table-column-properties style:column-width="1.409cm"/>
    </style:style>
    <style:style style:name="Table13.H" style:family="table-column">
      <style:table-column-properties style:column-width="0.854cm"/>
    </style:style>
    <style:style style:name="Table13.I" style:family="table-column">
      <style:table-column-properties style:column-width="2.245cm"/>
    </style:style>
    <style:style style:name="Table13.J" style:family="table-column">
      <style:table-column-properties style:column-width="0.995cm"/>
    </style:style>
    <style:style style:name="Table13.K" style:family="table-column">
      <style:table-column-properties style:column-width="1.633cm"/>
    </style:style>
    <style:style style:name="Table13.1" style:family="table-row">
      <style:table-row-properties style:min-row-height="0.953cm" fo:keep-together="auto"/>
    </style:style>
    <style:style style:name="Table13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3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3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3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3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3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3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3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3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3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3.2" style:family="table-row">
      <style:table-row-properties style:min-row-height="0.55cm" fo:keep-together="auto"/>
    </style:style>
    <style:style style:name="Table13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3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3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3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3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3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3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3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3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3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3.3" style:family="table-row">
      <style:table-row-properties style:min-row-height="0.374cm" fo:keep-together="auto"/>
    </style:style>
    <style:style style:name="Table13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3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3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3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3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3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3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3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3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3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4" style:family="table">
      <style:table-properties style:width="26.899cm" table:align="left" style:writing-mode="lr-tb"/>
    </style:style>
    <style:style style:name="Table14.A" style:family="table-column">
      <style:table-column-properties style:column-width="1.111cm"/>
    </style:style>
    <style:style style:name="Table14.B" style:family="table-column">
      <style:table-column-properties style:column-width="3.186cm"/>
    </style:style>
    <style:style style:name="Table14.C" style:family="table-column">
      <style:table-column-properties style:column-width="6.498cm"/>
    </style:style>
    <style:style style:name="Table14.D" style:family="table-column">
      <style:table-column-properties style:column-width="4.948cm"/>
    </style:style>
    <style:style style:name="Table14.E" style:family="table-column">
      <style:table-column-properties style:column-width="6.112cm"/>
    </style:style>
    <style:style style:name="Table14.F" style:family="table-column">
      <style:table-column-properties style:column-width="2.223cm"/>
    </style:style>
    <style:style style:name="Table14.G" style:family="table-column">
      <style:table-column-properties style:column-width="1.296cm"/>
    </style:style>
    <style:style style:name="Table14.H" style:family="table-column">
      <style:table-column-properties style:column-width="1.526cm"/>
    </style:style>
    <style:style style:name="Table14.1" style:family="table-row">
      <style:table-row-properties style:min-row-height="0.503cm" fo:keep-together="auto"/>
    </style:style>
    <style:style style:name="Table14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4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4.3" style:family="table-row">
      <style:table-row-properties style:min-row-height="1.191cm" fo:keep-together="auto"/>
    </style:style>
    <style:style style:name="Table14.5" style:family="table-row">
      <style:table-row-properties style:min-row-height="1.192cm" fo:keep-together="auto"/>
    </style:style>
    <style:style style:name="Table14.A7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4.H7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Table15" style:family="table">
      <style:table-properties style:width="26.928cm" table:align="left" style:writing-mode="lr-tb"/>
    </style:style>
    <style:style style:name="Table15.A" style:family="table-column">
      <style:table-column-properties style:column-width="6.482cm"/>
    </style:style>
    <style:style style:name="Table15.B" style:family="table-column">
      <style:table-column-properties style:column-width="3.103cm"/>
    </style:style>
    <style:style style:name="Table15.C" style:family="table-column">
      <style:table-column-properties style:column-width="3.38cm"/>
    </style:style>
    <style:style style:name="Table15.D" style:family="table-column">
      <style:table-column-properties style:column-width="2.826cm"/>
    </style:style>
    <style:style style:name="Table15.F" style:family="table-column">
      <style:table-column-properties style:column-width="0.898cm"/>
    </style:style>
    <style:style style:name="Table15.G" style:family="table-column">
      <style:table-column-properties style:column-width="1.409cm"/>
    </style:style>
    <style:style style:name="Table15.H" style:family="table-column">
      <style:table-column-properties style:column-width="0.854cm"/>
    </style:style>
    <style:style style:name="Table15.I" style:family="table-column">
      <style:table-column-properties style:column-width="2.245cm"/>
    </style:style>
    <style:style style:name="Table15.J" style:family="table-column">
      <style:table-column-properties style:column-width="0.995cm"/>
    </style:style>
    <style:style style:name="Table15.K" style:family="table-column">
      <style:table-column-properties style:column-width="1.633cm"/>
    </style:style>
    <style:style style:name="Table15.1" style:family="table-row">
      <style:table-row-properties style:min-row-height="0.953cm" fo:keep-together="auto"/>
    </style:style>
    <style:style style:name="Table15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5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5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5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5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5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5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5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5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5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5.2" style:family="table-row">
      <style:table-row-properties style:min-row-height="0.55cm" fo:keep-together="auto"/>
    </style:style>
    <style:style style:name="Table15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5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5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5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5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5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5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5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5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5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5.3" style:family="table-row">
      <style:table-row-properties style:min-row-height="0.374cm" fo:keep-together="auto"/>
    </style:style>
    <style:style style:name="Table15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5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5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5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5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5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5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5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5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5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6" style:family="table">
      <style:table-properties style:width="26.899cm" table:align="left" style:writing-mode="lr-tb"/>
    </style:style>
    <style:style style:name="Table16.A" style:family="table-column">
      <style:table-column-properties style:column-width="1.111cm"/>
    </style:style>
    <style:style style:name="Table16.B" style:family="table-column">
      <style:table-column-properties style:column-width="3.186cm"/>
    </style:style>
    <style:style style:name="Table16.C" style:family="table-column">
      <style:table-column-properties style:column-width="6.498cm"/>
    </style:style>
    <style:style style:name="Table16.D" style:family="table-column">
      <style:table-column-properties style:column-width="4.948cm"/>
    </style:style>
    <style:style style:name="Table16.E" style:family="table-column">
      <style:table-column-properties style:column-width="6.112cm"/>
    </style:style>
    <style:style style:name="Table16.F" style:family="table-column">
      <style:table-column-properties style:column-width="2.223cm"/>
    </style:style>
    <style:style style:name="Table16.G" style:family="table-column">
      <style:table-column-properties style:column-width="1.296cm"/>
    </style:style>
    <style:style style:name="Table16.H" style:family="table-column">
      <style:table-column-properties style:column-width="1.526cm"/>
    </style:style>
    <style:style style:name="Table16.1" style:family="table-row">
      <style:table-row-properties style:min-row-height="0.503cm" fo:keep-together="auto"/>
    </style:style>
    <style:style style:name="Table16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6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6.3" style:family="table-row">
      <style:table-row-properties style:min-row-height="1.191cm" fo:keep-together="auto"/>
    </style:style>
    <style:style style:name="Table16.5" style:family="table-row">
      <style:table-row-properties style:min-row-height="1.192cm" fo:keep-together="auto"/>
    </style:style>
    <style:style style:name="Table16.A8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6.H8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Table17" style:family="table">
      <style:table-properties style:width="26.928cm" table:align="left" style:writing-mode="lr-tb"/>
    </style:style>
    <style:style style:name="Table17.A" style:family="table-column">
      <style:table-column-properties style:column-width="6.482cm"/>
    </style:style>
    <style:style style:name="Table17.B" style:family="table-column">
      <style:table-column-properties style:column-width="3.103cm"/>
    </style:style>
    <style:style style:name="Table17.C" style:family="table-column">
      <style:table-column-properties style:column-width="3.38cm"/>
    </style:style>
    <style:style style:name="Table17.D" style:family="table-column">
      <style:table-column-properties style:column-width="2.826cm"/>
    </style:style>
    <style:style style:name="Table17.F" style:family="table-column">
      <style:table-column-properties style:column-width="0.898cm"/>
    </style:style>
    <style:style style:name="Table17.G" style:family="table-column">
      <style:table-column-properties style:column-width="1.409cm"/>
    </style:style>
    <style:style style:name="Table17.H" style:family="table-column">
      <style:table-column-properties style:column-width="0.854cm"/>
    </style:style>
    <style:style style:name="Table17.I" style:family="table-column">
      <style:table-column-properties style:column-width="2.245cm"/>
    </style:style>
    <style:style style:name="Table17.J" style:family="table-column">
      <style:table-column-properties style:column-width="0.995cm"/>
    </style:style>
    <style:style style:name="Table17.K" style:family="table-column">
      <style:table-column-properties style:column-width="1.633cm"/>
    </style:style>
    <style:style style:name="Table17.1" style:family="table-row">
      <style:table-row-properties style:min-row-height="0.953cm" fo:keep-together="auto"/>
    </style:style>
    <style:style style:name="Table17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7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7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7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7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7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7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7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7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7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7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7.2" style:family="table-row">
      <style:table-row-properties style:min-row-height="0.55cm" fo:keep-together="auto"/>
    </style:style>
    <style:style style:name="Table17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7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7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7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7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7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7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7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7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7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7.3" style:family="table-row">
      <style:table-row-properties style:min-row-height="0.374cm" fo:keep-together="auto"/>
    </style:style>
    <style:style style:name="Table17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7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7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7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7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7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7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7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7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7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8" style:family="table">
      <style:table-properties style:width="26.899cm" table:align="left" style:writing-mode="lr-tb"/>
    </style:style>
    <style:style style:name="Table18.A" style:family="table-column">
      <style:table-column-properties style:column-width="1.111cm"/>
    </style:style>
    <style:style style:name="Table18.B" style:family="table-column">
      <style:table-column-properties style:column-width="3.186cm"/>
    </style:style>
    <style:style style:name="Table18.C" style:family="table-column">
      <style:table-column-properties style:column-width="6.498cm"/>
    </style:style>
    <style:style style:name="Table18.D" style:family="table-column">
      <style:table-column-properties style:column-width="4.948cm"/>
    </style:style>
    <style:style style:name="Table18.E" style:family="table-column">
      <style:table-column-properties style:column-width="6.112cm"/>
    </style:style>
    <style:style style:name="Table18.F" style:family="table-column">
      <style:table-column-properties style:column-width="2.223cm"/>
    </style:style>
    <style:style style:name="Table18.G" style:family="table-column">
      <style:table-column-properties style:column-width="1.296cm"/>
    </style:style>
    <style:style style:name="Table18.H" style:family="table-column">
      <style:table-column-properties style:column-width="1.526cm"/>
    </style:style>
    <style:style style:name="Table18.1" style:family="table-row">
      <style:table-row-properties style:min-row-height="0.503cm" fo:keep-together="auto"/>
    </style:style>
    <style:style style:name="Table18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8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8.3" style:family="table-row">
      <style:table-row-properties style:min-row-height="1.191cm" fo:keep-together="auto"/>
    </style:style>
    <style:style style:name="Table18.5" style:family="table-row">
      <style:table-row-properties style:min-row-height="1.192cm" fo:keep-together="auto"/>
    </style:style>
    <style:style style:name="Table18.A8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8.H8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26.928cm" table:align="left" style:writing-mode="lr-tb"/>
    </style:style>
    <style:style style:name="Table19.A" style:family="table-column">
      <style:table-column-properties style:column-width="6.482cm"/>
    </style:style>
    <style:style style:name="Table19.B" style:family="table-column">
      <style:table-column-properties style:column-width="3.103cm"/>
    </style:style>
    <style:style style:name="Table19.C" style:family="table-column">
      <style:table-column-properties style:column-width="3.38cm"/>
    </style:style>
    <style:style style:name="Table19.D" style:family="table-column">
      <style:table-column-properties style:column-width="2.826cm"/>
    </style:style>
    <style:style style:name="Table19.F" style:family="table-column">
      <style:table-column-properties style:column-width="0.898cm"/>
    </style:style>
    <style:style style:name="Table19.G" style:family="table-column">
      <style:table-column-properties style:column-width="1.409cm"/>
    </style:style>
    <style:style style:name="Table19.H" style:family="table-column">
      <style:table-column-properties style:column-width="0.854cm"/>
    </style:style>
    <style:style style:name="Table19.I" style:family="table-column">
      <style:table-column-properties style:column-width="2.245cm"/>
    </style:style>
    <style:style style:name="Table19.J" style:family="table-column">
      <style:table-column-properties style:column-width="0.995cm"/>
    </style:style>
    <style:style style:name="Table19.K" style:family="table-column">
      <style:table-column-properties style:column-width="1.633cm"/>
    </style:style>
    <style:style style:name="Table19.1" style:family="table-row">
      <style:table-row-properties style:min-row-height="0.953cm" fo:keep-together="auto"/>
    </style:style>
    <style:style style:name="Table19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9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9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9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9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9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9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9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9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9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9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9.2" style:family="table-row">
      <style:table-row-properties style:min-row-height="0.55cm" fo:keep-together="auto"/>
    </style:style>
    <style:style style:name="Table19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9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9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9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9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9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9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9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9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9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19.3" style:family="table-row">
      <style:table-row-properties style:min-row-height="0.508cm" fo:keep-together="auto"/>
    </style:style>
    <style:style style:name="Table19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9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9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9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9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9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19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9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19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19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0" style:family="table">
      <style:table-properties style:width="26.899cm" table:align="left" style:writing-mode="lr-tb"/>
    </style:style>
    <style:style style:name="Table20.A" style:family="table-column">
      <style:table-column-properties style:column-width="1.111cm"/>
    </style:style>
    <style:style style:name="Table20.B" style:family="table-column">
      <style:table-column-properties style:column-width="3.186cm"/>
    </style:style>
    <style:style style:name="Table20.C" style:family="table-column">
      <style:table-column-properties style:column-width="6.498cm"/>
    </style:style>
    <style:style style:name="Table20.D" style:family="table-column">
      <style:table-column-properties style:column-width="4.948cm"/>
    </style:style>
    <style:style style:name="Table20.E" style:family="table-column">
      <style:table-column-properties style:column-width="6.112cm"/>
    </style:style>
    <style:style style:name="Table20.F" style:family="table-column">
      <style:table-column-properties style:column-width="2.223cm"/>
    </style:style>
    <style:style style:name="Table20.G" style:family="table-column">
      <style:table-column-properties style:column-width="1.296cm"/>
    </style:style>
    <style:style style:name="Table20.H" style:family="table-column">
      <style:table-column-properties style:column-width="1.526cm"/>
    </style:style>
    <style:style style:name="Table20.1" style:family="table-row">
      <style:table-row-properties style:min-row-height="0.503cm" fo:keep-together="auto"/>
    </style:style>
    <style:style style:name="Table20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0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0.3" style:family="table-row">
      <style:table-row-properties style:min-row-height="1.191cm" fo:keep-together="auto"/>
    </style:style>
    <style:style style:name="Table20.5" style:family="table-row">
      <style:table-row-properties style:min-row-height="1.192cm" fo:keep-together="auto"/>
    </style:style>
    <style:style style:name="Table20.8" style:family="table-row">
      <style:table-row-properties style:min-row-height="1.896cm" fo:keep-together="auto"/>
    </style:style>
    <style:style style:name="Table20.A8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0.H8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Table21" style:family="table">
      <style:table-properties style:width="26.928cm" table:align="left" style:writing-mode="lr-tb"/>
    </style:style>
    <style:style style:name="Table21.A" style:family="table-column">
      <style:table-column-properties style:column-width="6.482cm"/>
    </style:style>
    <style:style style:name="Table21.B" style:family="table-column">
      <style:table-column-properties style:column-width="3.103cm"/>
    </style:style>
    <style:style style:name="Table21.C" style:family="table-column">
      <style:table-column-properties style:column-width="3.38cm"/>
    </style:style>
    <style:style style:name="Table21.D" style:family="table-column">
      <style:table-column-properties style:column-width="2.826cm"/>
    </style:style>
    <style:style style:name="Table21.F" style:family="table-column">
      <style:table-column-properties style:column-width="0.898cm"/>
    </style:style>
    <style:style style:name="Table21.G" style:family="table-column">
      <style:table-column-properties style:column-width="1.409cm"/>
    </style:style>
    <style:style style:name="Table21.H" style:family="table-column">
      <style:table-column-properties style:column-width="0.854cm"/>
    </style:style>
    <style:style style:name="Table21.I" style:family="table-column">
      <style:table-column-properties style:column-width="2.245cm"/>
    </style:style>
    <style:style style:name="Table21.J" style:family="table-column">
      <style:table-column-properties style:column-width="0.995cm"/>
    </style:style>
    <style:style style:name="Table21.K" style:family="table-column">
      <style:table-column-properties style:column-width="1.633cm"/>
    </style:style>
    <style:style style:name="Table21.1" style:family="table-row">
      <style:table-row-properties style:min-row-height="0.953cm" fo:keep-together="auto"/>
    </style:style>
    <style:style style:name="Table21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1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1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1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1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1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1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1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1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1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1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1.2" style:family="table-row">
      <style:table-row-properties style:min-row-height="0.55cm" fo:keep-together="auto"/>
    </style:style>
    <style:style style:name="Table21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1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1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1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1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1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1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1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1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1.3" style:family="table-row">
      <style:table-row-properties style:min-row-height="0.374cm" fo:keep-together="auto"/>
    </style:style>
    <style:style style:name="Table21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1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1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1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1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1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1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1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1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1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2" style:family="table">
      <style:table-properties style:width="26.899cm" table:align="left" style:writing-mode="lr-tb"/>
    </style:style>
    <style:style style:name="Table22.A" style:family="table-column">
      <style:table-column-properties style:column-width="1.111cm"/>
    </style:style>
    <style:style style:name="Table22.B" style:family="table-column">
      <style:table-column-properties style:column-width="3.186cm"/>
    </style:style>
    <style:style style:name="Table22.C" style:family="table-column">
      <style:table-column-properties style:column-width="6.498cm"/>
    </style:style>
    <style:style style:name="Table22.D" style:family="table-column">
      <style:table-column-properties style:column-width="4.948cm"/>
    </style:style>
    <style:style style:name="Table22.E" style:family="table-column">
      <style:table-column-properties style:column-width="6.112cm"/>
    </style:style>
    <style:style style:name="Table22.F" style:family="table-column">
      <style:table-column-properties style:column-width="2.223cm"/>
    </style:style>
    <style:style style:name="Table22.G" style:family="table-column">
      <style:table-column-properties style:column-width="1.296cm"/>
    </style:style>
    <style:style style:name="Table22.H" style:family="table-column">
      <style:table-column-properties style:column-width="1.526cm"/>
    </style:style>
    <style:style style:name="Table22.1" style:family="table-row">
      <style:table-row-properties style:min-row-height="0.503cm" fo:keep-together="auto"/>
    </style:style>
    <style:style style:name="Table22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2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2.3" style:family="table-row">
      <style:table-row-properties style:min-row-height="1.191cm" fo:keep-together="auto"/>
    </style:style>
    <style:style style:name="Table23" style:family="table">
      <style:table-properties style:width="26.928cm" table:align="left" style:writing-mode="lr-tb"/>
    </style:style>
    <style:style style:name="Table23.A" style:family="table-column">
      <style:table-column-properties style:column-width="6.482cm"/>
    </style:style>
    <style:style style:name="Table23.B" style:family="table-column">
      <style:table-column-properties style:column-width="3.103cm"/>
    </style:style>
    <style:style style:name="Table23.C" style:family="table-column">
      <style:table-column-properties style:column-width="3.38cm"/>
    </style:style>
    <style:style style:name="Table23.D" style:family="table-column">
      <style:table-column-properties style:column-width="2.826cm"/>
    </style:style>
    <style:style style:name="Table23.F" style:family="table-column">
      <style:table-column-properties style:column-width="0.898cm"/>
    </style:style>
    <style:style style:name="Table23.G" style:family="table-column">
      <style:table-column-properties style:column-width="1.409cm"/>
    </style:style>
    <style:style style:name="Table23.H" style:family="table-column">
      <style:table-column-properties style:column-width="0.854cm"/>
    </style:style>
    <style:style style:name="Table23.I" style:family="table-column">
      <style:table-column-properties style:column-width="2.245cm"/>
    </style:style>
    <style:style style:name="Table23.J" style:family="table-column">
      <style:table-column-properties style:column-width="0.995cm"/>
    </style:style>
    <style:style style:name="Table23.K" style:family="table-column">
      <style:table-column-properties style:column-width="1.633cm"/>
    </style:style>
    <style:style style:name="Table23.1" style:family="table-row">
      <style:table-row-properties style:min-row-height="0.953cm" fo:keep-together="auto"/>
    </style:style>
    <style:style style:name="Table23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3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3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3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3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3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3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3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3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3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3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3.2" style:family="table-row">
      <style:table-row-properties style:min-row-height="0.55cm" fo:keep-together="auto"/>
    </style:style>
    <style:style style:name="Table23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3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3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3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3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3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3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3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3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3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3.3" style:family="table-row">
      <style:table-row-properties style:min-row-height="0.374cm" fo:keep-together="auto"/>
    </style:style>
    <style:style style:name="Table23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3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3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3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3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3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3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3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3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3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4" style:family="table">
      <style:table-properties style:width="26.899cm" table:align="left" style:writing-mode="lr-tb"/>
    </style:style>
    <style:style style:name="Table24.A" style:family="table-column">
      <style:table-column-properties style:column-width="1.111cm"/>
    </style:style>
    <style:style style:name="Table24.B" style:family="table-column">
      <style:table-column-properties style:column-width="3.186cm"/>
    </style:style>
    <style:style style:name="Table24.C" style:family="table-column">
      <style:table-column-properties style:column-width="6.498cm"/>
    </style:style>
    <style:style style:name="Table24.D" style:family="table-column">
      <style:table-column-properties style:column-width="5.794cm"/>
    </style:style>
    <style:style style:name="Table24.E" style:family="table-column">
      <style:table-column-properties style:column-width="5.265cm"/>
    </style:style>
    <style:style style:name="Table24.F" style:family="table-column">
      <style:table-column-properties style:column-width="2.223cm"/>
    </style:style>
    <style:style style:name="Table24.G" style:family="table-column">
      <style:table-column-properties style:column-width="1.296cm"/>
    </style:style>
    <style:style style:name="Table24.H" style:family="table-column">
      <style:table-column-properties style:column-width="1.526cm"/>
    </style:style>
    <style:style style:name="Table24.1" style:family="table-row">
      <style:table-row-properties style:min-row-height="0.503cm" fo:keep-together="auto"/>
    </style:style>
    <style:style style:name="Table24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4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4.3" style:family="table-row">
      <style:table-row-properties style:min-row-height="1.191cm" fo:keep-together="auto"/>
    </style:style>
    <style:style style:name="Table25" style:family="table">
      <style:table-properties style:width="26.928cm" table:align="left" style:writing-mode="lr-tb"/>
    </style:style>
    <style:style style:name="Table25.A" style:family="table-column">
      <style:table-column-properties style:column-width="6.482cm"/>
    </style:style>
    <style:style style:name="Table25.B" style:family="table-column">
      <style:table-column-properties style:column-width="3.103cm"/>
    </style:style>
    <style:style style:name="Table25.C" style:family="table-column">
      <style:table-column-properties style:column-width="3.38cm"/>
    </style:style>
    <style:style style:name="Table25.D" style:family="table-column">
      <style:table-column-properties style:column-width="2.826cm"/>
    </style:style>
    <style:style style:name="Table25.F" style:family="table-column">
      <style:table-column-properties style:column-width="0.898cm"/>
    </style:style>
    <style:style style:name="Table25.G" style:family="table-column">
      <style:table-column-properties style:column-width="1.409cm"/>
    </style:style>
    <style:style style:name="Table25.H" style:family="table-column">
      <style:table-column-properties style:column-width="0.854cm"/>
    </style:style>
    <style:style style:name="Table25.I" style:family="table-column">
      <style:table-column-properties style:column-width="2.245cm"/>
    </style:style>
    <style:style style:name="Table25.J" style:family="table-column">
      <style:table-column-properties style:column-width="0.995cm"/>
    </style:style>
    <style:style style:name="Table25.K" style:family="table-column">
      <style:table-column-properties style:column-width="1.633cm"/>
    </style:style>
    <style:style style:name="Table25.1" style:family="table-row">
      <style:table-row-properties style:min-row-height="0.953cm" fo:keep-together="auto"/>
    </style:style>
    <style:style style:name="Table25.A1" style:family="table-cell">
      <style:table-cell-properties style:vertical-align="middle" fo:background-color="#ffffff" fo:padding-left="0.175cm" fo:padding-right="0.17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5.B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5.C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5.D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5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5.F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5.G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5.H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5.I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5.J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5.K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5.2" style:family="table-row">
      <style:table-row-properties style:min-row-height="0.55cm" fo:keep-together="auto"/>
    </style:style>
    <style:style style:name="Table25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5.C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5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5.E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5.F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5.G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5.H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5.I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5.J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5.K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5.3" style:family="table-row">
      <style:table-row-properties style:min-row-height="0.374cm" fo:keep-together="auto"/>
    </style:style>
    <style:style style:name="Table25.B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5.C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5.D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5.E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5.F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5.G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5.H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5.I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5.J3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Table25.K3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6" style:family="table">
      <style:table-properties style:width="26.899cm" table:align="left" style:writing-mode="lr-tb"/>
    </style:style>
    <style:style style:name="Table26.A" style:family="table-column">
      <style:table-column-properties style:column-width="1.111cm"/>
    </style:style>
    <style:style style:name="Table26.B" style:family="table-column">
      <style:table-column-properties style:column-width="3.186cm"/>
    </style:style>
    <style:style style:name="Table26.C" style:family="table-column">
      <style:table-column-properties style:column-width="6.498cm"/>
    </style:style>
    <style:style style:name="Table26.D" style:family="table-column">
      <style:table-column-properties style:column-width="4.948cm"/>
    </style:style>
    <style:style style:name="Table26.E" style:family="table-column">
      <style:table-column-properties style:column-width="6.112cm"/>
    </style:style>
    <style:style style:name="Table26.F" style:family="table-column">
      <style:table-column-properties style:column-width="2.223cm"/>
    </style:style>
    <style:style style:name="Table26.G" style:family="table-column">
      <style:table-column-properties style:column-width="1.296cm"/>
    </style:style>
    <style:style style:name="Table26.H" style:family="table-column">
      <style:table-column-properties style:column-width="1.526cm"/>
    </style:style>
    <style:style style:name="Table26.1" style:family="table-row">
      <style:table-row-properties style:min-row-height="0.503cm" fo:keep-together="auto"/>
    </style:style>
    <style:style style:name="Table26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Table26.E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Table26.3" style:family="table-row">
      <style:table-row-properties style:min-row-height="1.191cm" fo:keep-together="auto"/>
    </style:style>
    <style:style style:name="Table26.5" style:family="table-row">
      <style:table-row-properties style:min-row-height="1.192cm" fo:keep-together="auto"/>
    </style:style>
    <style:style style:name="Table26.A6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Table26.H6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left="0cm" fo:margin-right="0cm" fo:text-align="end" style:justify-single-word="false" fo:text-indent="0.635cm" style:auto-text-indent="false"/>
      <style:text-properties fo:font-size="10pt" style:font-size-asian="10pt"/>
    </style:style>
    <style:style style:name="P2" style:family="paragraph" style:parent-style-name="Footer">
      <style:paragraph-properties style:snap-to-layout-grid="false">
        <style:tab-stops/>
      </style:paragraph-properties>
      <style:text-properties style:font-name="ＭＳ Ｐゴシック1" fo:font-size="11pt" style:font-name-asian="ＭＳ Ｐゴシック1" style:font-size-asian="11pt" style:font-name-complex="ＭＳ Ｐゴシック1"/>
    </style:style>
    <style:style style:name="P3" style:family="paragraph" style:parent-style-name="Footer">
      <style:paragraph-properties fo:margin-left="0.37cm" fo:margin-right="0cm" fo:text-indent="-0.37cm" style:auto-text-indent="false" style:snap-to-layout-grid="false">
        <style:tab-stops/>
      </style:paragraph-properties>
      <style:text-properties style:font-name="ＭＳ Ｐゴシック1" fo:font-size="10pt" style:font-name-asian="ＭＳ Ｐゴシック1" style:font-size-asian="10pt" style:font-name-complex="ＭＳ Ｐゴシック1" style:font-size-complex="10pt"/>
    </style:style>
    <style:style style:name="P4" style:family="paragraph" style:parent-style-name="Header">
      <style:paragraph-properties fo:text-align="start" style:justify-single-word="false" style:snap-to-layout-grid="false" style:writing-mode="lr-tb">
        <style:tab-stops/>
      </style:paragraph-properties>
    </style:style>
    <style:style style:name="P5" style:family="paragraph" style:parent-style-name="Standard">
      <style:paragraph-properties fo:text-align="start" style:justify-single-word="false" style:snap-to-layout-grid="false" style:writing-mode="lr-tb"/>
      <style:text-properties style:font-name="ＭＳ Ｐゴシック1" fo:font-size="10pt" style:font-name-asian="ＭＳ Ｐゴシック1" style:font-size-asian="10pt" style:font-name-complex="ＭＳ Ｐゴシック1" style:font-size-complex="10pt"/>
    </style:style>
    <style:style style:name="P6" style:family="paragraph" style:parent-style-name="Standard">
      <style:paragraph-properties fo:text-align="start" style:justify-single-word="false" style:snap-to-layout-grid="false" style:writing-mode="lr-tb"/>
      <style:text-properties style:font-name="ＭＳ Ｐゴシック1" fo:font-size="10pt" style:font-size-asian="10pt" style:font-name-complex="ＭＳ Ｐゴシック1" style:font-size-complex="10pt"/>
    </style:style>
    <style:style style:name="P7" style:family="paragraph" style:parent-style-name="Standard">
      <style:paragraph-properties fo:text-align="center" style:justify-single-word="false" style:snap-to-layout-grid="false" style:writing-mode="lr-tb"/>
      <style:text-properties style:font-name="ＭＳ Ｐゴシック1" fo:font-size="9pt" style:font-name-asian="ＭＳ Ｐゴシック1" style:font-size-asian="9pt" style:font-name-complex="ＭＳ Ｐゴシック1"/>
    </style:style>
    <style:style style:name="P8" style:family="paragraph" style:parent-style-name="Standard">
      <style:paragraph-properties fo:text-align="start" style:justify-single-word="false" style:snap-to-layout-grid="false" style:writing-mode="lr-tb"/>
    </style:style>
    <style:style style:name="P9" style:family="paragraph" style:parent-style-name="Header">
      <style:paragraph-properties fo:margin-left="0.011cm" fo:margin-right="0cm" fo:text-align="start" style:justify-single-word="false" fo:text-indent="0cm" style:auto-text-indent="false" style:snap-to-layout-grid="false" style:writing-mode="lr-tb">
        <style:tab-stops/>
      </style:paragraph-properties>
    </style:style>
    <style:style style:name="P10" style:family="paragraph" style:parent-style-name="Standard">
      <style:paragraph-properties fo:margin-left="0.011cm" fo:margin-right="0cm" fo:text-align="start" style:justify-single-word="false" fo:text-indent="0cm" style:auto-text-indent="false" style:snap-to-layout-grid="false" style:writing-mode="lr-tb"/>
    </style:style>
    <style:style style:name="P11" style:family="paragraph" style:parent-style-name="Standard">
      <style:paragraph-properties fo:margin-left="0.011cm" fo:margin-right="0cm" fo:text-align="start" style:justify-single-word="false" fo:text-indent="0cm" style:auto-text-indent="false" style:snap-to-layout-grid="false" style:writing-mode="lr-tb"/>
      <style:text-properties style:font-name="ＭＳ Ｐゴシック1" fo:font-size="10pt" style:font-size-asian="10pt" style:font-name-complex="ＭＳ Ｐゴシック1" style:font-size-complex="10pt"/>
    </style:style>
    <style:style style:name="P12" style:family="paragraph" style:parent-style-name="Standard">
      <style:paragraph-properties fo:margin-left="0.011cm" fo:margin-right="0cm" fo:text-align="start" style:justify-single-word="false" fo:text-indent="0cm" style:auto-text-indent="false" style:snap-to-layout-grid="false" style:writing-mode="lr-tb"/>
      <style:text-properties style:use-window-font-color="true" loext:opacity="0%" style:font-name="ＭＳ Ｐゴシック1" fo:font-size="10pt" fo:language="en" fo:country="US" style:letter-kerning="true" style:font-size-asian="10pt" style:language-asian="ja" style:country-asian="JP" style:font-name-complex="ＭＳ Ｐゴシック1" style:font-size-complex="10pt" style:language-complex="ar" style:country-complex="SA"/>
    </style:style>
    <style:style style:name="P13" style:family="paragraph" style:parent-style-name="Standard">
      <style:paragraph-properties fo:margin-left="0.011cm" fo:margin-right="0cm" fo:text-indent="0cm" style:auto-text-indent="false"/>
    </style:style>
    <style:style style:name="P14" style:family="paragraph" style:parent-style-name="Standard">
      <style:paragraph-properties fo:margin-left="0.011cm" fo:margin-right="0cm" fo:text-indent="0cm" style:auto-text-indent="false" style:snap-to-layout-grid="false"/>
      <style:text-properties style:font-name="ＭＳ Ｐゴシック1" fo:font-size="10pt" style:font-name-asian="ＭＳ Ｐゴシック1" style:font-size-asian="10pt" style:font-name-complex="ＭＳ Ｐゴシック1" style:font-size-complex="10pt"/>
    </style:style>
    <style:style style:name="P15" style:family="paragraph" style:parent-style-name="Standard">
      <style:paragraph-properties fo:margin-left="0.011cm" fo:margin-right="0cm" fo:text-indent="0cm" style:auto-text-indent="false"/>
      <style:text-properties style:font-name="ＭＳ Ｐゴシック1" fo:font-size="10pt" style:font-size-asian="10pt" style:font-name-complex="ＭＳ Ｐゴシック1" style:font-size-complex="10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style:font-name="ＭＳ Ｐゴシック1" fo:font-size="12pt" style:font-size-asian="12pt" style:font-name-complex="ＭＳ 明朝"/>
    </style:style>
    <style:style style:name="P18" style:family="paragraph" style:parent-style-name="Standard">
      <style:paragraph-properties fo:text-align="center" style:justify-single-word="false"/>
      <style:text-properties style:font-name="ＭＳ Ｐゴシック1" fo:font-size="11pt" style:font-size-asian="11pt" style:font-name-complex="ＭＳ 明朝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ＭＳ Ｐゴシック1" fo:font-size="11pt" style:font-name-asian="ＭＳ Ｐゴシック1" style:font-size-asian="11pt" style:font-name-complex="ＭＳ Ｐゴシック1"/>
    </style:style>
    <style:style style:name="P20" style:family="paragraph" style:parent-style-name="Standard">
      <style:paragraph-properties style:snap-to-layout-grid="false"/>
      <style:text-properties style:font-name="ＭＳ Ｐゴシック1" fo:font-size="11pt" style:font-name-asian="ＭＳ Ｐゴシック1" style:font-size-asian="11pt" style:font-name-complex="ＭＳ Ｐゴシック1"/>
    </style:style>
    <style:style style:name="P21" style:family="paragraph" style:parent-style-name="Standard">
      <style:text-properties style:font-name="ＭＳ Ｐゴシック1" fo:font-size="11pt" style:font-name-asian="ＭＳ 明朝" style:font-size-asian="11pt" style:font-name-complex="ＭＳ Ｐゴシック1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ＭＳ Ｐゴシック1" style:font-name-asian="ＭＳ Ｐゴシック1" style:font-name-complex="ＭＳ Ｐゴシック1"/>
    </style:style>
    <style:style style:name="P23" style:family="paragraph" style:parent-style-name="Standard">
      <style:paragraph-properties fo:text-align="center" style:justify-single-word="false"/>
      <style:text-properties style:font-name="ＭＳ Ｐゴシック1" style:font-name-complex="ＭＳ Ｐゴシック1"/>
    </style:style>
    <style:style style:name="P24" style:family="paragraph" style:parent-style-name="Standard">
      <style:text-properties style:font-name="ＭＳ Ｐゴシック1" style:font-name-complex="ＭＳ Ｐゴシック1" style:font-weight-complex="bold"/>
    </style:style>
    <style:style style:name="P25" style:family="paragraph" style:parent-style-name="Standard">
      <style:text-properties style:font-name="ＭＳ Ｐゴシック1" fo:font-size="10pt" style:font-name-asian="ＭＳ Ｐゴシック1" style:font-size-asian="10pt" style:font-name-complex="ＭＳ Ｐゴシック1" style:font-size-complex="10pt"/>
    </style:style>
    <style:style style:name="P26" style:family="paragraph" style:parent-style-name="Standard">
      <style:paragraph-properties style:snap-to-layout-grid="false"/>
      <style:text-properties style:font-name="ＭＳ Ｐゴシック1" fo:font-size="10pt" style:font-name-asian="ＭＳ Ｐゴシック1" style:font-size-asian="10pt" style:font-name-complex="ＭＳ Ｐゴシック1" style:font-size-complex="10pt"/>
    </style:style>
    <style:style style:name="P27" style:family="paragraph" style:parent-style-name="Standard">
      <style:text-properties style:font-name="ＭＳ Ｐゴシック1" fo:font-size="10pt" style:font-size-asian="10pt" style:font-name-complex="ＭＳ Ｐゴシック1" style:font-size-complex="10pt"/>
    </style:style>
    <style:style style:name="P28" style:family="paragraph" style:parent-style-name="Standard">
      <style:paragraph-properties style:snap-to-layout-grid="false"/>
    </style:style>
    <style:style style:name="P29" style:family="paragraph" style:parent-style-name="Standard">
      <style:paragraph-properties fo:text-align="center" style:justify-single-word="false"/>
      <style:text-properties style:font-name="ＭＳ 明朝" fo:font-size="11pt" style:font-size-asian="11pt" style:font-name-complex="ＭＳ 明朝"/>
    </style:style>
    <style:style style:name="P30" style:family="paragraph" style:parent-style-name="Standard">
      <style:paragraph-properties fo:text-align="center" style:justify-single-word="false"/>
      <style:text-properties style:font-name="ＭＳ 明朝" fo:font-size="11pt" style:font-name-asian="ＭＳ Ｐゴシック1" style:font-size-asian="11pt" style:font-name-complex="ＭＳ 明朝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ＭＳ 明朝" fo:font-size="11pt" style:font-name-asian="ＭＳ Ｐゴシック1" style:font-size-asian="11pt" style:font-name-complex="ＭＳ 明朝"/>
    </style:style>
    <style:style style:name="P32" style:family="paragraph" style:parent-style-name="Standard">
      <style:text-properties style:font-name="ＭＳ 明朝" fo:font-size="11pt" style:font-name-asian="ＭＳ 明朝" style:font-size-asian="11pt" style:font-name-complex="ＭＳ 明朝"/>
    </style:style>
    <style:style style:name="P33" style:family="paragraph" style:parent-style-name="Standard">
      <style:text-properties style:font-name="ＭＳ 明朝" fo:font-size="11pt" style:font-name-asian="ＭＳ 明朝" style:font-size-asian="11pt" style:font-name-complex="ＭＳ 明朝" style:font-weight-complex="bold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 style:snap-to-layout-grid="false"/>
    </style:style>
    <style:style style:name="P36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ＭＳ Ｐゴシック1" fo:font-size="11pt" style:font-size-asian="11pt" style:font-name-complex="ＭＳ 明朝"/>
    </style:style>
    <style:style style:name="P37" style:family="paragraph" style:parent-style-name="Standard">
      <style:paragraph-properties fo:margin-left="0.145cm" fo:margin-right="0cm" fo:text-align="center" style:justify-single-word="false" fo:text-indent="0cm" style:auto-text-indent="false"/>
      <style:text-properties style:font-name="ＭＳ Ｐゴシック1" style:font-name-complex="ＭＳ Ｐゴシック1"/>
    </style:style>
    <style:style style:name="P38" style:family="paragraph" style:parent-style-name="Standard">
      <style:paragraph-properties fo:margin-left="-0.288cm" fo:margin-right="0cm" fo:text-align="center" style:justify-single-word="false" fo:text-indent="0cm" style:auto-text-indent="false"/>
      <style:text-properties style:font-name="ＭＳ Ｐゴシック1" fo:font-size="10pt" style:font-name-asian="ＭＳ Ｐゴシック1" style:font-size-asian="10pt" style:font-name-complex="ＭＳ Ｐゴシック1" style:font-size-complex="10pt"/>
    </style:style>
    <style:style style:name="P39" style:family="paragraph" style:parent-style-name="Standard">
      <style:paragraph-properties fo:margin-left="-0.288cm" fo:margin-right="0cm" fo:text-align="center" style:justify-single-word="false" fo:text-indent="0cm" style:auto-text-indent="false" style:snap-to-layout-grid="false"/>
      <style:text-properties style:font-name="ＭＳ Ｐゴシック1" fo:font-size="10pt" style:font-name-asian="ＭＳ Ｐゴシック1" style:font-size-asian="10pt" style:font-name-complex="ＭＳ Ｐゴシック1" style:font-size-complex="10pt"/>
    </style:style>
    <style:style style:name="P40" style:family="paragraph" style:parent-style-name="Standard">
      <style:paragraph-properties fo:margin-left="-0.288cm" fo:margin-right="0cm" fo:text-align="center" style:justify-single-word="false" fo:text-indent="0cm" style:auto-text-indent="false" style:snap-to-layout-grid="false"/>
      <style:text-properties style:font-name="ＭＳ Ｐゴシック1" fo:font-size="10pt" style:font-size-asian="10pt" style:font-name-complex="ＭＳ Ｐゴシック1" style:font-size-complex="10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ＭＳ Ｐゴシック1" fo:font-size="10pt" style:font-name-asian="ＭＳ Ｐゴシック1" style:font-size-asian="10pt" style:font-name-complex="ＭＳ Ｐゴシック1" style:font-size-complex="10pt"/>
    </style:style>
    <style:style style:name="P43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style:font-name="ＭＳ Ｐゴシック1" style:font-name-complex="ＭＳ Ｐゴシック1" style:font-weight-complex="bold"/>
    </style:style>
    <style:style style:name="P44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style:font-name="ＭＳ Ｐゴシック1" fo:font-size="11pt" style:font-name-asian="ＭＳ 明朝" style:font-size-asian="11pt" style:font-name-complex="ＭＳ Ｐゴシック1" style:font-weight-complex="bold"/>
    </style:style>
    <style:style style:name="P45" style:family="paragraph" style:parent-style-name="Header">
      <style:paragraph-properties fo:margin-left="0.011cm" fo:margin-right="0cm" fo:text-align="start" style:justify-single-word="false" fo:text-indent="0cm" style:auto-text-indent="false" style:snap-to-layout-grid="false" style:writing-mode="lr-tb">
        <style:tab-stops/>
      </style:paragraph-properties>
      <style:text-properties officeooo:paragraph-rsid="00175b00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ＭＳ Ｐゴシック1" fo:font-size="11pt" officeooo:rsid="0013acce" officeooo:paragraph-rsid="0013acce" style:font-name-asian="ＭＳ Ｐゴシック1" style:font-size-asian="11pt" style:font-name-complex="ＭＳ Ｐゴシック1"/>
    </style:style>
    <style:style style:name="P47" style:family="paragraph" style:parent-style-name="Standard">
      <style:paragraph-properties fo:margin-left="-0.288cm" fo:margin-right="0cm" fo:text-align="center" style:justify-single-word="false" fo:text-indent="0cm" style:auto-text-indent="false" style:snap-to-layout-grid="false"/>
      <style:text-properties style:font-name="ＭＳ Ｐゴシック1" fo:font-size="10pt" style:font-name-asian="ＭＳ Ｐゴシック1" style:font-size-asian="10pt" style:font-name-complex="ＭＳ Ｐゴシック1" style:font-size-complex="10pt"/>
    </style:style>
    <style:style style:name="P48" style:family="paragraph" style:parent-style-name="Standard">
      <style:paragraph-properties fo:margin-left="-0.288cm" fo:margin-right="0cm" fo:text-align="center" style:justify-single-word="false" fo:text-indent="0cm" style:auto-text-indent="false" style:snap-to-layout-grid="false"/>
      <style:text-properties style:font-name="ＭＳ Ｐゴシック1" fo:font-size="10pt" style:font-size-asian="10pt" style:font-name-complex="ＭＳ Ｐゴシック1" style:font-size-complex="10pt"/>
    </style:style>
    <style:style style:name="T1" style:family="text">
      <style:text-properties style:font-name="ＭＳ Ｐゴシック1" fo:font-size="10pt" style:font-name-asian="ＭＳ Ｐゴシック1" style:font-size-asian="10pt" style:font-name-complex="ＭＳ Ｐゴシック1"/>
    </style:style>
    <style:style style:name="T2" style:family="text">
      <style:text-properties style:font-name="ＭＳ Ｐゴシック1" fo:font-size="10pt" style:font-name-asian="ＭＳ Ｐゴシック1" style:font-size-asian="10pt" style:font-name-complex="ＭＳ Ｐゴシック1" style:font-size-complex="10pt"/>
    </style:style>
    <style:style style:name="T3" style:family="text">
      <style:text-properties style:font-name="ＭＳ Ｐゴシック1" fo:font-size="10pt" style:font-size-asian="10pt" style:font-name-complex="ＭＳ Ｐゴシック1"/>
    </style:style>
    <style:style style:name="T4" style:family="text">
      <style:text-properties style:font-name="ＭＳ Ｐゴシック1" fo:font-size="10pt" style:font-size-asian="10pt" style:font-name-complex="ＭＳ Ｐゴシック1" style:font-size-complex="10pt"/>
    </style:style>
    <style:style style:name="T5" style:family="text">
      <style:text-properties style:font-name="ＭＳ Ｐゴシック1" fo:font-size="10.5pt" style:font-name-asian="ＭＳ Ｐゴシック1" style:font-size-asian="10.5pt" style:font-name-complex="ＭＳ Ｐゴシック1" style:font-size-complex="10pt" style:language-complex="ar" style:country-complex="SA"/>
    </style:style>
    <style:style style:name="T6" style:family="text">
      <style:text-properties style:font-name="ＭＳ Ｐゴシック1" fo:font-size="10.5pt" style:font-name-asian="ＭＳ Ｐゴシック1" style:font-size-asian="10.5pt" style:font-name-complex="ＭＳ Ｐゴシック1" style:font-size-complex="10.5pt"/>
    </style:style>
    <style:style style:name="T7" style:family="text">
      <style:text-properties style:font-name="ＭＳ Ｐゴシック1" fo:font-size="10.5pt" style:font-size-asian="10.5pt" style:font-name-complex="ＭＳ Ｐゴシック1" style:font-size-complex="10.5pt"/>
    </style:style>
    <style:style style:name="T8" style:family="text">
      <style:text-properties style:use-window-font-color="true" loext:opacity="0%" fo:font-size="10.5pt" fo:language="en" fo:country="US" style:letter-kerning="true" style:font-name-asian="ＭＳ Ｐゴシック1" style:font-size-asian="10.5pt" style:language-asian="ja" style:country-asian="JP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ＭＳ Ｐゴシック1" fo:font-size="10.5pt" fo:language="en" fo:country="US" style:letter-kerning="true" style:font-name-asian="ＭＳ Ｐゴシック1" style:font-size-asian="10.5pt" style:language-asian="ja" style:country-asian="JP" style:font-name-complex="ＭＳ Ｐゴシック1" style:font-size-complex="10pt" style:language-complex="ar" style:country-complex="SA"/>
    </style:style>
    <style:style style:name="T10" style:family="text">
      <style:text-properties style:use-window-font-color="true" loext:opacity="0%" style:font-name="ＭＳ Ｐゴシック1" fo:font-size="10.5pt" fo:language="en" fo:country="US" style:letter-kerning="true" style:font-name-asian="ＭＳ Ｐゴシック1" style:font-size-asian="10.5pt" style:language-asian="ja" style:country-asian="JP" style:font-name-complex="ＭＳ Ｐゴシック1" style:font-size-complex="10.5pt" style:language-complex="ar" style:country-complex="SA"/>
    </style:style>
    <style:style style:name="T11" style:family="text">
      <style:text-properties style:use-window-font-color="true" loext:opacity="0%" style:font-name="ＭＳ Ｐゴシック1" fo:font-size="10.5pt" fo:language="en" fo:country="US" style:letter-kerning="true" style:font-name-asian="ＭＳ Ｐゴシック1" style:font-size-asian="10.5pt" style:language-asian="ja" style:country-asian="JP" style:font-name-complex="ＭＳ Ｐゴシック1" style:font-size-complex="10.5pt" style:language-complex="hi" style:country-complex="IN"/>
    </style:style>
    <style:style style:name="T12" style:family="text">
      <style:text-properties style:use-window-font-color="true" loext:opacity="0%" style:font-name="ＭＳ Ｐゴシック1" fo:font-size="10.5pt" fo:language="en" fo:country="US" style:letter-kerning="true" style:font-size-asian="10.5pt" style:language-asian="ja" style:country-asian="JP" style:font-name-complex="ＭＳ Ｐゴシック1" style:font-size-complex="10.5pt" style:language-complex="ar" style:country-complex="SA"/>
    </style:style>
    <style:style style:name="T13" style:family="text">
      <style:text-properties style:use-window-font-color="true" loext:opacity="0%" style:font-name="ＭＳ Ｐゴシック1" fo:font-size="10pt" fo:language="en" fo:country="US" style:letter-kerning="true" style:font-name-asian="ＭＳ Ｐゴシック1" style:font-size-asian="10pt" style:language-asian="ja" style:country-asian="JP" style:font-name-complex="ＭＳ Ｐゴシック1" style:font-size-complex="10pt" style:language-complex="ar" style:country-complex="SA"/>
    </style:style>
    <style:style style:name="T14" style:family="text">
      <style:text-properties style:use-window-font-color="true" loext:opacity="0%" style:font-name="ＭＳ Ｐゴシック1" fo:font-size="10pt" fo:language="en" fo:country="US" style:letter-kerning="true" style:font-name-asian="ＭＳ Ｐゴシック1" style:font-size-asian="10pt" style:language-asian="ja" style:country-asian="JP" style:font-name-complex="ＭＳ Ｐゴシック1" style:font-size-complex="10.5pt" style:language-complex="ar" style:country-complex="SA"/>
    </style:style>
    <style:style style:name="T15" style:family="text">
      <style:text-properties style:use-window-font-color="true" loext:opacity="0%" style:font-name="ＭＳ Ｐゴシック1" fo:font-size="10pt" fo:language="en" fo:country="US" style:letter-kerning="true" style:font-size-asian="10pt" style:language-asian="ja" style:country-asian="JP" style:font-name-complex="ＭＳ Ｐゴシック1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0.5pt" fo:language="en" fo:country="US" style:letter-kerning="true" style:font-size-asian="10.5pt" style:language-asian="ja" style:country-asian="JP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0.5pt" fo:language="en" fo:country="US" officeooo:rsid="00157972" style:letter-kerning="true" style:font-name-asian="ＭＳ Ｐゴシック1" style:font-size-asian="10.5pt" style:language-asian="ja" style:country-asian="JP" style:font-name-complex="Arial" style:font-size-complex="10pt" style:language-complex="ar" style:country-complex="SA"/>
    </style:style>
    <style:style style:name="T18" style:family="text">
      <style:text-properties style:font-name="ＭＳ Ｐゴシック" fo:font-size="10.5pt" style:font-name-asian="ＭＳ Ｐゴシック1" style:font-size-asian="10.5pt" style:font-name-complex="ＭＳ Ｐゴシック" style:font-size-complex="10.5pt"/>
    </style:style>
    <style:style style:name="T19" style:family="text">
      <style:text-properties officeooo:rsid="001579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rows-spanned="3" office:value-type="string">
            <text:p text:style-name="P17">結合テスト仕様書</text:p>
            <text:p text:style-name="P17">兼成績書</text:p>
          </table:table-cell>
          <table:table-cell table:style-name="Table1.B1" office:value-type="string">
            <text:p text:style-name="P18">システム名</text:p>
          </table:table-cell>
          <table:table-cell table:style-name="Table1.C1" office:value-type="string">
            <text:p text:style-name="P18">ユースケース名</text:p>
          </table:table-cell>
          <table:table-cell table:style-name="Table1.D1" office:value-type="string">
            <text:p text:style-name="P18">クラス名</text:p>
          </table:table-cell>
          <table:table-cell table:style-name="Table1.E1" office:value-type="string">
            <text:p text:style-name="P18">グループ名</text:p>
          </table:table-cell>
          <table:table-cell table:style-name="Table1.F3" table:number-rows-spanned="3" office:value-type="string">
            <text:p text:style-name="P36">承認印</text:p>
          </table:table-cell>
          <table:table-cell table:style-name="Table1.G3" table:number-rows-spanned="3" office:value-type="string">
            <text:p text:style-name="P19"/>
          </table:table-cell>
          <table:table-cell table:style-name="Table1.H3" table:number-rows-spanned="3" office:value-type="string">
            <text:p text:style-name="P36">作成日</text:p>
          </table:table-cell>
          <table:table-cell table:style-name="Table1.I2" table:number-rows-spanned="2" office:value-type="string">
            <text:p text:style-name="P20"/>
          </table:table-cell>
          <table:table-cell table:style-name="Table1.J3" table:number-rows-spanned="3" office:value-type="string">
            <text:p text:style-name="P36">担当</text:p>
          </table:table-cell>
          <table:table-cell table:style-name="Table1.K3" table:number-rows-spanned="3" office:value-type="string">
            <text:p text:style-name="P19"/>
          </table:table-cell>
        </table:table-row>
        <table:table-row table:style-name="Table1.2">
          <table:covered-table-cell/>
          <table:table-cell table:style-name="Table1.B3" table:number-rows-spanned="2" office:value-type="string">
            <text:p text:style-name="P29">図書館システム</text:p>
          </table:table-cell>
          <table:table-cell table:style-name="Table1.C3" table:number-rows-spanned="2" office:value-type="string">
            <text:p text:style-name="P31"/>
          </table:table-cell>
          <table:table-cell table:style-name="Table1.D3" table:number-rows-spanned="2" office:value-type="string">
            <text:p text:style-name="P31"/>
          </table:table-cell>
          <table:table-cell table:style-name="Table1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2">ver.</text:p>
          </table:table-cell>
          <table:covered-table-cell/>
          <table:covered-table-cell/>
        </table:table-row>
      </table:table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rows-spanned="2" office:value-type="string">
            <text:p text:style-name="P22">No.</text:p>
          </table:table-cell>
          <table:table-cell table:style-name="Table2.A1" table:number-rows-spanned="2" office:value-type="string">
            <text:p text:style-name="P23">テストケース番号</text:p>
          </table:table-cell>
          <table:table-cell table:style-name="Table2.A1" table:number-rows-spanned="2" office:value-type="string">
            <text:p text:style-name="P37">テスト項目</text:p>
          </table:table-cell>
          <table:table-cell table:style-name="Table2.A1" table:number-rows-spanned="2" office:value-type="string">
            <text:p text:style-name="P23">テストデータ</text:p>
          </table:table-cell>
          <table:table-cell table:style-name="Table2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A1" office:value-type="string">
            <text:p text:style-name="P16">確認方法</text:p>
          </table:table-cell>
          <table:table-cell table:style-name="Table2.A1" office:value-type="string">
            <text:p text:style-name="P16">確認日</text:p>
          </table:table-cell>
          <table:table-cell table:style-name="Table2.A1" office:value-type="string">
            <text:p text:style-name="P16">ﾁｪｯｸ</text:p>
          </table:table-cell>
          <table:table-cell table:style-name="Table2.E1" office:value-type="string">
            <text:p text:style-name="P16">確認者</text:p>
          </table:table-cell>
        </table:table-row>
        <table:table-row table:style-name="Table2.3">
          <table:table-cell table:style-name="Table2.A1" office:value-type="string">
            <text:p text:style-name="P38">1</text:p>
          </table:table-cell>
          <table:table-cell table:style-name="Table2.A1" office:value-type="string">
            <text:p text:style-name="P25">UC004-01</text:p>
          </table:table-cell>
          <table:table-cell table:style-name="Table2.A1" office:value-type="string">
            <text:p text:style-name="Standard"><text:span text:style-name="T2">menu.jsp</text:span><text:span text:style-name="T4">にてトップリンクロゴを押す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2.A1" office:value-type="string">
            <text:p text:style-name="P39">6/22</text:p>
          </table:table-cell>
          <table:table-cell table:style-name="Table2.A1" office:value-type="string">
            <text:p text:style-name="P40">〇</text:p>
          </table:table-cell>
          <table:table-cell table:style-name="Table2.E1" office:value-type="string">
            <text:p text:style-name="P40">坂倉</text:p>
          </table:table-cell>
        </table:table-row>
        <table:table-row table:style-name="Table2.3">
          <table:table-cell table:style-name="Table2.A1" office:value-type="string">
            <text:p text:style-name="P38">2</text:p>
          </table:table-cell>
          <table:table-cell table:style-name="Table2.A1" office:value-type="string">
            <text:p text:style-name="P25">UC004-02</text:p>
            <text:p text:style-name="P25">UC004-03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/>
          </table:table-cell>
          <table:table-cell table:style-name="Table2.E1" office:value-type="string">
            <text:p text:style-name="P39"/>
          </table:table-cell>
        </table:table-row>
        <table:table-row table:style-name="Table2.5">
          <table:table-cell table:style-name="Table2.A1" office:value-type="string">
            <text:p text:style-name="P38">3</text:p>
          </table:table-cell>
          <table:table-cell table:style-name="Table2.A1" office:value-type="string">
            <text:p text:style-name="P25">UC004-02</text:p>
            <text:p text:style-name="P25">UC004-03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/>
          </table:table-cell>
          <table:table-cell table:style-name="Table2.E1" office:value-type="string">
            <text:p text:style-name="P39"/>
          </table:table-cell>
        </table:table-row>
        <table:table-row table:style-name="Table2.6">
          <table:table-cell table:style-name="Table2.A1" office:value-type="string">
            <text:p text:style-name="P38">4</text:p>
          </table:table-cell>
          <table:table-cell table:style-name="Table2.A1" office:value-type="string">
            <text:p text:style-name="P25">UC004-02</text:p>
          </table:table-cell>
          <table:table-cell table:style-name="Table2.A1" office:value-type="string">
            <text:p text:style-name="Standard"><text:span text:style-name="T2">menu.jsp</text:span><text:span text:style-name="T4">にて新規登録を押す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8"><text:span text:style-name="T9">enterISBN</text:span><text:span text:style-name="T2">.jsp</text:span><text:span text:style-name="T4">に遷移することを確認する</text:span></text:p>
          </table:table-cell>
          <table:table-cell table:style-name="Table2.A1" office:value-type="string">
            <text:p text:style-name="P39">6/22</text:p>
          </table:table-cell>
          <table:table-cell table:style-name="Table2.A1" office:value-type="string">
            <text:p text:style-name="P40">〇</text:p>
          </table:table-cell>
          <table:table-cell table:style-name="Table2.E1" office:value-type="string">
            <text:p text:style-name="P40">坂倉</text:p>
          </table:table-cell>
        </table:table-row>
        <table:table-row table:style-name="Table2.6">
          <table:table-cell table:style-name="Table2.A1" office:value-type="string">
            <text:p text:style-name="P38">5</text:p>
          </table:table-cell>
          <table:table-cell table:style-name="Table2.A1" office:value-type="string">
            <text:p text:style-name="P25">UC004-02</text:p>
          </table:table-cell>
          <table:table-cell table:style-name="Table2.A1" office:value-type="string">
            <text:p text:style-name="Standard"><text:span text:style-name="T2">menu.jsp</text:span><text:span text:style-name="T4">にて更新・廃棄処理を押す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8"><text:span text:style-name="T9">searchDocument</text:span><text:span text:style-name="T2">.jsp</text:span><text:span text:style-name="T4">に遷移することを確認する</text:span></text:p>
          </table:table-cell>
          <table:table-cell table:style-name="Table2.A1" office:value-type="string">
            <text:p text:style-name="P39">6/22</text:p>
          </table:table-cell>
          <table:table-cell table:style-name="Table2.A1" office:value-type="string">
            <text:p text:style-name="P40">〇</text:p>
          </table:table-cell>
          <table:table-cell table:style-name="Table2.E1" office:value-type="string">
            <text:p text:style-name="P40">坂倉</text:p>
          </table:table-cell>
        </table:table-row>
        <table:table-row table:style-name="Table2.6">
          <table:table-cell table:style-name="Table2.A8" office:value-type="string">
            <text:p text:style-name="P38">6</text:p>
          </table:table-cell>
          <table:table-cell table:style-name="Table2.A8" office:value-type="string">
            <text:p text:style-name="P25">UC004-02</text:p>
          </table:table-cell>
          <table:table-cell table:style-name="Table2.A8" office:value-type="string">
            <text:p text:style-name="P28"/>
          </table:table-cell>
          <table:table-cell table:style-name="Table2.A8" office:value-type="string">
            <text:p text:style-name="P26"/>
          </table:table-cell>
          <table:table-cell table:style-name="Table2.A8" office:value-type="string">
            <text:p text:style-name="P5"/>
          </table:table-cell>
          <table:table-cell table:style-name="Table2.A8" office:value-type="string">
            <text:p text:style-name="P39"/>
          </table:table-cell>
          <table:table-cell table:style-name="Table2.A8" office:value-type="string">
            <text:p text:style-name="P39"/>
          </table:table-cell>
          <table:table-cell table:style-name="Table2.H8" office:value-type="string">
            <text:p text:style-name="P39"/>
          </table:table-cell>
        </table:table-row>
        <table:table-row table:style-name="Table2.6">
          <table:table-cell table:style-name="Table2.A8" office:value-type="string">
            <text:p text:style-name="P41"><text:span text:style-name="T4"><text:s/></text:span><text:span text:style-name="T2">7</text:span></text:p>
          </table:table-cell>
          <table:table-cell table:style-name="Table2.A8" office:value-type="string">
            <text:p text:style-name="P25">UC004-02</text:p>
          </table:table-cell>
          <table:table-cell table:style-name="Table2.A8" office:value-type="string">
            <text:p text:style-name="P28"/>
          </table:table-cell>
          <table:table-cell table:style-name="Table2.A8" office:value-type="string">
            <text:p text:style-name="P26"/>
          </table:table-cell>
          <table:table-cell table:style-name="Table2.A8" office:value-type="string">
            <text:p text:style-name="P5"/>
          </table:table-cell>
          <table:table-cell table:style-name="Table2.A8" office:value-type="string">
            <text:p text:style-name="P39"/>
          </table:table-cell>
          <table:table-cell table:style-name="Table2.A8" office:value-type="string">
            <text:p text:style-name="P39"/>
          </table:table-cell>
          <table:table-cell table:style-name="Table2.H8" office:value-type="string">
            <text:p text:style-name="P39"/>
          </table:table-cell>
        </table:table-row>
      </table:table>
      <text:p text:style-name="P43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ext:soft-page-break/>
        <table:table-row table:style-name="Table3.1">
          <table:table-cell table:style-name="Table3.A1" table:number-rows-spanned="3" office:value-type="string">
            <text:p text:style-name="P17">結合テスト仕様書</text:p>
            <text:p text:style-name="P17">兼成績書</text:p>
          </table:table-cell>
          <table:table-cell table:style-name="Table3.B1" office:value-type="string">
            <text:p text:style-name="P18">システム名</text:p>
          </table:table-cell>
          <table:table-cell table:style-name="Table3.C1" office:value-type="string">
            <text:p text:style-name="P18">ユースケース名</text:p>
          </table:table-cell>
          <table:table-cell table:style-name="Table3.D1" office:value-type="string">
            <text:p text:style-name="P18">クラス名</text:p>
          </table:table-cell>
          <table:table-cell table:style-name="Table3.E1" office:value-type="string">
            <text:p text:style-name="P18">グループ名</text:p>
          </table:table-cell>
          <table:table-cell table:style-name="Table3.F3" table:number-rows-spanned="3" office:value-type="string">
            <text:p text:style-name="P36">承認印</text:p>
          </table:table-cell>
          <table:table-cell table:style-name="Table3.G3" table:number-rows-spanned="3" office:value-type="string">
            <text:p text:style-name="P19"/>
          </table:table-cell>
          <table:table-cell table:style-name="Table3.H3" table:number-rows-spanned="3" office:value-type="string">
            <text:p text:style-name="P36">作成日</text:p>
          </table:table-cell>
          <table:table-cell table:style-name="Table3.I2" table:number-rows-spanned="2" office:value-type="string">
            <text:p text:style-name="P20"/>
          </table:table-cell>
          <table:table-cell table:style-name="Table3.J3" table:number-rows-spanned="3" office:value-type="string">
            <text:p text:style-name="P36">担当</text:p>
          </table:table-cell>
          <table:table-cell table:style-name="Table3.K3" table:number-rows-spanned="3" office:value-type="string">
            <text:p text:style-name="P19"/>
          </table:table-cell>
        </table:table-row>
        <table:table-row table:style-name="Table3.2">
          <table:covered-table-cell/>
          <table:table-cell table:style-name="Table3.B3" table:number-rows-spanned="2" office:value-type="string">
            <text:p text:style-name="P29">図書館システム</text:p>
          </table:table-cell>
          <table:table-cell table:style-name="Table3.C3" table:number-rows-spanned="2" office:value-type="string">
            <text:p text:style-name="P30">UC201</text:p>
          </table:table-cell>
          <table:table-cell table:style-name="Table3.D3" table:number-rows-spanned="2" office:value-type="string">
            <text:p text:style-name="P31"/>
          </table:table-cell>
          <table:table-cell table:style-name="Table3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3" office:value-type="string">
            <text:p text:style-name="P2">ver.</text:p>
          </table:table-cell>
          <table:covered-table-cell/>
          <table:covered-table-cell/>
        </table:table-row>
      </table:table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table:number-rows-spanned="2" office:value-type="string">
            <text:p text:style-name="P22">No.</text:p>
          </table:table-cell>
          <table:table-cell table:style-name="Table4.A1" table:number-rows-spanned="2" office:value-type="string">
            <text:p text:style-name="P23">テストケース番号</text:p>
          </table:table-cell>
          <table:table-cell table:style-name="Table4.A1" table:number-rows-spanned="2" office:value-type="string">
            <text:p text:style-name="P37">テスト項目</text:p>
          </table:table-cell>
          <table:table-cell table:style-name="Table4.A1" table:number-rows-spanned="2" office:value-type="string">
            <text:p text:style-name="P23">テストデータ</text:p>
          </table:table-cell>
          <table:table-cell table:style-name="Table4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covered-table-cell/>
          <table:covered-table-cell/>
          <table:table-cell table:style-name="Table4.A1" office:value-type="string">
            <text:p text:style-name="P16">確認方法</text:p>
          </table:table-cell>
          <table:table-cell table:style-name="Table4.A1" office:value-type="string">
            <text:p text:style-name="P16">確認日</text:p>
          </table:table-cell>
          <table:table-cell table:style-name="Table4.A1" office:value-type="string">
            <text:p text:style-name="P16">ﾁｪｯｸ</text:p>
          </table:table-cell>
          <table:table-cell table:style-name="Table4.E1" office:value-type="string">
            <text:p text:style-name="P16">確認者</text:p>
          </table:table-cell>
        </table:table-row>
        <table:table-row table:style-name="Table4.3">
          <table:table-cell table:style-name="Table4.A1" office:value-type="string">
            <text:p text:style-name="P38">1</text:p>
          </table:table-cell>
          <table:table-cell table:style-name="Table4.A1" office:value-type="string">
            <text:p text:style-name="P25">UC004-01</text:p>
          </table:table-cell>
          <table:table-cell table:style-name="Table4.A1" office:value-type="string">
            <text:p text:style-name="Standard"><text:span text:style-name="T2">enterISBN.jsp</text:span><text:span text:style-name="T4">にてトップリンクロゴを押す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4.A1" office:value-type="string">
            <text:p text:style-name="P39">6/22</text:p>
          </table:table-cell>
          <table:table-cell table:style-name="Table4.A1" office:value-type="string">
            <text:p text:style-name="P40">〇</text:p>
          </table:table-cell>
          <table:table-cell table:style-name="Table4.E1" office:value-type="string">
            <text:p text:style-name="P40">坂倉</text:p>
          </table:table-cell>
        </table:table-row>
        <table:table-row table:style-name="Table4.3">
          <table:table-cell table:style-name="Table4.A1" office:value-type="string">
            <text:p text:style-name="P38">2</text:p>
          </table:table-cell>
          <table:table-cell table:style-name="Table4.A1" office:value-type="string">
            <text:p text:style-name="P25">UC004-02</text:p>
            <text:p text:style-name="P25">UC004-03</text:p>
          </table:table-cell>
          <table:table-cell table:style-name="Table4.A1" office:value-type="string">
            <text:p text:style-name="Standard"><text:span text:style-name="T13">ISBN</text:span><text:span text:style-name="T15">番号を入力し、登録ボタンを押す</text:span></text:p>
          </table:table-cell>
          <table:table-cell table:style-name="Table4.A1" office:value-type="string">
            <text:p text:style-name="Standard"><text:span text:style-name="T4">資料目録にすでに存在する</text:span><text:span text:style-name="T2">ISBN</text:span><text:span text:style-name="T4">番号</text:span></text:p>
          </table:table-cell>
          <table:table-cell table:style-name="Table4.A1" office:value-type="string">
            <text:p text:style-name="P13"><text:span text:style-name="T5">showDocuments</text:span><text:span text:style-name="T18">.jsp</text:span><text:span text:style-name="T4">に遷移することを確認する</text:span></text:p>
          </table:table-cell>
          <table:table-cell table:style-name="Table4.A1" office:value-type="string">
            <text:p text:style-name="P39">6/22</text:p>
          </table:table-cell>
          <table:table-cell table:style-name="Table4.A1" office:value-type="string">
            <text:p text:style-name="P40">〇</text:p>
          </table:table-cell>
          <table:table-cell table:style-name="Table4.E1" office:value-type="string">
            <text:p text:style-name="P40">坂倉</text:p>
          </table:table-cell>
        </table:table-row>
        <table:table-row table:style-name="Table4.5">
          <table:table-cell table:style-name="Table4.A1" office:value-type="string">
            <text:p text:style-name="P38">3</text:p>
          </table:table-cell>
          <table:table-cell table:style-name="Table4.A1" office:value-type="string">
            <text:p text:style-name="P25">UC004-02</text:p>
            <text:p text:style-name="P25">UC004-03</text:p>
          </table:table-cell>
          <table:table-cell table:style-name="Table4.A1" office:value-type="string">
            <text:p text:style-name="Standard"><text:span text:style-name="T13">ISBN</text:span><text:span text:style-name="T15">番号を入力し、登録ボタンを押す</text:span></text:p>
          </table:table-cell>
          <table:table-cell table:style-name="Table4.A1" office:value-type="string">
            <text:p text:style-name="Standard"><text:span text:style-name="T4">資料目録に存在しない</text:span><text:span text:style-name="T2">ISBN</text:span><text:span text:style-name="T4">番号</text:span></text:p>
          </table:table-cell>
          <table:table-cell table:style-name="Table4.A1" office:value-type="string">
            <text:p text:style-name="P8"><text:span text:style-name="T6">inputDocumentInfo.jsp</text:span><text:span text:style-name="T4">に遷移することを確認する</text:span></text:p>
          </table:table-cell>
          <table:table-cell table:style-name="Table4.A1" office:value-type="string">
            <text:p text:style-name="P39">6/22</text:p>
          </table:table-cell>
          <table:table-cell table:style-name="Table4.A1" office:value-type="string">
            <text:p text:style-name="P40">〇</text:p>
          </table:table-cell>
          <table:table-cell table:style-name="Table4.E1" office:value-type="string">
            <text:p text:style-name="P40">坂倉</text:p>
          </table:table-cell>
        </table:table-row>
        <table:table-row table:style-name="Table4.5">
          <table:table-cell table:style-name="Table4.A1" office:value-type="string">
            <text:p text:style-name="P38">4</text:p>
          </table:table-cell>
          <table:table-cell table:style-name="Table4.A1" office:value-type="string">
            <text:p text:style-name="P25">UC004-02</text:p>
          </table:table-cell>
          <table:table-cell table:style-name="Table4.A1" office:value-type="string">
            <text:p text:style-name="Standard"><text:span text:style-name="T13">ISBN</text:span><text:span text:style-name="T15">番号を入力し、登録ボタンを押す</text:span></text:p>
          </table:table-cell>
          <table:table-cell table:style-name="Table4.A1" office:value-type="string">
            <text:p text:style-name="Standard"><text:span text:style-name="T2">10</text:span><text:span text:style-name="T4">桁でない</text:span><text:span text:style-name="T2">ISBN</text:span><text:span text:style-name="T4">番号</text:span></text:p>
          </table:table-cell>
          <table:table-cell table:style-name="Table4.A1" office:value-type="string">
            <text:p text:style-name="P8"><text:span text:style-name="T9">enterISBN</text:span><text:span text:style-name="T2">.jsp</text:span><text:span text:style-name="T4">に遷移することを確認する</text:span></text:p>
          </table:table-cell>
          <table:table-cell table:style-name="Table4.A1" office:value-type="string">
            <text:p text:style-name="P39">6/22</text:p>
          </table:table-cell>
          <table:table-cell table:style-name="Table4.A1" office:value-type="string">
            <text:p text:style-name="P40">〇</text:p>
          </table:table-cell>
          <table:table-cell table:style-name="Table4.E1" office:value-type="string">
            <text:p text:style-name="P40">坂倉</text:p>
          </table:table-cell>
        </table:table-row>
        <table:table-row table:style-name="Table4.5">
          <table:table-cell table:style-name="Table4.A1" office:value-type="string">
            <text:p text:style-name="P38">5</text:p>
          </table:table-cell>
          <table:table-cell table:style-name="Table4.A1" office:value-type="string">
            <text:p text:style-name="P25">UC004-02</text:p>
          </table:table-cell>
          <table:table-cell table:style-name="Table4.A1" office:value-type="string">
            <text:p text:style-name="Standard"><text:span text:style-name="T2">enterISBN.jsp</text:span><text:span text:style-name="T4">にて戻るを押す</text:span></text:p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8"><text:span text:style-name="T2">menu.jsp</text:span><text:span text:style-name="T4">に遷移することを確認する</text:span></text:p>
          </table:table-cell>
          <table:table-cell table:style-name="Table4.A1" office:value-type="string">
            <text:p text:style-name="P39">6/22</text:p>
          </table:table-cell>
          <table:table-cell table:style-name="Table4.A1" office:value-type="string">
            <text:p text:style-name="P40">〇</text:p>
          </table:table-cell>
          <table:table-cell table:style-name="Table4.E1" office:value-type="string">
            <text:p text:style-name="P40">坂倉</text:p>
          </table:table-cell>
        </table:table-row>
        <table:table-row table:style-name="Table4.5">
          <table:table-cell table:style-name="Table4.A8" office:value-type="string">
            <text:p text:style-name="P39"/>
          </table:table-cell>
          <table:table-cell table:style-name="Table4.A8" office:value-type="string">
            <text:p text:style-name="P26"/>
          </table:table-cell>
          <table:table-cell table:style-name="Table4.A8" office:value-type="string">
            <text:p text:style-name="P26"/>
          </table:table-cell>
          <table:table-cell table:style-name="Table4.A8" office:value-type="string">
            <text:p text:style-name="P26"/>
          </table:table-cell>
          <table:table-cell table:style-name="Table4.A8" office:value-type="string">
            <text:p text:style-name="P5"/>
          </table:table-cell>
          <table:table-cell table:style-name="Table4.A8" office:value-type="string">
            <text:p text:style-name="P39"/>
          </table:table-cell>
          <table:table-cell table:style-name="Table4.A8" office:value-type="string">
            <text:p text:style-name="P39"/>
          </table:table-cell>
          <table:table-cell table:style-name="Table4.H8" office:value-type="string">
            <text:p text:style-name="P39"/>
          </table:table-cell>
        </table:table-row>
        <table:table-row table:style-name="Table4.5">
          <table:table-cell table:style-name="Table4.A8" office:value-type="string">
            <text:p text:style-name="P42"/>
          </table:table-cell>
          <table:table-cell table:style-name="Table4.A8" office:value-type="string">
            <text:p text:style-name="P26"/>
          </table:table-cell>
          <table:table-cell table:style-name="Table4.A8" office:value-type="string">
            <text:p text:style-name="P26"/>
          </table:table-cell>
          <table:table-cell table:style-name="Table4.A8" office:value-type="string">
            <text:p text:style-name="P26"/>
          </table:table-cell>
          <table:table-cell table:style-name="Table4.A8" office:value-type="string">
            <text:p text:style-name="P5"/>
          </table:table-cell>
          <table:table-cell table:style-name="Table4.A8" office:value-type="string">
            <text:p text:style-name="P39"/>
          </table:table-cell>
          <table:table-cell table:style-name="Table4.A8" office:value-type="string">
            <text:p text:style-name="P39"/>
          </table:table-cell>
          <table:table-cell table:style-name="Table4.H8" office:value-type="string">
            <text:p text:style-name="P39"/>
          </table:table-cell>
        </table:table-row>
      </table:table>
      <text:p text:style-name="P4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row table:style-name="Table5.1">
          <table:table-cell table:style-name="Table5.A1" table:number-rows-spanned="3" office:value-type="string">
            <text:p text:style-name="P17">結合テスト仕様書</text:p>
            <text:p text:style-name="P17">兼成績書</text:p>
          </table:table-cell>
          <table:table-cell table:style-name="Table5.B1" office:value-type="string">
            <text:p text:style-name="P18">システム名</text:p>
          </table:table-cell>
          <table:table-cell table:style-name="Table5.C1" office:value-type="string">
            <text:p text:style-name="P18">ユースケース名</text:p>
          </table:table-cell>
          <table:table-cell table:style-name="Table5.D1" office:value-type="string">
            <text:p text:style-name="P18">クラス名</text:p>
          </table:table-cell>
          <table:table-cell table:style-name="Table5.E1" office:value-type="string">
            <text:p text:style-name="P18">グループ名</text:p>
          </table:table-cell>
          <table:table-cell table:style-name="Table5.F3" table:number-rows-spanned="3" office:value-type="string">
            <text:p text:style-name="P36">承認印</text:p>
          </table:table-cell>
          <table:table-cell table:style-name="Table5.G3" table:number-rows-spanned="3" office:value-type="string">
            <text:p text:style-name="P19"/>
          </table:table-cell>
          <table:table-cell table:style-name="Table5.H3" table:number-rows-spanned="3" office:value-type="string">
            <text:p text:style-name="P36">作成日</text:p>
          </table:table-cell>
          <table:table-cell table:style-name="Table5.I2" table:number-rows-spanned="2" office:value-type="string">
            <text:p text:style-name="P20"/>
          </table:table-cell>
          <table:table-cell table:style-name="Table5.J3" table:number-rows-spanned="3" office:value-type="string">
            <text:p text:style-name="P36">担当</text:p>
          </table:table-cell>
          <table:table-cell table:style-name="Table5.K3" table:number-rows-spanned="3" office:value-type="string">
            <text:p text:style-name="P19"/>
          </table:table-cell>
        </table:table-row>
        <table:table-row table:style-name="Table5.2">
          <table:covered-table-cell/>
          <table:table-cell table:style-name="Table5.B3" table:number-rows-spanned="2" office:value-type="string">
            <text:p text:style-name="P29">図書館システム</text:p>
          </table:table-cell>
          <table:table-cell table:style-name="Table5.C3" table:number-rows-spanned="2" office:value-type="string">
            <text:p text:style-name="P30">UC201</text:p>
          </table:table-cell>
          <table:table-cell table:style-name="Table5.D3" table:number-rows-spanned="2" office:value-type="string">
            <text:p text:style-name="P31"/>
          </table:table-cell>
          <table:table-cell table:style-name="Table5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3" office:value-type="string">
            <text:p text:style-name="P2">ver.</text:p>
          </table:table-cell>
          <table:covered-table-cell/>
          <table:covered-table-cell/>
        </table:table-row>
      </table:table>
      <text:p text:style-name="P3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table:number-rows-spanned="2" office:value-type="string">
            <text:p text:style-name="P22">No.</text:p>
          </table:table-cell>
          <table:table-cell table:style-name="Table6.A1" table:number-rows-spanned="2" office:value-type="string">
            <text:p text:style-name="P23">テストケース番号</text:p>
          </table:table-cell>
          <table:table-cell table:style-name="Table6.A1" table:number-rows-spanned="2" office:value-type="string">
            <text:p text:style-name="P37">テスト項目</text:p>
          </table:table-cell>
          <table:table-cell table:style-name="Table6.A1" table:number-rows-spanned="2" office:value-type="string">
            <text:p text:style-name="P23">テストデータ</text:p>
          </table:table-cell>
          <table:table-cell table:style-name="Table6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6.1">
          <table:covered-table-cell/>
          <table:covered-table-cell/>
          <table:covered-table-cell/>
          <table:covered-table-cell/>
          <table:table-cell table:style-name="Table6.A1" office:value-type="string">
            <text:p text:style-name="P16">確認方法</text:p>
          </table:table-cell>
          <table:table-cell table:style-name="Table6.A1" office:value-type="string">
            <text:p text:style-name="P16">確認日</text:p>
          </table:table-cell>
          <table:table-cell table:style-name="Table6.A1" office:value-type="string">
            <text:p text:style-name="P16">ﾁｪｯｸ</text:p>
          </table:table-cell>
          <table:table-cell table:style-name="Table6.E1" office:value-type="string">
            <text:p text:style-name="P16">確認者</text:p>
          </table:table-cell>
        </table:table-row>
        <table:table-row table:style-name="Table6.3">
          <table:table-cell table:style-name="Table6.A1" office:value-type="string">
            <text:p text:style-name="P38">1</text:p>
          </table:table-cell>
          <table:table-cell table:style-name="Table6.A1" office:value-type="string">
            <text:p text:style-name="P25">UC004-01</text:p>
          </table:table-cell>
          <table:table-cell table:style-name="Table6.A1" office:value-type="string">
            <text:p text:style-name="Standard"><text:span text:style-name="T9">showDocuments</text:span><text:span text:style-name="T6">.jsp</text:span><text:span text:style-name="T4">にてトップリンクロゴを押す</text:span>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6.A1" office:value-type="string">
            <text:p text:style-name="P39">6/22</text:p>
          </table:table-cell>
          <table:table-cell table:style-name="Table6.A1" office:value-type="string">
            <text:p text:style-name="P40">〇</text:p>
          </table:table-cell>
          <table:table-cell table:style-name="Table6.E1" office:value-type="string">
            <text:p text:style-name="P40">坂倉</text:p>
          </table:table-cell>
        </table:table-row>
        <table:table-row table:style-name="Table6.3">
          <table:table-cell table:style-name="Table6.A1" office:value-type="string">
            <text:p text:style-name="P38">2</text:p>
          </table:table-cell>
          <table:table-cell table:style-name="Table6.A1" office:value-type="string">
            <text:p text:style-name="P25">UC004-02</text:p>
            <text:p text:style-name="P25">UC004-03</text:p>
          </table:table-cell>
          <table:table-cell table:style-name="Table6.A1" office:value-type="string">
            <text:p text:style-name="Standard"><text:span text:style-name="T9">showDocuments</text:span><text:span text:style-name="T6">.jsp</text:span><text:span text:style-name="T4">にて確認画面へを押す</text:span></text:p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13"><text:span text:style-name="T2">confirmRegisterDocumentr.jsp</text:span><text:span text:style-name="T4">に遷移することを確認する</text:span></text:p>
          </table:table-cell>
          <table:table-cell table:style-name="Table6.A1" office:value-type="string">
            <text:p text:style-name="P39">6/22</text:p>
          </table:table-cell>
          <table:table-cell table:style-name="Table6.A1" office:value-type="string">
            <text:p text:style-name="P40">〇</text:p>
          </table:table-cell>
          <table:table-cell table:style-name="Table6.E1" office:value-type="string">
            <text:p text:style-name="P40">坂倉</text:p>
          </table:table-cell>
        </table:table-row>
        <table:table-row table:style-name="Table6.5">
          <table:table-cell table:style-name="Table6.A1" office:value-type="string">
            <text:p text:style-name="P38">3</text:p>
          </table:table-cell>
          <table:table-cell table:style-name="Table6.A1" office:value-type="string">
            <text:p text:style-name="P25">UC004-02</text:p>
            <text:p text:style-name="P25">UC004-03</text:p>
          </table:table-cell>
          <table:table-cell table:style-name="Table6.A1" office:value-type="string">
            <text:p text:style-name="Standard"><text:span text:style-name="T9">showDocuments</text:span><text:span text:style-name="T6">.jsp</text:span><text:span text:style-name="T4">にて戻るを押す</text:span></text:p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8"><text:span text:style-name="T9">enterISBN</text:span><text:span text:style-name="T2">.jsp</text:span><text:span text:style-name="T4">に遷移することを確認する</text:span></text:p>
          </table:table-cell>
          <table:table-cell table:style-name="Table6.A1" office:value-type="string">
            <text:p text:style-name="P39">6/22</text:p>
          </table:table-cell>
          <table:table-cell table:style-name="Table6.A1" office:value-type="string">
            <text:p text:style-name="P40">〇</text:p>
          </table:table-cell>
          <table:table-cell table:style-name="Table6.E1" office:value-type="string">
            <text:p text:style-name="P40">坂倉</text:p>
          </table:table-cell>
        </table:table-row>
        <table:table-row table:style-name="Table6.5"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39"/>
          </table:table-cell>
          <table:table-cell table:style-name="Table6.E1" office:value-type="string">
            <text:p text:style-name="P39"/>
          </table:table-cell>
        </table:table-row>
        <table:table-row table:style-name="Table6.5"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39"/>
          </table:table-cell>
          <table:table-cell table:style-name="Table6.E1" office:value-type="string">
            <text:p text:style-name="P39"/>
          </table:table-cell>
        </table:table-row>
        <table:table-row table:style-name="Table6.5">
          <table:table-cell table:style-name="Table6.A8" office:value-type="string">
            <text:p text:style-name="P39"/>
          </table:table-cell>
          <table:table-cell table:style-name="Table6.A8" office:value-type="string">
            <text:p text:style-name="P26"/>
          </table:table-cell>
          <table:table-cell table:style-name="Table6.A8" office:value-type="string">
            <text:p text:style-name="P26"/>
          </table:table-cell>
          <table:table-cell table:style-name="Table6.A8" office:value-type="string">
            <text:p text:style-name="P26"/>
          </table:table-cell>
          <table:table-cell table:style-name="Table6.A8" office:value-type="string">
            <text:p text:style-name="P5"/>
          </table:table-cell>
          <table:table-cell table:style-name="Table6.A8" office:value-type="string">
            <text:p text:style-name="P39"/>
          </table:table-cell>
          <table:table-cell table:style-name="Table6.A8" office:value-type="string">
            <text:p text:style-name="P39"/>
          </table:table-cell>
          <table:table-cell table:style-name="Table6.H8" office:value-type="string">
            <text:p text:style-name="P39"/>
          </table:table-cell>
        </table:table-row>
        <table:table-row table:style-name="Table6.5">
          <table:table-cell table:style-name="Table6.A8" office:value-type="string">
            <text:p text:style-name="P42"/>
          </table:table-cell>
          <table:table-cell table:style-name="Table6.A8" office:value-type="string">
            <text:p text:style-name="P26"/>
          </table:table-cell>
          <table:table-cell table:style-name="Table6.A8" office:value-type="string">
            <text:p text:style-name="P26"/>
          </table:table-cell>
          <table:table-cell table:style-name="Table6.A8" office:value-type="string">
            <text:p text:style-name="P26"/>
          </table:table-cell>
          <table:table-cell table:style-name="Table6.A8" office:value-type="string">
            <text:p text:style-name="P5"/>
          </table:table-cell>
          <table:table-cell table:style-name="Table6.A8" office:value-type="string">
            <text:p text:style-name="P39"/>
          </table:table-cell>
          <table:table-cell table:style-name="Table6.A8" office:value-type="string">
            <text:p text:style-name="P39"/>
          </table:table-cell>
          <table:table-cell table:style-name="Table6.H8" office:value-type="string">
            <text:p text:style-name="P39"/>
          </table:table-cell>
        </table:table-row>
      </table:table>
      <text:p text:style-name="P43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B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row table:style-name="Table7.1">
          <table:table-cell table:style-name="Table7.A1" table:number-rows-spanned="3" office:value-type="string">
            <text:p text:style-name="P17">結合テスト仕様書</text:p>
            <text:p text:style-name="P17">兼成績書</text:p>
          </table:table-cell>
          <table:table-cell table:style-name="Table7.B1" office:value-type="string">
            <text:p text:style-name="P18">システム名</text:p>
          </table:table-cell>
          <table:table-cell table:style-name="Table7.C1" office:value-type="string">
            <text:p text:style-name="P18">ユースケース名</text:p>
          </table:table-cell>
          <table:table-cell table:style-name="Table7.D1" office:value-type="string">
            <text:p text:style-name="P18">クラス名</text:p>
          </table:table-cell>
          <table:table-cell table:style-name="Table7.E1" office:value-type="string">
            <text:p text:style-name="P18">グループ名</text:p>
          </table:table-cell>
          <table:table-cell table:style-name="Table7.F3" table:number-rows-spanned="3" office:value-type="string">
            <text:p text:style-name="P36">承認印</text:p>
          </table:table-cell>
          <table:table-cell table:style-name="Table7.G3" table:number-rows-spanned="3" office:value-type="string">
            <text:p text:style-name="P19"/>
          </table:table-cell>
          <table:table-cell table:style-name="Table7.H3" table:number-rows-spanned="3" office:value-type="string">
            <text:p text:style-name="P36">作成日</text:p>
          </table:table-cell>
          <table:table-cell table:style-name="Table7.I2" table:number-rows-spanned="2" office:value-type="string">
            <text:p text:style-name="P20"/>
          </table:table-cell>
          <table:table-cell table:style-name="Table7.J3" table:number-rows-spanned="3" office:value-type="string">
            <text:p text:style-name="P36">担当</text:p>
          </table:table-cell>
          <table:table-cell table:style-name="Table7.K3" table:number-rows-spanned="3" office:value-type="string">
            <text:p text:style-name="P19"/>
          </table:table-cell>
        </table:table-row>
        <table:table-row table:style-name="Table7.2">
          <table:covered-table-cell/>
          <table:table-cell table:style-name="Table7.B3" table:number-rows-spanned="2" office:value-type="string">
            <text:p text:style-name="P29">図書館システム</text:p>
          </table:table-cell>
          <table:table-cell table:style-name="Table7.C3" table:number-rows-spanned="2" office:value-type="string">
            <text:p text:style-name="P30">UC201</text:p>
          </table:table-cell>
          <table:table-cell table:style-name="Table7.D3" table:number-rows-spanned="2" office:value-type="string">
            <text:p text:style-name="P31"/>
          </table:table-cell>
          <table:table-cell table:style-name="Table7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I3" office:value-type="string">
            <text:p text:style-name="P2">ver.</text:p>
          </table:table-cell>
          <table:covered-table-cell/>
          <table:covered-table-cell/>
        </table:table-row>
      </table:table>
      <text:p text:style-name="P3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table:number-rows-spanned="2" office:value-type="string">
            <text:p text:style-name="P22">No.</text:p>
          </table:table-cell>
          <table:table-cell table:style-name="Table8.A1" table:number-rows-spanned="2" office:value-type="string">
            <text:p text:style-name="P23">テストケース番号</text:p>
          </table:table-cell>
          <table:table-cell table:style-name="Table8.A1" table:number-rows-spanned="2" office:value-type="string">
            <text:p text:style-name="P37">テスト項目</text:p>
          </table:table-cell>
          <table:table-cell table:style-name="Table8.A1" table:number-rows-spanned="2" office:value-type="string">
            <text:p text:style-name="P23">テストデータ</text:p>
          </table:table-cell>
          <table:table-cell table:style-name="Table8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8.1">
          <table:covered-table-cell/>
          <table:covered-table-cell/>
          <table:covered-table-cell/>
          <table:covered-table-cell/>
          <table:table-cell table:style-name="Table8.A1" office:value-type="string">
            <text:p text:style-name="P16">確認方法</text:p>
          </table:table-cell>
          <table:table-cell table:style-name="Table8.A1" office:value-type="string">
            <text:p text:style-name="P16">確認日</text:p>
          </table:table-cell>
          <table:table-cell table:style-name="Table8.A1" office:value-type="string">
            <text:p text:style-name="P16">ﾁｪｯｸ</text:p>
          </table:table-cell>
          <table:table-cell table:style-name="Table8.E1" office:value-type="string">
            <text:p text:style-name="P16">確認者</text:p>
          </table:table-cell>
        </table:table-row>
        <table:table-row table:style-name="Table8.3">
          <table:table-cell table:style-name="Table8.A1" office:value-type="string">
            <text:p text:style-name="P38">1</text:p>
          </table:table-cell>
          <table:table-cell table:style-name="Table8.A1" office:value-type="string">
            <text:p text:style-name="P25">UC004-01</text:p>
          </table:table-cell>
          <table:table-cell table:style-name="Table8.A1" office:value-type="string">
            <text:p text:style-name="Standard"><text:span text:style-name="T6">inputDocumentInfo.jsp</text:span><text:span text:style-name="T4">にてトップリンクロゴを押す</text:span></text:p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8.A1" office:value-type="string">
            <text:p text:style-name="P39">6/22</text:p>
          </table:table-cell>
          <table:table-cell table:style-name="Table8.A1" office:value-type="string">
            <text:p text:style-name="P40">〇</text:p>
          </table:table-cell>
          <table:table-cell table:style-name="Table8.E1" office:value-type="string">
            <text:p text:style-name="P40">坂倉</text:p>
          </table:table-cell>
        </table:table-row>
        <table:table-row table:style-name="Table8.3">
          <table:table-cell table:style-name="Table8.A1" office:value-type="string">
            <text:p text:style-name="P38">2</text:p>
          </table:table-cell>
          <table:table-cell table:style-name="Table8.A1" office:value-type="string">
            <text:p text:style-name="P25">UC004-02</text:p>
            <text:p text:style-name="P25">UC004-03</text:p>
          </table:table-cell>
          <table:table-cell table:style-name="Table8.A1" office:value-type="string">
            <text:p text:style-name="Standard"><text:span text:style-name="T6">inputDocumentInfo.jsp</text:span><text:span text:style-name="T4">にて項目を入力し</text:span><text:span text:style-name="T15">確認画面へを押す</text:span></text:p>
          </table:table-cell>
          <table:table-cell table:style-name="Table8.A1" office:value-type="string">
            <text:p text:style-name="Standard">資料名：null</text:p>
            <text:p text:style-name="Standard">分類コード：正しいもの</text:p>
            <text:p text:style-name="Standard">著者：正しいもの</text:p>
            <text:p text:style-name="Standard">出版社：正しいもの</text:p>
            <text:p text:style-name="Standard">出版日：正しいもの</text:p>
          </table:table-cell>
          <table:table-cell table:style-name="Table8.A1" office:value-type="string">
            <text:p text:style-name="P15">エラーページに遷移することを確認する</text:p>
          </table:table-cell>
          <table:table-cell table:style-name="Table8.A1" office:value-type="string">
            <text:p text:style-name="P39">6/22</text:p>
          </table:table-cell>
          <table:table-cell table:style-name="Table8.A1" office:value-type="string">
            <text:p text:style-name="P40">〇</text:p>
          </table:table-cell>
          <table:table-cell table:style-name="Table8.E1" office:value-type="string">
            <text:p text:style-name="P40">坂倉</text:p>
          </table:table-cell>
        </table:table-row>
        <table:table-row table:style-name="Table8.5">
          <table:table-cell table:style-name="Table8.A1" office:value-type="string">
            <text:p text:style-name="P38">3</text:p>
          </table:table-cell>
          <table:table-cell table:style-name="Table8.A1" office:value-type="string">
            <text:p text:style-name="P25">UC004-02</text:p>
            <text:p text:style-name="P25">UC004-03</text:p>
          </table:table-cell>
          <table:table-cell table:style-name="Table8.A1" office:value-type="string">
            <text:p text:style-name="Standard"><text:span text:style-name="T6">nputDocumentInfo.jsp</text:span><text:span text:style-name="T4">にて項目を入力し</text:span><text:span text:style-name="T15">確認画面へを押す</text:span></text:p>
          </table:table-cell>
          <table:table-cell table:style-name="Table8.A1" office:value-type="string">
            <text:p text:style-name="Standard">資料名：正しいもの</text:p>
            <text:p text:style-name="Standard">分類コード：null or not Int</text:p>
            <text:p text:style-name="Standard">著者：正しいもの</text:p>
            <text:p text:style-name="Standard">出版社：正しいもの</text:p>
            <text:p text:style-name="Standard">出版日：正しいもの</text:p>
          </table:table-cell>
          <table:table-cell table:style-name="Table8.A1" office:value-type="string">
            <text:p text:style-name="P6">エラーページに遷移することを確認する</text:p>
          </table:table-cell>
          <table:table-cell table:style-name="Table8.A1" office:value-type="string">
            <text:p text:style-name="P39">6/22</text:p>
          </table:table-cell>
          <table:table-cell table:style-name="Table8.A1" office:value-type="string">
            <text:p text:style-name="P40">〇</text:p>
          </table:table-cell>
          <table:table-cell table:style-name="Table8.E1" office:value-type="string">
            <text:p text:style-name="P40">坂倉</text:p>
          </table:table-cell>
        </table:table-row>
        <table:table-row table:style-name="Table8.5">
          <table:table-cell table:style-name="Table8.A1" office:value-type="string">
            <text:p text:style-name="P38">4</text:p>
          </table:table-cell>
          <table:table-cell table:style-name="Table8.A1" office:value-type="string">
            <text:p text:style-name="P25">UC004-02</text:p>
          </table:table-cell>
          <table:table-cell table:style-name="Table8.A1" office:value-type="string">
            <text:p text:style-name="Standard"><text:span text:style-name="T6">nputDocumentInfo.jsp</text:span><text:span text:style-name="T4">にて項目を入力し</text:span><text:span text:style-name="T15">確認画面へを押す</text:span></text:p>
          </table:table-cell>
          <table:table-cell table:style-name="Table8.A1" office:value-type="string">
            <text:p text:style-name="Standard">資料名：正しいもの</text:p>
            <text:p text:style-name="Standard">分類コード：正しいもの</text:p>
            <text:p text:style-name="Standard">著者：null</text:p>
            <text:p text:style-name="Standard">出版社：正しいもの</text:p>
            <text:p text:style-name="Standard">出版日：正しいもの</text:p>
          </table:table-cell>
          <table:table-cell table:style-name="Table8.A1" office:value-type="string">
            <text:p text:style-name="P6">エラーページに遷移することを確認する</text:p>
          </table:table-cell>
          <table:table-cell table:style-name="Table8.A1" office:value-type="string">
            <text:p text:style-name="P39">6/22</text:p>
          </table:table-cell>
          <table:table-cell table:style-name="Table8.A1" office:value-type="string">
            <text:p text:style-name="P40">〇</text:p>
          </table:table-cell>
          <table:table-cell table:style-name="Table8.E1" office:value-type="string">
            <text:p text:style-name="P40">坂倉</text:p>
          </table:table-cell>
        </table:table-row>
        <table:table-row table:style-name="Table8.5">
          <table:table-cell table:style-name="Table8.A1" office:value-type="string">
            <text:p text:style-name="P38">5</text:p>
          </table:table-cell>
          <table:table-cell table:style-name="Table8.A1" office:value-type="string">
            <text:p text:style-name="P25">UC004-02</text:p>
          </table:table-cell>
          <table:table-cell table:style-name="Table8.A1" office:value-type="string">
            <text:p text:style-name="Standard"><text:span text:style-name="T6">nputDocumentInfo.jsp</text:span><text:span text:style-name="T4">にて項目を入力し</text:span><text:span text:style-name="T15">確認画面へを押す</text:span></text:p>
          </table:table-cell>
          <table:table-cell table:style-name="Table8.A1" office:value-type="string">
            <text:p text:style-name="Standard">資料名：正しいもの</text:p>
            <text:p text:style-name="Standard">分類コード：正しいもの</text:p>
            <text:p text:style-name="Standard"><text:soft-page-break/>著者：正しいもの</text:p>
            <text:p text:style-name="Standard">出版社：null</text:p>
            <text:p text:style-name="Standard">出版日：正しいもの</text:p>
          </table:table-cell>
          <table:table-cell table:style-name="Table8.A1" office:value-type="string">
            <text:p text:style-name="P6">エラーページに遷移することを確認する</text:p>
          </table:table-cell>
          <table:table-cell table:style-name="Table8.A1" office:value-type="string">
            <text:p text:style-name="P39">6/22</text:p>
          </table:table-cell>
          <table:table-cell table:style-name="Table8.A1" office:value-type="string">
            <text:p text:style-name="P40">〇</text:p>
          </table:table-cell>
          <table:table-cell table:style-name="Table8.E1" office:value-type="string">
            <text:p text:style-name="P40">坂倉</text:p>
          </table:table-cell>
        </table:table-row>
        <table:table-row table:style-name="Table8.5">
          <table:table-cell table:style-name="Table8.A8" office:value-type="string">
            <text:p text:style-name="P38">6</text:p>
          </table:table-cell>
          <table:table-cell table:style-name="Table8.A8" office:value-type="string">
            <text:p text:style-name="P25">UC004-02</text:p>
          </table:table-cell>
          <table:table-cell table:style-name="Table8.A8" office:value-type="string">
            <text:p text:style-name="Standard"><text:span text:style-name="T6">nputDocumentInfo.jsp</text:span><text:span text:style-name="T4">にて項目を入力し</text:span><text:span text:style-name="T15">確認画面へを押す</text:span></text:p>
          </table:table-cell>
          <table:table-cell table:style-name="Table8.A8" office:value-type="string">
            <text:p text:style-name="Standard">資料名：正しいもの</text:p>
            <text:p text:style-name="Standard">分類コード：正しいもの</text:p>
            <text:p text:style-name="Standard">著者：正しいもの</text:p>
            <text:p text:style-name="Standard">出版社：正しいもの</text:p>
            <text:p text:style-name="Standard">出版日：null or not 日付</text:p>
          </table:table-cell>
          <table:table-cell table:style-name="Table8.A8" office:value-type="string">
            <text:p text:style-name="P8"><text:span text:style-name="T15">エラーページ</text:span><text:span text:style-name="T4">に遷移することを確認する</text:span></text:p>
          </table:table-cell>
          <table:table-cell table:style-name="Table8.A8" office:value-type="string">
            <text:p text:style-name="P39">6/22</text:p>
          </table:table-cell>
          <table:table-cell table:style-name="Table8.A8" office:value-type="string">
            <text:p text:style-name="P40">〇</text:p>
          </table:table-cell>
          <table:table-cell table:style-name="Table8.H8" office:value-type="string">
            <text:p text:style-name="P40">坂倉</text:p>
          </table:table-cell>
        </table:table-row>
        <table:table-row table:style-name="Table8.5">
          <table:table-cell table:style-name="Table8.A8" office:value-type="string">
            <text:p text:style-name="P38">6</text:p>
          </table:table-cell>
          <table:table-cell table:style-name="Table8.A8" office:value-type="string">
            <text:p text:style-name="P25">UC004-02</text:p>
          </table:table-cell>
          <table:table-cell table:style-name="Table8.A8" office:value-type="string">
            <text:p text:style-name="Standard"><text:span text:style-name="T6">nputDocumentInfo.jsp</text:span><text:span text:style-name="T4">にて項目を入力し</text:span><text:span text:style-name="T15">確認画面へを押す</text:span></text:p>
          </table:table-cell>
          <table:table-cell table:style-name="Table8.A8" office:value-type="string">
            <text:p text:style-name="Standard">資料名：正しいもの</text:p>
            <text:p text:style-name="Standard">分類コード：正しいもの</text:p>
            <text:p text:style-name="Standard">著者：正しいもの</text:p>
            <text:p text:style-name="Standard">出版社：正しいもの</text:p>
            <text:p text:style-name="Standard">出版日：正しいもの</text:p>
          </table:table-cell>
          <table:table-cell table:style-name="Table8.A8" office:value-type="string">
            <text:p text:style-name="P8"><text:span text:style-name="T13">confirmRegisterDocument.jsp</text:span><text:span text:style-name="T4">に遷移することを確認する</text:span></text:p>
          </table:table-cell>
          <table:table-cell table:style-name="Table8.A8" office:value-type="string">
            <text:p text:style-name="P39">6/22</text:p>
          </table:table-cell>
          <table:table-cell table:style-name="Table8.A8" office:value-type="string">
            <text:p text:style-name="P40">〇</text:p>
          </table:table-cell>
          <table:table-cell table:style-name="Table8.H8" office:value-type="string">
            <text:p text:style-name="P40">坂倉</text:p>
          </table:table-cell>
        </table:table-row>
        <table:table-row table:style-name="Table8.10">
          <table:table-cell table:style-name="Table8.A8" office:value-type="string">
            <text:p text:style-name="P41"><text:span text:style-name="T4"><text:s/></text:span><text:span text:style-name="T2">7</text:span></text:p>
          </table:table-cell>
          <table:table-cell table:style-name="Table8.A8" office:value-type="string">
            <text:p text:style-name="P25">UC004-02</text:p>
          </table:table-cell>
          <table:table-cell table:style-name="Table8.A8" office:value-type="string">
            <text:p text:style-name="Standard"><text:span text:style-name="T6">inputDocumentInfo.jsp</text:span><text:span text:style-name="T4">にて戻るを押す</text:span></text:p>
          </table:table-cell>
          <table:table-cell table:style-name="Table8.A8" office:value-type="string">
            <text:p text:style-name="P26"/>
          </table:table-cell>
          <table:table-cell table:style-name="Table8.A8" office:value-type="string">
            <text:p text:style-name="P8"><text:span text:style-name="T9">enterISBN</text:span><text:span text:style-name="T2">.jsp</text:span><text:span text:style-name="T4">に遷移することを確認する</text:span></text:p>
          </table:table-cell>
          <table:table-cell table:style-name="Table8.A8" office:value-type="string">
            <text:p text:style-name="P39">6/22</text:p>
          </table:table-cell>
          <table:table-cell table:style-name="Table8.A8" office:value-type="string">
            <text:p text:style-name="P40">〇</text:p>
          </table:table-cell>
          <table:table-cell table:style-name="Table8.H8" office:value-type="string">
            <text:p text:style-name="P40">坂倉</text:p>
          </table:table-cell>
        </table:table-row>
      </table:table>
      <text:p text:style-name="P4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B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row table:style-name="Table9.1">
          <table:table-cell table:style-name="Table9.A1" table:number-rows-spanned="3" office:value-type="string">
            <text:p text:style-name="P17">結合テスト仕様書</text:p>
            <text:p text:style-name="P17">兼成績書</text:p>
          </table:table-cell>
          <table:table-cell table:style-name="Table9.B1" office:value-type="string">
            <text:p text:style-name="P18">システム名</text:p>
          </table:table-cell>
          <table:table-cell table:style-name="Table9.C1" office:value-type="string">
            <text:p text:style-name="P18">ユースケース名</text:p>
          </table:table-cell>
          <table:table-cell table:style-name="Table9.D1" office:value-type="string">
            <text:p text:style-name="P18">クラス名</text:p>
          </table:table-cell>
          <table:table-cell table:style-name="Table9.E1" office:value-type="string">
            <text:p text:style-name="P18">グループ名</text:p>
          </table:table-cell>
          <table:table-cell table:style-name="Table9.F3" table:number-rows-spanned="3" office:value-type="string">
            <text:p text:style-name="P36">承認印</text:p>
          </table:table-cell>
          <table:table-cell table:style-name="Table9.G3" table:number-rows-spanned="3" office:value-type="string">
            <text:p text:style-name="P19"/>
          </table:table-cell>
          <table:table-cell table:style-name="Table9.H3" table:number-rows-spanned="3" office:value-type="string">
            <text:p text:style-name="P36">作成日</text:p>
          </table:table-cell>
          <table:table-cell table:style-name="Table9.I2" table:number-rows-spanned="2" office:value-type="string">
            <text:p text:style-name="P20"/>
          </table:table-cell>
          <table:table-cell table:style-name="Table9.J3" table:number-rows-spanned="3" office:value-type="string">
            <text:p text:style-name="P36">担当</text:p>
          </table:table-cell>
          <table:table-cell table:style-name="Table9.K3" table:number-rows-spanned="3" office:value-type="string">
            <text:p text:style-name="P19"/>
          </table:table-cell>
        </table:table-row>
        <table:table-row table:style-name="Table9.2">
          <table:covered-table-cell/>
          <table:table-cell table:style-name="Table9.B3" table:number-rows-spanned="2" office:value-type="string">
            <text:p text:style-name="P29">図書館システム</text:p>
          </table:table-cell>
          <table:table-cell table:style-name="Table9.C3" table:number-rows-spanned="2" office:value-type="string">
            <text:p text:style-name="P30">UC201</text:p>
          </table:table-cell>
          <table:table-cell table:style-name="Table9.D3" table:number-rows-spanned="2" office:value-type="string">
            <text:p text:style-name="P31"/>
          </table:table-cell>
          <table:table-cell table:style-name="Table9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I3" office:value-type="string">
            <text:p text:style-name="P2">ver.</text:p>
          </table:table-cell>
          <table:covered-table-cell/>
          <table:covered-table-cell/>
        </table:table-row>
      </table:table>
      <text:p text:style-name="P32"><text:soft-pag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 table:style-name="Table10.1">
          <table:table-cell table:style-name="Table10.A1" table:number-rows-spanned="2" office:value-type="string">
            <text:p text:style-name="P22">No.</text:p>
          </table:table-cell>
          <table:table-cell table:style-name="Table10.A1" table:number-rows-spanned="2" office:value-type="string">
            <text:p text:style-name="P23">テストケース番号</text:p>
          </table:table-cell>
          <table:table-cell table:style-name="Table10.A1" table:number-rows-spanned="2" office:value-type="string">
            <text:p text:style-name="P37">テスト項目</text:p>
          </table:table-cell>
          <table:table-cell table:style-name="Table10.A1" table:number-rows-spanned="2" office:value-type="string">
            <text:p text:style-name="P23">テストデータ</text:p>
          </table:table-cell>
          <table:table-cell table:style-name="Table10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10.1">
          <table:covered-table-cell/>
          <table:covered-table-cell/>
          <table:covered-table-cell/>
          <table:covered-table-cell/>
          <table:table-cell table:style-name="Table10.A1" office:value-type="string">
            <text:p text:style-name="P16">確認方法</text:p>
          </table:table-cell>
          <table:table-cell table:style-name="Table10.A1" office:value-type="string">
            <text:p text:style-name="P16">確認日</text:p>
          </table:table-cell>
          <table:table-cell table:style-name="Table10.A1" office:value-type="string">
            <text:p text:style-name="P16">ﾁｪｯｸ</text:p>
          </table:table-cell>
          <table:table-cell table:style-name="Table10.E1" office:value-type="string">
            <text:p text:style-name="P16">確認者</text:p>
          </table:table-cell>
        </table:table-row>
        <table:table-row table:style-name="Table10.3">
          <table:table-cell table:style-name="Table10.A1" office:value-type="string">
            <text:p text:style-name="P38">1</text:p>
          </table:table-cell>
          <table:table-cell table:style-name="Table10.A1" office:value-type="string">
            <text:p text:style-name="P25">UC004-01</text:p>
          </table:table-cell>
          <table:table-cell table:style-name="Table10.A1" office:value-type="string">
            <text:p text:style-name="Standard"><text:span text:style-name="T9">confirmRegisterDocument.</text:span><text:span text:style-name="T6">jsp</text:span><text:span text:style-name="T4">にてトップリンクロゴを押す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10.A1" office:value-type="string">
            <text:p text:style-name="P39">6/22</text:p>
          </table:table-cell>
          <table:table-cell table:style-name="Table10.A1" office:value-type="string">
            <text:p text:style-name="P40">〇</text:p>
          </table:table-cell>
          <table:table-cell table:style-name="Table10.E1" office:value-type="string">
            <text:p text:style-name="P40">坂倉</text:p>
          </table:table-cell>
        </table:table-row>
        <table:table-row table:style-name="Table10.3">
          <table:table-cell table:style-name="Table10.A1" office:value-type="string">
            <text:p text:style-name="P38">2</text:p>
          </table:table-cell>
          <table:table-cell table:style-name="Table10.A1" office:value-type="string">
            <text:p text:style-name="P25">UC004-02</text:p>
            <text:p text:style-name="P25">UC004-03</text:p>
          </table:table-cell>
          <table:table-cell table:style-name="Table10.A1" office:value-type="string">
            <text:p text:style-name="Standard"><text:span text:style-name="T9">confirmRegisterDocument.</text:span><text:span text:style-name="T6">jsp</text:span><text:span text:style-name="T4">にて登録するを押す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13"><text:span text:style-name="T5">registerDocumentComplete.</text:span><text:span text:style-name="T18">jsp</text:span><text:span text:style-name="T4">に遷移することを確認する</text:span></text:p>
          </table:table-cell>
          <table:table-cell table:style-name="Table10.A1" office:value-type="string">
            <text:p text:style-name="P39">6/22</text:p>
          </table:table-cell>
          <table:table-cell table:style-name="Table10.A1" office:value-type="string">
            <text:p text:style-name="P40">〇</text:p>
          </table:table-cell>
          <table:table-cell table:style-name="Table10.E1" office:value-type="string">
            <text:p text:style-name="P40">坂倉</text:p>
          </table:table-cell>
        </table:table-row>
        <table:table-row table:style-name="Table10.5">
          <table:table-cell table:style-name="Table10.A1" office:value-type="string">
            <text:p text:style-name="P39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8"><text:span text:style-name="T9">confirmRegisterDocument.</text:span><text:span text:style-name="T6">jsp</text:span><text:span text:style-name="T7">が表示される</text:span></text:p>
          </table:table-cell>
          <table:table-cell table:style-name="Table10.A1" office:value-type="string">
            <text:p text:style-name="P34">遷移元が<text:span text:style-name="T6">inputDocumentInfo</text:span><text:span text:style-name="T1">.jsp</text:span></text:p>
          </table:table-cell>
          <table:table-cell table:style-name="Table10.A1" office:value-type="string">
            <text:p text:style-name="P8">戻るボタンが表示されないことを確認する</text:p>
          </table:table-cell>
          <table:table-cell table:style-name="Table10.A1" office:value-type="string">
            <text:p text:style-name="P39"/>
          </table:table-cell>
          <table:table-cell table:style-name="Table10.A1" office:value-type="string">
            <text:p text:style-name="P39"/>
          </table:table-cell>
          <table:table-cell table:style-name="Table10.E1" office:value-type="string">
            <text:p text:style-name="P39"/>
          </table:table-cell>
        </table:table-row>
        <table:table-row table:style-name="Table10.5">
          <table:table-cell table:style-name="Table10.A6" office:value-type="string">
            <text:p text:style-name="P39"/>
          </table:table-cell>
          <table:table-cell table:style-name="Table10.A6" office:value-type="string">
            <text:p text:style-name="P26"/>
          </table:table-cell>
          <table:table-cell table:style-name="Table10.A6" office:value-type="string">
            <text:p text:style-name="P8"><text:span text:style-name="T9">confirmRegisterDocument.</text:span><text:span text:style-name="T6">jsp</text:span><text:span text:style-name="T7">が表示される</text:span></text:p>
          </table:table-cell>
          <table:table-cell table:style-name="Table10.A6" office:value-type="string">
            <text:p text:style-name="P34">遷移元がshowDocuments.jsp</text:p>
          </table:table-cell>
          <table:table-cell table:style-name="Table10.A6" office:value-type="string">
            <text:p text:style-name="P8">戻るボタンが表示されることを確認する</text:p>
          </table:table-cell>
          <table:table-cell table:style-name="Table10.A6" office:value-type="string">
            <text:p text:style-name="P39"/>
          </table:table-cell>
          <table:table-cell table:style-name="Table10.A6" office:value-type="string">
            <text:p text:style-name="P39"/>
          </table:table-cell>
          <table:table-cell table:style-name="Table10.H6" office:value-type="string">
            <text:p text:style-name="P39"/>
          </table:table-cell>
        </table:table-row>
        <table:table-row table:style-name="Table10.5">
          <table:table-cell table:style-name="Table10.A6" office:value-type="string">
            <text:p text:style-name="P38">3</text:p>
          </table:table-cell>
          <table:table-cell table:style-name="Table10.A6" office:value-type="string">
            <text:p text:style-name="P25">UC004-02</text:p>
            <text:p text:style-name="P25">UC004-03</text:p>
          </table:table-cell>
          <table:table-cell table:style-name="Table10.A6" office:value-type="string">
            <text:p text:style-name="Standard"><text:span text:style-name="T9">confirmRegisterDocument.</text:span><text:span text:style-name="T6">jsp</text:span><text:span text:style-name="T4">にて戻るを押す</text:span></text:p>
          </table:table-cell>
          <table:table-cell table:style-name="Table10.A6" office:value-type="string">
            <text:p text:style-name="P26"/>
          </table:table-cell>
          <table:table-cell table:style-name="Table10.A6" office:value-type="string">
            <text:p text:style-name="P8"><text:span text:style-name="T6">inputDocumentInfo.jsp</text:span><text:span text:style-name="T4">に遷移することを確認する</text:span></text:p>
          </table:table-cell>
          <table:table-cell table:style-name="Table10.A6" office:value-type="string">
            <text:p text:style-name="P39">6/22</text:p>
          </table:table-cell>
          <table:table-cell table:style-name="Table10.A6" office:value-type="string">
            <text:p text:style-name="P40">〇</text:p>
          </table:table-cell>
          <table:table-cell table:style-name="Table10.H6" office:value-type="string">
            <text:p text:style-name="P40">坂倉</text:p>
          </table:table-cell>
        </table:table-row>
      </table:table>
      <text:p text:style-name="P4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B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row table:style-name="Table11.1">
          <table:table-cell table:style-name="Table11.A1" table:number-rows-spanned="3" office:value-type="string">
            <text:p text:style-name="P17">結合テスト仕様書</text:p>
            <text:p text:style-name="P17">兼成績書</text:p>
          </table:table-cell>
          <table:table-cell table:style-name="Table11.B1" office:value-type="string">
            <text:p text:style-name="P18">システム名</text:p>
          </table:table-cell>
          <table:table-cell table:style-name="Table11.C1" office:value-type="string">
            <text:p text:style-name="P18">ユースケース名</text:p>
          </table:table-cell>
          <table:table-cell table:style-name="Table11.D1" office:value-type="string">
            <text:p text:style-name="P18">クラス名</text:p>
          </table:table-cell>
          <table:table-cell table:style-name="Table11.E1" office:value-type="string">
            <text:p text:style-name="P18">グループ名</text:p>
          </table:table-cell>
          <table:table-cell table:style-name="Table11.F3" table:number-rows-spanned="3" office:value-type="string">
            <text:p text:style-name="P36">承認印</text:p>
          </table:table-cell>
          <table:table-cell table:style-name="Table11.G3" table:number-rows-spanned="3" office:value-type="string">
            <text:p text:style-name="P19"/>
          </table:table-cell>
          <table:table-cell table:style-name="Table11.H3" table:number-rows-spanned="3" office:value-type="string">
            <text:p text:style-name="P36">作成日</text:p>
          </table:table-cell>
          <table:table-cell table:style-name="Table11.I2" table:number-rows-spanned="2" office:value-type="string">
            <text:p text:style-name="P20"/>
          </table:table-cell>
          <table:table-cell table:style-name="Table11.J3" table:number-rows-spanned="3" office:value-type="string">
            <text:p text:style-name="P36">担当</text:p>
          </table:table-cell>
          <table:table-cell table:style-name="Table11.K3" table:number-rows-spanned="3" office:value-type="string">
            <text:p text:style-name="P19"/>
          </table:table-cell>
        </table:table-row>
        <table:table-row table:style-name="Table11.2">
          <table:covered-table-cell/>
          <table:table-cell table:style-name="Table11.B3" table:number-rows-spanned="2" office:value-type="string">
            <text:p text:style-name="P29">図書館システム</text:p>
          </table:table-cell>
          <table:table-cell table:style-name="Table11.C3" table:number-rows-spanned="2" office:value-type="string">
            <text:p text:style-name="P30">UC201</text:p>
          </table:table-cell>
          <table:table-cell table:style-name="Table11.D3" table:number-rows-spanned="2" office:value-type="string">
            <text:p text:style-name="P31"/>
          </table:table-cell>
          <table:table-cell table:style-name="Table11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I3" office:value-type="string">
            <text:p text:style-name="P2">ver.</text:p>
          </table:table-cell>
          <table:covered-table-cell/>
          <table:covered-table-cell/>
        </table:table-row>
      </table:table>
      <text:p text:style-name="P3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 table:style-name="Table12.1">
          <table:table-cell table:style-name="Table12.A1" table:number-rows-spanned="2" office:value-type="string">
            <text:p text:style-name="P22">No.</text:p>
          </table:table-cell>
          <table:table-cell table:style-name="Table12.A1" table:number-rows-spanned="2" office:value-type="string">
            <text:p text:style-name="P23">テストケース番号</text:p>
          </table:table-cell>
          <table:table-cell table:style-name="Table12.A1" table:number-rows-spanned="2" office:value-type="string">
            <text:p text:style-name="P37">テスト項目</text:p>
          </table:table-cell>
          <table:table-cell table:style-name="Table12.A1" table:number-rows-spanned="2" office:value-type="string">
            <text:p text:style-name="P23">テストデータ</text:p>
          </table:table-cell>
          <table:table-cell table:style-name="Table12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A1" office:value-type="string">
            <text:p text:style-name="P16">確認方法</text:p>
          </table:table-cell>
          <table:table-cell table:style-name="Table12.A1" office:value-type="string">
            <text:p text:style-name="P16">確認日</text:p>
          </table:table-cell>
          <table:table-cell table:style-name="Table12.A1" office:value-type="string">
            <text:p text:style-name="P16">ﾁｪｯｸ</text:p>
          </table:table-cell>
          <table:table-cell table:style-name="Table12.E1" office:value-type="string">
            <text:p text:style-name="P16">確認者</text:p>
          </table:table-cell>
        </table:table-row>
        <table:table-row table:style-name="Table12.3">
          <table:table-cell table:style-name="Table12.A1" office:value-type="string">
            <text:p text:style-name="P38">1</text:p>
          </table:table-cell>
          <table:table-cell table:style-name="Table12.A1" office:value-type="string">
            <text:p text:style-name="P25">UC004-01</text:p>
          </table:table-cell>
          <table:table-cell table:style-name="Table12.A1" office:value-type="string">
            <text:p text:style-name="Standard"><text:span text:style-name="T9">registerDocumentComplete.</text:span><text:span text:style-name="T6">jsp</text:span><text:span text:style-name="T4">にてトップリンクロゴを押す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12.A1" office:value-type="string">
            <text:p text:style-name="P39">6/22</text:p>
          </table:table-cell>
          <table:table-cell table:style-name="Table12.A1" office:value-type="string">
            <text:p text:style-name="P40">〇</text:p>
          </table:table-cell>
          <table:table-cell table:style-name="Table12.E1" office:value-type="string">
            <text:p text:style-name="P40">坂倉</text:p>
          </table:table-cell>
        </table:table-row>
        <table:table-row table:style-name="Table12.3">
          <table:table-cell table:style-name="Table12.A1" office:value-type="string">
            <text:p text:style-name="P38">2</text:p>
          </table:table-cell>
          <table:table-cell table:style-name="Table12.A1" office:value-type="string">
            <text:p text:style-name="P25">UC004-02</text:p>
            <text:p text:style-name="P25">UC004-03</text:p>
          </table:table-cell>
          <table:table-cell table:style-name="Table12.A1" office:value-type="string">
            <text:p text:style-name="P27">追加で資料を登録するを押す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13"><text:span text:style-name="T6">enterISBN.jsp</text:span><text:span text:style-name="T4">に遷移することを確認する</text:span></text:p>
          </table:table-cell>
          <table:table-cell table:style-name="Table12.A1" office:value-type="string">
            <text:p text:style-name="P39">6/22</text:p>
          </table:table-cell>
          <table:table-cell table:style-name="Table12.A1" office:value-type="string">
            <text:p text:style-name="P40">〇</text:p>
          </table:table-cell>
          <table:table-cell table:style-name="Table12.E1" office:value-type="string">
            <text:p text:style-name="P40">坂倉</text:p>
          </table:table-cell>
        </table:table-row>
        <table:table-row table:style-name="Table12.5">
          <table:table-cell table:style-name="Table12.A1" office:value-type="string">
            <text:p text:style-name="P39"/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5"/>
          </table:table-cell>
          <table:table-cell table:style-name="Table12.A1" office:value-type="string">
            <text:p text:style-name="P39"/>
          </table:table-cell>
          <table:table-cell table:style-name="Table12.A1" office:value-type="string">
            <text:p text:style-name="P39"/>
          </table:table-cell>
          <table:table-cell table:style-name="Table12.E1" office:value-type="string">
            <text:p text:style-name="P39"/>
          </table:table-cell>
        </table:table-row>
        <table:table-row table:style-name="Table12.5">
          <table:table-cell table:style-name="Table12.A1" office:value-type="string">
            <text:p text:style-name="P39"/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5"/>
          </table:table-cell>
          <table:table-cell table:style-name="Table12.A1" office:value-type="string">
            <text:p text:style-name="P39"/>
          </table:table-cell>
          <table:table-cell table:style-name="Table12.A1" office:value-type="string">
            <text:p text:style-name="P39"/>
          </table:table-cell>
          <table:table-cell table:style-name="Table12.E1" office:value-type="string">
            <text:p text:style-name="P39"/>
          </table:table-cell>
        </table:table-row>
        <table:table-row table:style-name="Table12.5">
          <table:table-cell table:style-name="Table12.A1" office:value-type="string">
            <text:p text:style-name="P39"/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5"/>
          </table:table-cell>
          <table:table-cell table:style-name="Table12.A1" office:value-type="string">
            <text:p text:style-name="P39"/>
          </table:table-cell>
          <table:table-cell table:style-name="Table12.A1" office:value-type="string">
            <text:p text:style-name="P39"/>
          </table:table-cell>
          <table:table-cell table:style-name="Table12.E1" office:value-type="string">
            <text:p text:style-name="P39"/>
          </table:table-cell>
        </table:table-row>
        <table:table-row table:style-name="Table12.5">
          <table:table-cell table:style-name="Table12.A8" office:value-type="string">
            <text:p text:style-name="P39"/>
          </table:table-cell>
          <table:table-cell table:style-name="Table12.A8" office:value-type="string">
            <text:p text:style-name="P26"/>
          </table:table-cell>
          <table:table-cell table:style-name="Table12.A8" office:value-type="string">
            <text:p text:style-name="P26"/>
          </table:table-cell>
          <table:table-cell table:style-name="Table12.A8" office:value-type="string">
            <text:p text:style-name="P26"/>
          </table:table-cell>
          <table:table-cell table:style-name="Table12.A8" office:value-type="string">
            <text:p text:style-name="P5"/>
          </table:table-cell>
          <table:table-cell table:style-name="Table12.A8" office:value-type="string">
            <text:p text:style-name="P39"/>
          </table:table-cell>
          <table:table-cell table:style-name="Table12.A8" office:value-type="string">
            <text:p text:style-name="P39"/>
          </table:table-cell>
          <table:table-cell table:style-name="Table12.H8" office:value-type="string">
            <text:p text:style-name="P39"/>
          </table:table-cell>
        </table:table-row>
        <table:table-row table:style-name="Table12.5">
          <table:table-cell table:style-name="Table12.A8" office:value-type="string">
            <text:p text:style-name="P42"/>
          </table:table-cell>
          <table:table-cell table:style-name="Table12.A8" office:value-type="string">
            <text:p text:style-name="P26"/>
          </table:table-cell>
          <table:table-cell table:style-name="Table12.A8" office:value-type="string">
            <text:p text:style-name="P26"/>
          </table:table-cell>
          <table:table-cell table:style-name="Table12.A8" office:value-type="string">
            <text:p text:style-name="P26"/>
          </table:table-cell>
          <table:table-cell table:style-name="Table12.A8" office:value-type="string">
            <text:p text:style-name="P5"/>
          </table:table-cell>
          <table:table-cell table:style-name="Table12.A8" office:value-type="string">
            <text:p text:style-name="P39"/>
          </table:table-cell>
          <table:table-cell table:style-name="Table12.A8" office:value-type="string">
            <text:p text:style-name="P39"/>
          </table:table-cell>
          <table:table-cell table:style-name="Table12.H8" office:value-type="string">
            <text:p text:style-name="P39"/>
          </table:table-cell>
        </table:table-row>
      </table:table>
      <text:p text:style-name="P4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B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row table:style-name="Table13.1">
          <table:table-cell table:style-name="Table13.A1" table:number-rows-spanned="3" office:value-type="string">
            <text:p text:style-name="P17">結合テスト仕様書</text:p>
            <text:p text:style-name="P17">兼成績書</text:p>
          </table:table-cell>
          <table:table-cell table:style-name="Table13.B1" office:value-type="string">
            <text:p text:style-name="P18">システム名</text:p>
          </table:table-cell>
          <table:table-cell table:style-name="Table13.C1" office:value-type="string">
            <text:p text:style-name="P18">ユースケース名</text:p>
          </table:table-cell>
          <table:table-cell table:style-name="Table13.D1" office:value-type="string">
            <text:p text:style-name="P18">クラス名</text:p>
          </table:table-cell>
          <table:table-cell table:style-name="Table13.E1" office:value-type="string">
            <text:p text:style-name="P18">グループ名</text:p>
          </table:table-cell>
          <table:table-cell table:style-name="Table13.F3" table:number-rows-spanned="3" office:value-type="string">
            <text:p text:style-name="P36">承認印</text:p>
          </table:table-cell>
          <table:table-cell table:style-name="Table13.G3" table:number-rows-spanned="3" office:value-type="string">
            <text:p text:style-name="P19"/>
          </table:table-cell>
          <table:table-cell table:style-name="Table13.H3" table:number-rows-spanned="3" office:value-type="string">
            <text:p text:style-name="P36">作成日</text:p>
          </table:table-cell>
          <table:table-cell table:style-name="Table13.I2" table:number-rows-spanned="2" office:value-type="string">
            <text:p text:style-name="P20"/>
          </table:table-cell>
          <table:table-cell table:style-name="Table13.J3" table:number-rows-spanned="3" office:value-type="string">
            <text:p text:style-name="P36">担当</text:p>
          </table:table-cell>
          <table:table-cell table:style-name="Table13.K3" table:number-rows-spanned="3" office:value-type="string">
            <text:p text:style-name="P19"/>
          </table:table-cell>
        </table:table-row>
        <table:table-row table:style-name="Table13.2">
          <table:covered-table-cell/>
          <table:table-cell table:style-name="Table13.B3" table:number-rows-spanned="2" office:value-type="string">
            <text:p text:style-name="P29">図書館システム</text:p>
          </table:table-cell>
          <table:table-cell table:style-name="Table13.C3" table:number-rows-spanned="2" office:value-type="string">
            <text:p text:style-name="P30">UC206</text:p>
          </table:table-cell>
          <table:table-cell table:style-name="Table13.D3" table:number-rows-spanned="2" office:value-type="string">
            <text:p text:style-name="P31"/>
          </table:table-cell>
          <table:table-cell table:style-name="Table13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I3" office:value-type="string">
            <text:p text:style-name="P2">ver.</text:p>
          </table:table-cell>
          <table:covered-table-cell/>
          <table:covered-table-cell/>
        </table:table-row>
      </table:table>
      <text:p text:style-name="P3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ext:soft-page-break/>
        <table:table-row table:style-name="Table14.1">
          <table:table-cell table:style-name="Table14.A1" table:number-rows-spanned="2" office:value-type="string">
            <text:p text:style-name="P22">No.</text:p>
          </table:table-cell>
          <table:table-cell table:style-name="Table14.A1" table:number-rows-spanned="2" office:value-type="string">
            <text:p text:style-name="P23">テストケース番号</text:p>
          </table:table-cell>
          <table:table-cell table:style-name="Table14.A1" table:number-rows-spanned="2" office:value-type="string">
            <text:p text:style-name="P37">テスト項目</text:p>
          </table:table-cell>
          <table:table-cell table:style-name="Table14.A1" table:number-rows-spanned="2" office:value-type="string">
            <text:p text:style-name="P23">テストデータ</text:p>
          </table:table-cell>
          <table:table-cell table:style-name="Table14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14.1">
          <table:covered-table-cell/>
          <table:covered-table-cell/>
          <table:covered-table-cell/>
          <table:covered-table-cell/>
          <table:table-cell table:style-name="Table14.A1" office:value-type="string">
            <text:p text:style-name="P16">確認方法</text:p>
          </table:table-cell>
          <table:table-cell table:style-name="Table14.A1" office:value-type="string">
            <text:p text:style-name="P16">確認日</text:p>
          </table:table-cell>
          <table:table-cell table:style-name="Table14.A1" office:value-type="string">
            <text:p text:style-name="P16">ﾁｪｯｸ</text:p>
          </table:table-cell>
          <table:table-cell table:style-name="Table14.E1" office:value-type="string">
            <text:p text:style-name="P16">確認者</text:p>
          </table:table-cell>
        </table:table-row>
        <table:table-row table:style-name="Table14.3">
          <table:table-cell table:style-name="Table14.A1" office:value-type="string">
            <text:p text:style-name="P38">1</text:p>
          </table:table-cell>
          <table:table-cell table:style-name="Table14.A1" office:value-type="string">
            <text:p text:style-name="P25">UC004-01</text:p>
          </table:table-cell>
          <table:table-cell table:style-name="Table14.A1" office:value-type="string">
            <text:p text:style-name="Standard"><text:span text:style-name="T9">searchDocument.</text:span><text:span text:style-name="T6">jsp</text:span><text:span text:style-name="T4">にてトップリンクロゴを押す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14.A1" office:value-type="string">
            <text:p text:style-name="P39">6/22</text:p>
          </table:table-cell>
          <table:table-cell table:style-name="Table14.A1" office:value-type="string">
            <text:p text:style-name="P40">〇</text:p>
          </table:table-cell>
          <table:table-cell table:style-name="Table14.E1" office:value-type="string">
            <text:p text:style-name="P40">坂倉</text:p>
          </table:table-cell>
        </table:table-row>
        <table:table-row table:style-name="Table14.3">
          <table:table-cell table:style-name="Table14.A1" office:value-type="string">
            <text:p text:style-name="P38">2</text:p>
          </table:table-cell>
          <table:table-cell table:style-name="Table14.A1" office:value-type="string">
            <text:p text:style-name="P25">UC004-02</text:p>
            <text:p text:style-name="P25">UC004-03</text:p>
          </table:table-cell>
          <table:table-cell table:style-name="Table14.A1" office:value-type="string">
            <text:p text:style-name="Standard"><text:span text:style-name="T9">searchDocument.</text:span><text:span text:style-name="T6">jsp</text:span><text:span text:style-name="T4">にて</text:span><text:span text:style-name="T2">ISBN</text:span><text:span text:style-name="T4">番号を選択し</text:span><text:span text:style-name="T2">ISBN</text:span><text:span text:style-name="T4">番号を入力し検索を押す</text:span></text:p>
          </table:table-cell>
          <table:table-cell table:style-name="Table14.A1" office:value-type="string">
            <text:p text:style-name="Standard"><text:span text:style-name="T4">資料目録に存在しない</text:span><text:span text:style-name="T2">ISBN</text:span><text:span text:style-name="T4">番号</text:span></text:p>
          </table:table-cell>
          <table:table-cell table:style-name="Table14.A1" office:value-type="string">
            <text:p text:style-name="P15">エラーページに遷移することを確認する</text:p>
          </table:table-cell>
          <table:table-cell table:style-name="Table14.A1" office:value-type="string">
            <text:p text:style-name="P39">6/22</text:p>
          </table:table-cell>
          <table:table-cell table:style-name="Table14.A1" office:value-type="string">
            <text:p text:style-name="P40">〇</text:p>
          </table:table-cell>
          <table:table-cell table:style-name="Table14.E1" office:value-type="string">
            <text:p text:style-name="P40">坂倉</text:p>
          </table:table-cell>
        </table:table-row>
        <table:table-row table:style-name="Table14.5">
          <table:table-cell table:style-name="Table14.A1" office:value-type="string">
            <text:p text:style-name="P38">4</text:p>
          </table:table-cell>
          <table:table-cell table:style-name="Table14.A1" office:value-type="string">
            <text:p text:style-name="P25">UC004-02</text:p>
          </table:table-cell>
          <table:table-cell table:style-name="Table14.A1" office:value-type="string">
            <text:p text:style-name="Standard"><text:span text:style-name="T9">searchDocument.</text:span><text:span text:style-name="T10">jsp</text:span><text:span text:style-name="T15">にて</text:span><text:span text:style-name="T13">ISBN</text:span><text:span text:style-name="T15">番号を選択し</text:span><text:span text:style-name="T13">ISBN</text:span><text:span text:style-name="T15">番号を入力し検索を押す</text:span></text:p>
          </table:table-cell>
          <table:table-cell table:style-name="Table14.A1" office:value-type="string">
            <text:p text:style-name="Standard"><text:span text:style-name="T2">ISBN</text:span><text:span text:style-name="T4">を</text:span><text:span text:style-name="T2">13</text:span><text:span text:style-name="T4">桁以外で入力する</text:span></text:p>
          </table:table-cell>
          <table:table-cell table:style-name="Table14.A1" office:value-type="string">
            <text:p text:style-name="P6">エラーページに遷移することを確認する</text:p>
          </table:table-cell>
          <table:table-cell table:style-name="Table14.A1" office:value-type="string">
            <text:p text:style-name="P39">6/22</text:p>
          </table:table-cell>
          <table:table-cell table:style-name="Table14.A1" office:value-type="string">
            <text:p text:style-name="P40">〇</text:p>
          </table:table-cell>
          <table:table-cell table:style-name="Table14.E1" office:value-type="string">
            <text:p text:style-name="P40">坂倉</text:p>
          </table:table-cell>
        </table:table-row>
        <table:table-row table:style-name="Table14.5">
          <table:table-cell table:style-name="Table14.A1" office:value-type="string">
            <text:p text:style-name="P38">2</text:p>
          </table:table-cell>
          <table:table-cell table:style-name="Table14.A1" office:value-type="string">
            <text:p text:style-name="P25">UC004-02</text:p>
            <text:p text:style-name="P25">UC004-03</text:p>
          </table:table-cell>
          <table:table-cell table:style-name="Table14.A1" office:value-type="string">
            <text:p text:style-name="Standard"><text:span text:style-name="T9">searchDocument.</text:span><text:span text:style-name="T6">jsp</text:span><text:span text:style-name="T4">にて資料</text:span><text:span text:style-name="T2">ID </text:span><text:span text:style-name="T4">を選択し資料</text:span><text:span text:style-name="T2">ID</text:span><text:span text:style-name="T4">を入力し検索を押す</text:span></text:p>
          </table:table-cell>
          <table:table-cell table:style-name="Table14.A1" office:value-type="string">
            <text:p text:style-name="Standard"><text:span text:style-name="T4">資料台帳に存在しない資料</text:span><text:span text:style-name="T2">ID</text:span></text:p>
          </table:table-cell>
          <table:table-cell table:style-name="Table14.A1" office:value-type="string">
            <text:p text:style-name="P15">エラーページに遷移することを確認する</text:p>
          </table:table-cell>
          <table:table-cell table:style-name="Table14.A1" office:value-type="string">
            <text:p text:style-name="P39">6/22</text:p>
          </table:table-cell>
          <table:table-cell table:style-name="Table14.A1" office:value-type="string">
            <text:p text:style-name="P40">〇</text:p>
          </table:table-cell>
          <table:table-cell table:style-name="Table14.E1" office:value-type="string">
            <text:p text:style-name="P40">坂倉</text:p>
          </table:table-cell>
        </table:table-row>
        <table:table-row table:style-name="Table14.5">
          <table:table-cell table:style-name="Table14.A7" office:value-type="string">
            <text:p text:style-name="P38">4</text:p>
          </table:table-cell>
          <table:table-cell table:style-name="Table14.A7" office:value-type="string">
            <text:p text:style-name="P25">UC004-02</text:p>
          </table:table-cell>
          <table:table-cell table:style-name="Table14.A7" office:value-type="string">
            <text:p text:style-name="Standard"><text:span text:style-name="T9">searchDocument.</text:span><text:span text:style-name="T6">jsp</text:span><text:span text:style-name="T4">にて資料</text:span><text:span text:style-name="T2">ID </text:span><text:span text:style-name="T4">を選択し資料</text:span><text:span text:style-name="T2">ID</text:span><text:span text:style-name="T4">を入力し検索を押す</text:span></text:p>
          </table:table-cell>
          <table:table-cell table:style-name="Table14.A7" office:value-type="string">
            <text:p text:style-name="Standard"><text:span text:style-name="T2">Int</text:span><text:span text:style-name="T4">でない資料</text:span><text:span text:style-name="T2">ID</text:span></text:p>
          </table:table-cell>
          <table:table-cell table:style-name="Table14.A7" office:value-type="string">
            <text:p text:style-name="P6">エラーページに遷移することを確認する</text:p>
          </table:table-cell>
          <table:table-cell table:style-name="Table14.A7" office:value-type="string">
            <text:p text:style-name="P39">6/22</text:p>
          </table:table-cell>
          <table:table-cell table:style-name="Table14.A7" office:value-type="string">
            <text:p text:style-name="P40">〇</text:p>
          </table:table-cell>
          <table:table-cell table:style-name="Table14.H7" office:value-type="string">
            <text:p text:style-name="P40">坂倉</text:p>
          </table:table-cell>
        </table:table-row>
        <table:table-row table:style-name="Table14.5">
          <table:table-cell table:style-name="Table14.A7" office:value-type="string">
            <text:p text:style-name="P39"/>
          </table:table-cell>
          <table:table-cell table:style-name="Table14.A7" office:value-type="string">
            <text:p text:style-name="P26"/>
          </table:table-cell>
          <table:table-cell table:style-name="Table14.A7" office:value-type="string">
            <text:p text:style-name="Standard"><text:span text:style-name="T9">searchDocument.</text:span><text:span text:style-name="T6">jsp</text:span><text:span text:style-name="T4">にて</text:span><text:span text:style-name="T2">ISBN</text:span><text:span text:style-name="T4">番号を選択し</text:span><text:span text:style-name="T2">ISBN</text:span><text:span text:style-name="T4">番号を入力し検索を押す</text:span></text:p>
          </table:table-cell>
          <table:table-cell table:style-name="Table14.A7" office:value-type="string">
            <text:p text:style-name="Standard"><text:span text:style-name="T4">正しい</text:span><text:span text:style-name="T2">ISBN</text:span><text:span text:style-name="T4">番号</text:span></text:p>
          </table:table-cell>
          <table:table-cell table:style-name="Table14.A7" office:value-type="string">
            <text:p text:style-name="P4"><text:span text:style-name="T9">showSearchedDocuments.</text:span><text:span text:style-name="T2">jsp</text:span><text:span text:style-name="T4">に遷移することを確認する</text:span></text:p>
          </table:table-cell>
          <table:table-cell table:style-name="Table14.A7" office:value-type="string">
            <text:p text:style-name="P39">6/22</text:p>
          </table:table-cell>
          <table:table-cell table:style-name="Table14.A7" office:value-type="string">
            <text:p text:style-name="P40">〇</text:p>
          </table:table-cell>
          <table:table-cell table:style-name="Table14.H7" office:value-type="string">
            <text:p text:style-name="P40">坂倉</text:p>
          </table:table-cell>
        </table:table-row>
        <table:table-row table:style-name="Table14.5">
          <table:table-cell table:style-name="Table14.A7" office:value-type="string">
            <text:p text:style-name="P39"/>
          </table:table-cell>
          <table:table-cell table:style-name="Table14.A7" office:value-type="string">
            <text:p text:style-name="P26"/>
          </table:table-cell>
          <table:table-cell table:style-name="Table14.A7" office:value-type="string">
            <text:p text:style-name="Standard"><text:span text:style-name="T9">searchDocument.</text:span><text:span text:style-name="T6">jsp</text:span><text:span text:style-name="T4">にて資料</text:span><text:span text:style-name="T2">ID </text:span><text:span text:style-name="T4">を選択し資料</text:span><text:span text:style-name="T2">ID</text:span><text:span text:style-name="T4">を入力し検索を押す</text:span></text:p>
          </table:table-cell>
          <table:table-cell table:style-name="Table14.A7" office:value-type="string">
            <text:p text:style-name="Standard"><text:span text:style-name="T4">正しい資料</text:span><text:span text:style-name="T2">ID</text:span></text:p>
          </table:table-cell>
          <table:table-cell table:style-name="Table14.A7" office:value-type="string">
            <text:p text:style-name="P4"><text:span text:style-name="T2">showSearchedLedger.jsp</text:span><text:span text:style-name="T4">に遷移することを確認する</text:span></text:p>
          </table:table-cell>
          <table:table-cell table:style-name="Table14.A7" office:value-type="string">
            <text:p text:style-name="P39">6/22</text:p>
          </table:table-cell>
          <table:table-cell table:style-name="Table14.A7" office:value-type="string">
            <text:p text:style-name="P40">〇</text:p>
          </table:table-cell>
          <table:table-cell table:style-name="Table14.H7" office:value-type="string">
            <text:p text:style-name="P40">坂倉</text:p>
          </table:table-cell>
        </table:table-row>
        <table:table-row table:style-name="Table14.5">
          <table:table-cell table:style-name="Table14.A7" office:value-type="string">
            <text:p text:style-name="P39"/>
          </table:table-cell>
          <table:table-cell table:style-name="Table14.A7" office:value-type="string">
            <text:p text:style-name="P26"/>
          </table:table-cell>
          <table:table-cell table:style-name="Table14.A7" office:value-type="string">
            <text:p text:style-name="P26"/>
          </table:table-cell>
          <table:table-cell table:style-name="Table14.A7" office:value-type="string">
            <text:p text:style-name="P26"/>
          </table:table-cell>
          <table:table-cell table:style-name="Table14.A7" office:value-type="string">
            <text:p text:style-name="P5"/>
          </table:table-cell>
          <table:table-cell table:style-name="Table14.A7" office:value-type="string">
            <text:p text:style-name="P39"/>
          </table:table-cell>
          <table:table-cell table:style-name="Table14.A7" office:value-type="string">
            <text:p text:style-name="P39"/>
          </table:table-cell>
          <table:table-cell table:style-name="Table14.H7" office:value-type="string">
            <text:p text:style-name="P39"/>
          </table:table-cell>
        </table:table-row>
        <table:table-row table:style-name="Table14.5">
          <table:table-cell table:style-name="Table14.A7" office:value-type="string">
            <text:p text:style-name="P38">5</text:p>
          </table:table-cell>
          <table:table-cell table:style-name="Table14.A7" office:value-type="string">
            <text:p text:style-name="P25">UC004-02</text:p>
          </table:table-cell>
          <table:table-cell table:style-name="Table14.A7" office:value-type="string">
            <text:p text:style-name="Standard"><text:span text:style-name="T9">searchDocument.</text:span><text:span text:style-name="T6">jsp</text:span><text:span text:style-name="T4">にて戻るを押す</text:span></text:p>
          </table:table-cell>
          <table:table-cell table:style-name="Table14.A7" office:value-type="string">
            <text:p text:style-name="P26"/>
          </table:table-cell>
          <table:table-cell table:style-name="Table14.A7" office:value-type="string">
            <text:p text:style-name="P8"><text:span text:style-name="T2">menu.jsp</text:span><text:span text:style-name="T4">に遷移することを確認する</text:span></text:p>
          </table:table-cell>
          <table:table-cell table:style-name="Table14.A7" office:value-type="string">
            <text:p text:style-name="P39">6/22</text:p>
          </table:table-cell>
          <table:table-cell table:style-name="Table14.A7" office:value-type="string">
            <text:p text:style-name="P40">〇</text:p>
          </table:table-cell>
          <table:table-cell table:style-name="Table14.H7" office:value-type="string">
            <text:p text:style-name="P40">坂倉</text:p>
          </table:table-cell>
        </table:table-row>
      </table:table>
      <text:p text:style-name="P4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B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row table:style-name="Table15.1">
          <table:table-cell table:style-name="Table15.A1" table:number-rows-spanned="3" office:value-type="string">
            <text:p text:style-name="P17">結合テスト仕様書</text:p>
            <text:p text:style-name="P17">兼成績書</text:p>
          </table:table-cell>
          <table:table-cell table:style-name="Table15.B1" office:value-type="string">
            <text:p text:style-name="P18">システム名</text:p>
          </table:table-cell>
          <table:table-cell table:style-name="Table15.C1" office:value-type="string">
            <text:p text:style-name="P18">ユースケース名</text:p>
          </table:table-cell>
          <table:table-cell table:style-name="Table15.D1" office:value-type="string">
            <text:p text:style-name="P18">クラス名</text:p>
          </table:table-cell>
          <table:table-cell table:style-name="Table15.E1" office:value-type="string">
            <text:p text:style-name="P18">グループ名</text:p>
          </table:table-cell>
          <table:table-cell table:style-name="Table15.F3" table:number-rows-spanned="3" office:value-type="string">
            <text:p text:style-name="P36">承認印</text:p>
          </table:table-cell>
          <table:table-cell table:style-name="Table15.G3" table:number-rows-spanned="3" office:value-type="string">
            <text:p text:style-name="P19"/>
          </table:table-cell>
          <table:table-cell table:style-name="Table15.H3" table:number-rows-spanned="3" office:value-type="string">
            <text:p text:style-name="P36">作成日</text:p>
          </table:table-cell>
          <table:table-cell table:style-name="Table15.I2" table:number-rows-spanned="2" office:value-type="string">
            <text:p text:style-name="P20"/>
          </table:table-cell>
          <table:table-cell table:style-name="Table15.J3" table:number-rows-spanned="3" office:value-type="string">
            <text:p text:style-name="P36">担当</text:p>
          </table:table-cell>
          <table:table-cell table:style-name="Table15.K3" table:number-rows-spanned="3" office:value-type="string">
            <text:p text:style-name="P19"/>
          </table:table-cell>
        </table:table-row>
        <table:table-row table:style-name="Table15.2">
          <table:covered-table-cell/>
          <table:table-cell table:style-name="Table15.B3" table:number-rows-spanned="2" office:value-type="string">
            <text:p text:style-name="P29">図書館システム</text:p>
          </table:table-cell>
          <table:table-cell table:style-name="Table15.C3" table:number-rows-spanned="2" office:value-type="string">
            <text:p text:style-name="P30">UC204/UC205</text:p>
          </table:table-cell>
          <table:table-cell table:style-name="Table15.D3" table:number-rows-spanned="2" office:value-type="string">
            <text:p text:style-name="P31"/>
          </table:table-cell>
          <table:table-cell table:style-name="Table15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5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I3" office:value-type="string">
            <text:p text:style-name="P2">ver.</text:p>
          </table:table-cell>
          <table:covered-table-cell/>
          <table:covered-table-cell/>
        </table:table-row>
      </table:table>
      <text:p text:style-name="P3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row table:style-name="Table16.1">
          <table:table-cell table:style-name="Table16.A1" table:number-rows-spanned="2" office:value-type="string">
            <text:p text:style-name="P22">No.</text:p>
          </table:table-cell>
          <table:table-cell table:style-name="Table16.A1" table:number-rows-spanned="2" office:value-type="string">
            <text:p text:style-name="P23">テストケース番号</text:p>
          </table:table-cell>
          <table:table-cell table:style-name="Table16.A1" table:number-rows-spanned="2" office:value-type="string">
            <text:p text:style-name="P37">テスト項目</text:p>
          </table:table-cell>
          <table:table-cell table:style-name="Table16.A1" table:number-rows-spanned="2" office:value-type="string">
            <text:p text:style-name="P23">テストデータ</text:p>
          </table:table-cell>
          <table:table-cell table:style-name="Table16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16.1">
          <table:covered-table-cell/>
          <table:covered-table-cell/>
          <table:covered-table-cell/>
          <table:covered-table-cell/>
          <table:table-cell table:style-name="Table16.A1" office:value-type="string">
            <text:p text:style-name="P16">確認方法</text:p>
          </table:table-cell>
          <table:table-cell table:style-name="Table16.A1" office:value-type="string">
            <text:p text:style-name="P16">確認日</text:p>
          </table:table-cell>
          <table:table-cell table:style-name="Table16.A1" office:value-type="string">
            <text:p text:style-name="P16">ﾁｪｯｸ</text:p>
          </table:table-cell>
          <table:table-cell table:style-name="Table16.E1" office:value-type="string">
            <text:p text:style-name="P16">確認者</text:p>
          </table:table-cell>
        </table:table-row>
        <table:table-row table:style-name="Table16.3">
          <table:table-cell table:style-name="Table16.A1" office:value-type="string">
            <text:p text:style-name="P38">1</text:p>
          </table:table-cell>
          <table:table-cell table:style-name="Table16.A1" office:value-type="string">
            <text:p text:style-name="P25">UC004-01</text:p>
          </table:table-cell>
          <table:table-cell table:style-name="Table16.A1" office:value-type="string">
            <text:p text:style-name="Standard"><text:span text:style-name="T6">showSearchedDocuments</text:span><text:span text:style-name="T9">.</text:span><text:span text:style-name="T6">jsp</text:span><text:span text:style-name="T4">にてトップリンクロゴを押す</text:span></text:p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16.A1" office:value-type="string">
            <text:p text:style-name="P39">6/22</text:p>
          </table:table-cell>
          <table:table-cell table:style-name="Table16.A1" office:value-type="string">
            <text:p text:style-name="P40">〇</text:p>
          </table:table-cell>
          <table:table-cell table:style-name="Table16.E1" office:value-type="string">
            <text:p text:style-name="P40">坂倉</text:p>
          </table:table-cell>
        </table:table-row>
        <table:table-row table:style-name="Table16.3">
          <table:table-cell table:style-name="Table16.A1" office:value-type="string">
            <text:p text:style-name="P38">2</text:p>
          </table:table-cell>
          <table:table-cell table:style-name="Table16.A1" office:value-type="string">
            <text:p text:style-name="P25">UC004-02</text:p>
            <text:p text:style-name="P25">UC004-03</text:p>
          </table:table-cell>
          <table:table-cell table:style-name="Table16.A1" office:value-type="string">
            <text:p text:style-name="Standard"><text:span text:style-name="T6">showSearchedDocuments</text:span><text:span text:style-name="T9">.</text:span><text:span text:style-name="T6">jsp</text:span><text:span text:style-name="T4">にて</text:span><text:span text:style-name="T7">資料目録の更新を押す</text:span></text:p>
          </table:table-cell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<text:span text:style-name="T9">inputUpdateCatalog.</text:span><text:span text:style-name="T2">jspp</text:span><text:span text:style-name="T4">に遷移することを確認する</text:span></text:p>
          </table:table-cell>
          <table:table-cell table:style-name="Table16.A1" office:value-type="string">
            <text:p text:style-name="P39">6/22</text:p>
          </table:table-cell>
          <table:table-cell table:style-name="Table16.A1" office:value-type="string">
            <text:p text:style-name="P40">〇</text:p>
          </table:table-cell>
          <table:table-cell table:style-name="Table16.E1" office:value-type="string">
            <text:p text:style-name="P40">坂倉</text:p>
          </table:table-cell>
        </table:table-row>
        <table:table-row table:style-name="Table16.5">
          <table:table-cell table:style-name="Table16.A1" office:value-type="string">
            <text:p text:style-name="P38">3</text:p>
          </table:table-cell>
          <table:table-cell table:style-name="Table16.A1" office:value-type="string">
            <text:p text:style-name="P25">UC004-02</text:p>
            <text:p text:style-name="P25">UC004-03</text:p>
          </table:table-cell>
          <table:table-cell table:style-name="Table16.A1" office:value-type="string">
            <text:p text:style-name="Standard"><text:span text:style-name="T6">showSearchedDocuments</text:span><text:span text:style-name="T9">.</text:span><text:span text:style-name="T6">jsp</text:span><text:span text:style-name="T4">にて資料台帳の更新を押す</text:span></text:p>
          </table:table-cell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8"><text:span text:style-name="T9">inputUpdateLedger.</text:span><text:span text:style-name="T13">jsp</text:span><text:span text:style-name="T4">に遷移することを確認する</text:span></text:p>
          </table:table-cell>
          <table:table-cell table:style-name="Table16.A1" office:value-type="string">
            <text:p text:style-name="P39">6/22</text:p>
          </table:table-cell>
          <table:table-cell table:style-name="Table16.A1" office:value-type="string">
            <text:p text:style-name="P40">〇</text:p>
          </table:table-cell>
          <table:table-cell table:style-name="Table16.E1" office:value-type="string">
            <text:p text:style-name="P40">坂倉</text:p>
          </table:table-cell>
        </table:table-row>
        <table:table-row table:style-name="Table16.5">
          <table:table-cell table:style-name="Table16.A1" office:value-type="string">
            <text:p text:style-name="P38">4</text:p>
          </table:table-cell>
          <table:table-cell table:style-name="Table16.A1" office:value-type="string">
            <text:p text:style-name="P25">UC004-02</text:p>
          </table:table-cell>
          <table:table-cell table:style-name="Table16.A1" office:value-type="string">
            <text:p text:style-name="Standard"><text:span text:style-name="T6">showSearchedDocuments</text:span><text:span text:style-name="T9">.</text:span><text:span text:style-name="T6">jsp</text:span><text:span text:style-name="T4">にて</text:span><text:span text:style-name="T7">資料台帳の削除</text:span><text:span text:style-name="T4">を押す</text:span></text:p>
          </table:table-cell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8"><text:span text:style-name="T9">deleteDocumentComplete.</text:span><text:span text:style-name="T6">jsp</text:span><text:span text:style-name="T4">に遷移することを確認する</text:span></text:p>
          </table:table-cell>
          <table:table-cell table:style-name="Table16.A1" office:value-type="string">
            <text:p text:style-name="P39">6/22</text:p>
          </table:table-cell>
          <table:table-cell table:style-name="Table16.A1" office:value-type="string">
            <text:p text:style-name="P40">〇</text:p>
          </table:table-cell>
          <table:table-cell table:style-name="Table16.E1" office:value-type="string">
            <text:p text:style-name="P40">坂倉</text:p>
          </table:table-cell>
        </table:table-row>
        <table:table-row table:style-name="Table16.5">
          <table:table-cell table:style-name="Table16.A1" office:value-type="string">
            <text:p text:style-name="P38">5</text:p>
          </table:table-cell>
          <table:table-cell table:style-name="Table16.A1" office:value-type="string">
            <text:p text:style-name="P25">UC004-02</text:p>
          </table:table-cell>
          <table:table-cell table:style-name="Table16.A1" office:value-type="string">
            <text:p text:style-name="Standard"><text:span text:style-name="T6">showSearchedDocuments</text:span><text:span text:style-name="T9">.</text:span><text:span text:style-name="T6">jsp</text:span><text:span text:style-name="T4">にて戻るを押す</text:span></text:p>
          </table:table-cell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8"><text:span text:style-name="T9">searchDocument</text:span><text:span text:style-name="T2">.jsp</text:span><text:span text:style-name="T4">に遷移することを確認する</text:span></text:p>
          </table:table-cell>
          <table:table-cell table:style-name="Table16.A1" office:value-type="string">
            <text:p text:style-name="P39">6/22</text:p>
          </table:table-cell>
          <table:table-cell table:style-name="Table16.A1" office:value-type="string">
            <text:p text:style-name="P40">〇</text:p>
          </table:table-cell>
          <table:table-cell table:style-name="Table16.E1" office:value-type="string">
            <text:p text:style-name="P40">坂倉</text:p>
          </table:table-cell>
        </table:table-row>
        <table:table-row table:style-name="Table16.5">
          <table:table-cell table:style-name="Table16.A8" office:value-type="string">
            <text:p text:style-name="P39"/>
          </table:table-cell>
          <table:table-cell table:style-name="Table16.A8" office:value-type="string">
            <text:p text:style-name="P26"/>
          </table:table-cell>
          <table:table-cell table:style-name="Table16.A8" office:value-type="string">
            <text:p text:style-name="P26"/>
          </table:table-cell>
          <table:table-cell table:style-name="Table16.A8" office:value-type="string">
            <text:p text:style-name="P26"/>
          </table:table-cell>
          <table:table-cell table:style-name="Table16.A8" office:value-type="string">
            <text:p text:style-name="P5"/>
          </table:table-cell>
          <table:table-cell table:style-name="Table16.A8" office:value-type="string">
            <text:p text:style-name="P39"/>
          </table:table-cell>
          <table:table-cell table:style-name="Table16.A8" office:value-type="string">
            <text:p text:style-name="P39"/>
          </table:table-cell>
          <table:table-cell table:style-name="Table16.H8" office:value-type="string">
            <text:p text:style-name="P39"/>
          </table:table-cell>
        </table:table-row>
        <table:table-row table:style-name="Table16.5">
          <table:table-cell table:style-name="Table16.A8" office:value-type="string">
            <text:p text:style-name="P42"/>
          </table:table-cell>
          <table:table-cell table:style-name="Table16.A8" office:value-type="string">
            <text:p text:style-name="P26"/>
          </table:table-cell>
          <table:table-cell table:style-name="Table16.A8" office:value-type="string">
            <text:p text:style-name="P26"/>
          </table:table-cell>
          <table:table-cell table:style-name="Table16.A8" office:value-type="string">
            <text:p text:style-name="P26"/>
          </table:table-cell>
          <table:table-cell table:style-name="Table16.A8" office:value-type="string">
            <text:p text:style-name="P5"/>
          </table:table-cell>
          <table:table-cell table:style-name="Table16.A8" office:value-type="string">
            <text:p text:style-name="P39"/>
          </table:table-cell>
          <table:table-cell table:style-name="Table16.A8" office:value-type="string">
            <text:p text:style-name="P39"/>
          </table:table-cell>
          <table:table-cell table:style-name="Table16.H8" office:value-type="string">
            <text:p text:style-name="P39"/>
          </table:table-cell>
        </table:table-row>
      </table:table>
      <text:p text:style-name="P43"/>
      <text:p text:style-name="P24"/>
      <text:p text:style-name="P24"/>
      <text:p text:style-name="P24"/>
      <text:p text:style-name="P24"/>
      <text:p text:style-name="P24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B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column table:style-name="Table17.K"/>
        <text:soft-page-break/>
        <table:table-row table:style-name="Table17.1">
          <table:table-cell table:style-name="Table17.A1" table:number-rows-spanned="3" office:value-type="string">
            <text:p text:style-name="P17">結合テスト仕様書</text:p>
            <text:p text:style-name="P17">兼成績書</text:p>
          </table:table-cell>
          <table:table-cell table:style-name="Table17.B1" office:value-type="string">
            <text:p text:style-name="P18">システム名</text:p>
          </table:table-cell>
          <table:table-cell table:style-name="Table17.C1" office:value-type="string">
            <text:p text:style-name="P18">ユースケース名</text:p>
          </table:table-cell>
          <table:table-cell table:style-name="Table17.D1" office:value-type="string">
            <text:p text:style-name="P18">クラス名</text:p>
          </table:table-cell>
          <table:table-cell table:style-name="Table17.E1" office:value-type="string">
            <text:p text:style-name="P18">グループ名</text:p>
          </table:table-cell>
          <table:table-cell table:style-name="Table17.F3" table:number-rows-spanned="3" office:value-type="string">
            <text:p text:style-name="P36">承認印</text:p>
          </table:table-cell>
          <table:table-cell table:style-name="Table17.G3" table:number-rows-spanned="3" office:value-type="string">
            <text:p text:style-name="P19"/>
          </table:table-cell>
          <table:table-cell table:style-name="Table17.H3" table:number-rows-spanned="3" office:value-type="string">
            <text:p text:style-name="P36">作成日</text:p>
          </table:table-cell>
          <table:table-cell table:style-name="Table17.I2" table:number-rows-spanned="2" office:value-type="string">
            <text:p text:style-name="P20"/>
          </table:table-cell>
          <table:table-cell table:style-name="Table17.J3" table:number-rows-spanned="3" office:value-type="string">
            <text:p text:style-name="P36">担当</text:p>
          </table:table-cell>
          <table:table-cell table:style-name="Table17.K3" table:number-rows-spanned="3" office:value-type="string">
            <text:p text:style-name="P19"/>
          </table:table-cell>
        </table:table-row>
        <table:table-row table:style-name="Table17.2">
          <table:covered-table-cell/>
          <table:table-cell table:style-name="Table17.B3" table:number-rows-spanned="2" office:value-type="string">
            <text:p text:style-name="P29">図書館システム</text:p>
          </table:table-cell>
          <table:table-cell table:style-name="Table17.C3" table:number-rows-spanned="2" office:value-type="string">
            <text:p text:style-name="P30">UC205</text:p>
          </table:table-cell>
          <table:table-cell table:style-name="Table17.D3" table:number-rows-spanned="2" office:value-type="string">
            <text:p text:style-name="P31"/>
          </table:table-cell>
          <table:table-cell table:style-name="Table17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7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I3" office:value-type="string">
            <text:p text:style-name="P2">ver.</text:p>
          </table:table-cell>
          <table:covered-table-cell/>
          <table:covered-table-cell/>
        </table:table-row>
      </table:table>
      <text:p text:style-name="P3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row table:style-name="Table18.1">
          <table:table-cell table:style-name="Table18.A1" table:number-rows-spanned="2" office:value-type="string">
            <text:p text:style-name="P22">No.</text:p>
          </table:table-cell>
          <table:table-cell table:style-name="Table18.A1" table:number-rows-spanned="2" office:value-type="string">
            <text:p text:style-name="P23">テストケース番号</text:p>
          </table:table-cell>
          <table:table-cell table:style-name="Table18.A1" table:number-rows-spanned="2" office:value-type="string">
            <text:p text:style-name="P37">テスト項目</text:p>
          </table:table-cell>
          <table:table-cell table:style-name="Table18.A1" table:number-rows-spanned="2" office:value-type="string">
            <text:p text:style-name="P23">テストデータ</text:p>
          </table:table-cell>
          <table:table-cell table:style-name="Table18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18.1">
          <table:covered-table-cell/>
          <table:covered-table-cell/>
          <table:covered-table-cell/>
          <table:covered-table-cell/>
          <table:table-cell table:style-name="Table18.A1" office:value-type="string">
            <text:p text:style-name="P16">確認方法</text:p>
          </table:table-cell>
          <table:table-cell table:style-name="Table18.A1" office:value-type="string">
            <text:p text:style-name="P16">確認日</text:p>
          </table:table-cell>
          <table:table-cell table:style-name="Table18.A1" office:value-type="string">
            <text:p text:style-name="P16">ﾁｪｯｸ</text:p>
          </table:table-cell>
          <table:table-cell table:style-name="Table18.E1" office:value-type="string">
            <text:p text:style-name="P16">確認者</text:p>
          </table:table-cell>
        </table:table-row>
        <table:table-row table:style-name="Table18.3">
          <table:table-cell table:style-name="Table18.A1" office:value-type="string">
            <text:p text:style-name="P38">1</text:p>
          </table:table-cell>
          <table:table-cell table:style-name="Table18.A1" office:value-type="string">
            <text:p text:style-name="P25">UC004-01</text:p>
          </table:table-cell>
          <table:table-cell table:style-name="Table18.A1" office:value-type="string">
            <text:p text:style-name="Standard"><text:span text:style-name="T9">inputUpdateCatalog.</text:span><text:span text:style-name="T6">jsp</text:span><text:span text:style-name="T4">にてトップリンクロゴを押す</text:span></text:p>
          </table:table-cell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18.A1" office:value-type="string">
            <text:p text:style-name="P39">6/22</text:p>
          </table:table-cell>
          <table:table-cell table:style-name="Table18.A1" office:value-type="string">
            <text:p text:style-name="P40">〇</text:p>
          </table:table-cell>
          <table:table-cell table:style-name="Table18.E1" office:value-type="string">
            <text:p text:style-name="P40">坂倉</text:p>
          </table:table-cell>
        </table:table-row>
        <table:table-row table:style-name="Table18.3">
          <table:table-cell table:style-name="Table18.A1" office:value-type="string">
            <text:p text:style-name="P38">2</text:p>
          </table:table-cell>
          <table:table-cell table:style-name="Table18.A1" office:value-type="string">
            <text:p text:style-name="P25">UC004-02</text:p>
            <text:p text:style-name="P25">UC004-03</text:p>
          </table:table-cell>
          <table:table-cell table:style-name="Table18.A1" office:value-type="string">
            <text:p text:style-name="Standard"><text:span text:style-name="T9">inputUpdateCatalog.</text:span><text:span text:style-name="T6">jsp</text:span><text:span text:style-name="T4">にて項目を入力し更新完了</text:span><text:span text:style-name="T15">へを押す</text:span></text:p>
          </table:table-cell>
          <table:table-cell table:style-name="Table18.A1" office:value-type="string">
            <text:p text:style-name="Standard">ISBN番号：not 10桁</text:p>
            <text:p text:style-name="Standard">資料名：正しいもの</text:p>
            <text:p text:style-name="Standard">分類コード：正しいもの</text:p>
            <text:p text:style-name="Standard">著者：正しいもの</text:p>
            <text:p text:style-name="Standard">出版社：正しいもの</text:p>
            <text:p text:style-name="Standard">出版日：正しいもの</text:p>
          </table:table-cell>
          <table:table-cell table:style-name="Table18.A1" office:value-type="string">
            <text:p text:style-name="P15">エラーページに遷移することを確認する</text:p>
          </table:table-cell>
          <table:table-cell table:style-name="Table18.A1" office:value-type="string">
            <text:p text:style-name="P39">6/22</text:p>
          </table:table-cell>
          <table:table-cell table:style-name="Table18.A1" office:value-type="string">
            <text:p text:style-name="P40">〇</text:p>
          </table:table-cell>
          <table:table-cell table:style-name="Table18.E1" office:value-type="string">
            <text:p text:style-name="P40">坂倉</text:p>
          </table:table-cell>
        </table:table-row>
        <table:table-row table:style-name="Table18.5">
          <table:table-cell table:style-name="Table18.A1" office:value-type="string">
            <text:p text:style-name="P38">3</text:p>
          </table:table-cell>
          <table:table-cell table:style-name="Table18.A1" office:value-type="string">
            <text:p text:style-name="P25">UC004-02</text:p>
            <text:p text:style-name="P25">UC004-03</text:p>
          </table:table-cell>
          <table:table-cell table:style-name="Table18.A1" office:value-type="string">
            <text:p text:style-name="Standard"><text:span text:style-name="T9">inputUpdateCatalog.</text:span><text:span text:style-name="T6">jsp</text:span><text:span text:style-name="T4">にて項目を入力し更新完了</text:span><text:span text:style-name="T15">へを押す</text:span></text:p>
          </table:table-cell>
          <table:table-cell table:style-name="Table18.A1" office:value-type="string">
            <text:p text:style-name="Standard">ISBN番号：正しいもの</text:p>
            <text:p text:style-name="Standard">資料名：null</text:p>
            <text:p text:style-name="Standard">分類コード：正しいもの</text:p>
            <text:p text:style-name="Standard">著者：正しいもの</text:p>
            <text:p text:style-name="Standard">出版社：正しいもの</text:p>
            <text:p text:style-name="Standard">出版日：正しいもの</text:p>
          </table:table-cell>
          <table:table-cell table:style-name="Table18.A1" office:value-type="string">
            <text:p text:style-name="P15">エラーページに遷移することを確認する</text:p>
          </table:table-cell>
          <table:table-cell table:style-name="Table18.A1" office:value-type="string">
            <text:p text:style-name="P39">6/22</text:p>
          </table:table-cell>
          <table:table-cell table:style-name="Table18.A1" office:value-type="string">
            <text:p text:style-name="P40">〇</text:p>
          </table:table-cell>
          <table:table-cell table:style-name="Table18.E1" office:value-type="string">
            <text:p text:style-name="P40">坂倉</text:p>
          </table:table-cell>
        </table:table-row>
        <table:table-row table:style-name="Table18.5">
          <table:table-cell table:style-name="Table18.A1" office:value-type="string">
            <text:p text:style-name="P38">4</text:p>
          </table:table-cell>
          <table:table-cell table:style-name="Table18.A1" office:value-type="string">
            <text:p text:style-name="P25">UC004-02</text:p>
          </table:table-cell>
          <table:table-cell table:style-name="Table18.A1" office:value-type="string">
            <text:p text:style-name="Standard"><text:span text:style-name="T9">inputUpdateCatalog.</text:span><text:span text:style-name="T6">jsp</text:span><text:span text:style-name="T4">にて項目を入力し更新完了</text:span><text:span text:style-name="T15">へを押す</text:span></text:p>
          </table:table-cell>
          <table:table-cell table:style-name="Table18.A1" office:value-type="string">
            <text:p text:style-name="Standard">ISBN番号：正しいもの</text:p>
            <text:p text:style-name="Standard">資料名：正しいもの</text:p>
            <text:p text:style-name="Standard">分類コード：null or not int</text:p>
            <text:p text:style-name="Standard">著者：正しいもの</text:p>
            <text:p text:style-name="Standard">出版社：正しいもの</text:p>
            <text:p text:style-name="P27">出版日：正しいもの</text:p>
          </table:table-cell>
          <table:table-cell table:style-name="Table18.A1" office:value-type="string">
            <text:p text:style-name="P11">エラーページに遷移することを確認する</text:p>
          </table:table-cell>
          <table:table-cell table:style-name="Table18.A1" office:value-type="string">
            <text:p text:style-name="P39">6/22</text:p>
          </table:table-cell>
          <table:table-cell table:style-name="Table18.A1" office:value-type="string">
            <text:p text:style-name="P40">〇</text:p>
          </table:table-cell>
          <table:table-cell table:style-name="Table18.E1" office:value-type="string">
            <text:p text:style-name="P40">坂倉</text:p>
          </table:table-cell>
        </table:table-row>
        <table:table-row table:style-name="Table18.5">
          <table:table-cell table:style-name="Table18.A1" office:value-type="string">
            <text:p text:style-name="P38">5</text:p>
          </table:table-cell>
          <table:table-cell table:style-name="Table18.A1" office:value-type="string">
            <text:p text:style-name="P25">UC004-02</text:p>
          </table:table-cell>
          <table:table-cell table:style-name="Table18.A1" office:value-type="string">
            <text:p text:style-name="Standard"><text:span text:style-name="T9">inputUpdateCatalog.</text:span><text:span text:style-name="T6">jsp</text:span><text:span text:style-name="T4">にて項目を入力</text:span><text:soft-page-break/><text:span text:style-name="T4">し更新完了</text:span><text:span text:style-name="T15">へを押す</text:span></text:p>
          </table:table-cell>
          <table:table-cell table:style-name="Table18.A1" office:value-type="string">
            <text:p text:style-name="Standard">ISBN番号：正しいもの</text:p>
            <text:p text:style-name="Standard"><text:soft-page-break/>資料名：正しいもの</text:p>
            <text:p text:style-name="Standard">分類コード：正しいもの</text:p>
            <text:p text:style-name="Standard">著者：null</text:p>
            <text:p text:style-name="Standard">出版社：正しいもの</text:p>
            <text:p text:style-name="P27">出版日：正しいもの</text:p>
          </table:table-cell>
          <table:table-cell table:style-name="Table18.A1" office:value-type="string">
            <text:p text:style-name="P11">エラーページに遷移することを確認する</text:p>
          </table:table-cell>
          <table:table-cell table:style-name="Table18.A1" office:value-type="string">
            <text:p text:style-name="P39">6/22</text:p>
          </table:table-cell>
          <table:table-cell table:style-name="Table18.A1" office:value-type="string">
            <text:p text:style-name="P40">〇</text:p>
          </table:table-cell>
          <table:table-cell table:style-name="Table18.E1" office:value-type="string">
            <text:p text:style-name="P40">坂倉</text:p>
          </table:table-cell>
        </table:table-row>
        <table:table-row table:style-name="Table18.5">
          <table:table-cell table:style-name="Table18.A8" office:value-type="string">
            <text:p text:style-name="P38">6</text:p>
          </table:table-cell>
          <table:table-cell table:style-name="Table18.A8" office:value-type="string">
            <text:p text:style-name="P25">UC004-02</text:p>
          </table:table-cell>
          <table:table-cell table:style-name="Table18.A8" office:value-type="string">
            <text:p text:style-name="Standard"><text:span text:style-name="T9">inputUpdateCatalog.</text:span><text:span text:style-name="T6">jsp</text:span><text:span text:style-name="T4">にて項目を入力し更新完了</text:span><text:span text:style-name="T15">へを押す</text:span></text:p>
          </table:table-cell>
          <table:table-cell table:style-name="Table18.A8" office:value-type="string">
            <text:p text:style-name="Standard">ISBN番号：正しいもの</text:p>
            <text:p text:style-name="Standard">資料名：正しいもの</text:p>
            <text:p text:style-name="Standard">分類コード：正しいもの</text:p>
            <text:p text:style-name="Standard">著者：正しいもの</text:p>
            <text:p text:style-name="Standard">出版社：null</text:p>
            <text:p text:style-name="P27">出版日：正しいもの</text:p>
          </table:table-cell>
          <table:table-cell table:style-name="Table18.A8" office:value-type="string">
            <text:p text:style-name="P11">エラーページに遷移することを確認する</text:p>
          </table:table-cell>
          <table:table-cell table:style-name="Table18.A8" office:value-type="string">
            <text:p text:style-name="P39">6/22</text:p>
          </table:table-cell>
          <table:table-cell table:style-name="Table18.A8" office:value-type="string">
            <text:p text:style-name="P40">〇</text:p>
          </table:table-cell>
          <table:table-cell table:style-name="Table18.H8" office:value-type="string">
            <text:p text:style-name="P40">坂倉</text:p>
          </table:table-cell>
        </table:table-row>
        <table:table-row table:style-name="Table18.5">
          <table:table-cell table:style-name="Table18.A8" office:value-type="string">
            <text:p text:style-name="P41"><text:span text:style-name="T4"><text:s/></text:span><text:span text:style-name="T2">7</text:span></text:p>
          </table:table-cell>
          <table:table-cell table:style-name="Table18.A8" office:value-type="string">
            <text:p text:style-name="P25">UC004-02</text:p>
          </table:table-cell>
          <table:table-cell table:style-name="Table18.A8" office:value-type="string">
            <text:p text:style-name="Standard"><text:span text:style-name="T9">inputUpdateCatalog.</text:span><text:span text:style-name="T6">jsp</text:span><text:span text:style-name="T4">にて項目を入力し更新完了</text:span><text:span text:style-name="T15">を押す</text:span></text:p>
          </table:table-cell>
          <table:table-cell table:style-name="Table18.A8" office:value-type="string">
            <text:p text:style-name="Standard">ISBN番号：正しいもの</text:p>
            <text:p text:style-name="Standard">資料名：正しいもの</text:p>
            <text:p text:style-name="Standard">分類コード：正しいもの</text:p>
            <text:p text:style-name="Standard">著者：正しいもの</text:p>
            <text:p text:style-name="Standard">出版社：正しいもの</text:p>
            <text:p text:style-name="Standard"><text:span text:style-name="T4">出版日：</text:span><text:span text:style-name="T2">not DATE</text:span></text:p>
          </table:table-cell>
          <table:table-cell table:style-name="Table18.A8" office:value-type="string">
            <text:p text:style-name="P11">エラーページに遷移することを確認する</text:p>
          </table:table-cell>
          <table:table-cell table:style-name="Table18.A8" office:value-type="string">
            <text:p text:style-name="P39">6/22</text:p>
          </table:table-cell>
          <table:table-cell table:style-name="Table18.A8" office:value-type="string">
            <text:p text:style-name="P40">〇</text:p>
          </table:table-cell>
          <table:table-cell table:style-name="Table18.H8" office:value-type="string">
            <text:p text:style-name="P40">坂倉</text:p>
          </table:table-cell>
        </table:table-row>
        <table:table-row table:style-name="Table18.5">
          <table:table-cell table:style-name="Table18.A8" office:value-type="string">
            <text:p text:style-name="P41"><text:span text:style-name="T4"><text:s/></text:span><text:span text:style-name="T2">7</text:span></text:p>
          </table:table-cell>
          <table:table-cell table:style-name="Table18.A8" office:value-type="string">
            <text:p text:style-name="P25">UC004-02</text:p>
          </table:table-cell>
          <table:table-cell table:style-name="Table18.A8" office:value-type="string">
            <text:p text:style-name="Standard"><text:span text:style-name="T9">inputUpdateCatalog.</text:span><text:span text:style-name="T6">jsp</text:span><text:span text:style-name="T4">にて項目を入力し更新完了</text:span><text:span text:style-name="T15">へを押す</text:span></text:p>
          </table:table-cell>
          <table:table-cell table:style-name="Table18.A8" office:value-type="string">
            <text:p text:style-name="Standard">ISBN番号：正しいもの</text:p>
            <text:p text:style-name="Standard">資料名：正しいもの</text:p>
            <text:p text:style-name="Standard">分類コード：正しいもの</text:p>
            <text:p text:style-name="Standard">著者：正しいもの</text:p>
            <text:p text:style-name="Standard">出版社：正しいもの</text:p>
            <text:p text:style-name="P27">出版日：正しいもの</text:p>
          </table:table-cell>
          <table:table-cell table:style-name="Table18.A8" office:value-type="string">
            <text:p text:style-name="P9"><text:span text:style-name="T2">updateDocumentComplete.jsp</text:span><text:span text:style-name="T4">に遷移することを確認する</text:span></text:p>
          </table:table-cell>
          <table:table-cell table:style-name="Table18.A8" office:value-type="string">
            <text:p text:style-name="P39">6/22</text:p>
          </table:table-cell>
          <table:table-cell table:style-name="Table18.A8" office:value-type="string">
            <text:p text:style-name="P40">〇</text:p>
          </table:table-cell>
          <table:table-cell table:style-name="Table18.H8" office:value-type="string">
            <text:p text:style-name="P40">坂倉</text:p>
          </table:table-cell>
        </table:table-row>
        <table:table-row table:style-name="Table18.5">
          <table:table-cell table:style-name="Table18.A8" office:value-type="string">
            <text:p text:style-name="P42"/>
          </table:table-cell>
          <table:table-cell table:style-name="Table18.A8" office:value-type="string">
            <text:p text:style-name="P26"/>
          </table:table-cell>
          <table:table-cell table:style-name="Table18.A8" office:value-type="string">
            <text:p text:style-name="Standard"><text:span text:style-name="T9">inputUpdateCatalog.</text:span><text:span text:style-name="T6">jsp</text:span><text:span text:style-name="T4">にて戻るを</text:span><text:span text:style-name="T15">押す</text:span></text:p>
          </table:table-cell>
          <table:table-cell table:style-name="Table18.A8" office:value-type="string">
            <text:p text:style-name="P28"/>
          </table:table-cell>
          <table:table-cell table:style-name="Table18.A8" office:value-type="string">
            <text:p text:style-name="P10"><text:span text:style-name="T6">showSearchedDocuments</text:span><text:span text:style-name="T9">.</text:span><text:span text:style-name="T6">jsp</text:span><text:span text:style-name="T7">に遷移することを確認する</text:span></text:p>
          </table:table-cell>
          <table:table-cell table:style-name="Table18.A8" office:value-type="string">
            <text:p text:style-name="P39">6/22</text:p>
          </table:table-cell>
          <table:table-cell table:style-name="Table18.A8" office:value-type="string">
            <text:p text:style-name="P40">〇</text:p>
          </table:table-cell>
          <table:table-cell table:style-name="Table18.H8" office:value-type="string">
            <text:p text:style-name="P40">坂倉</text:p>
          </table:table-cell>
        </table:table-row>
      </table:table>
      <text:p text:style-name="P43"/>
      <text:p text:style-name="P24"/>
      <text:p text:style-name="P24"/>
      <text:p text:style-name="P24"><text:soft-pag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B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row table:style-name="Table19.1">
          <table:table-cell table:style-name="Table19.A1" table:number-rows-spanned="3" office:value-type="string">
            <text:p text:style-name="P17">結合テスト仕様書</text:p>
            <text:p text:style-name="P17">兼成績書</text:p>
          </table:table-cell>
          <table:table-cell table:style-name="Table19.B1" office:value-type="string">
            <text:p text:style-name="P18">システム名</text:p>
          </table:table-cell>
          <table:table-cell table:style-name="Table19.C1" office:value-type="string">
            <text:p text:style-name="P18">ユースケース名</text:p>
          </table:table-cell>
          <table:table-cell table:style-name="Table19.D1" office:value-type="string">
            <text:p text:style-name="P18">クラス名</text:p>
          </table:table-cell>
          <table:table-cell table:style-name="Table19.E1" office:value-type="string">
            <text:p text:style-name="P18">グループ名</text:p>
          </table:table-cell>
          <table:table-cell table:style-name="Table19.F3" table:number-rows-spanned="3" office:value-type="string">
            <text:p text:style-name="P36">承認印</text:p>
          </table:table-cell>
          <table:table-cell table:style-name="Table19.G3" table:number-rows-spanned="3" office:value-type="string">
            <text:p text:style-name="P46"/>
          </table:table-cell>
          <table:table-cell table:style-name="Table19.H3" table:number-rows-spanned="3" office:value-type="string">
            <text:p text:style-name="P36">作成日</text:p>
          </table:table-cell>
          <table:table-cell table:style-name="Table19.I2" table:number-rows-spanned="2" office:value-type="string">
            <text:p text:style-name="P20"/>
          </table:table-cell>
          <table:table-cell table:style-name="Table19.J3" table:number-rows-spanned="3" office:value-type="string">
            <text:p text:style-name="P36">担当</text:p>
          </table:table-cell>
          <table:table-cell table:style-name="Table19.K3" table:number-rows-spanned="3" office:value-type="string">
            <text:p text:style-name="P19"/>
          </table:table-cell>
        </table:table-row>
        <table:table-row table:style-name="Table19.2">
          <table:covered-table-cell/>
          <table:table-cell table:style-name="Table19.B3" table:number-rows-spanned="2" office:value-type="string">
            <text:p text:style-name="P29">図書館システム</text:p>
          </table:table-cell>
          <table:table-cell table:style-name="Table19.C3" table:number-rows-spanned="2" office:value-type="string">
            <text:p text:style-name="P7">UC205</text:p>
          </table:table-cell>
          <table:table-cell table:style-name="Table19.D3" table:number-rows-spanned="2" office:value-type="string">
            <text:p text:style-name="P31"/>
          </table:table-cell>
          <table:table-cell table:style-name="Table19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9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I3" office:value-type="string">
            <text:p text:style-name="P2">ver.</text:p>
          </table:table-cell>
          <table:covered-table-cell/>
          <table:covered-table-cell/>
        </table:table-row>
      </table:table>
      <text:p text:style-name="P32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row table:style-name="Table20.1">
          <table:table-cell table:style-name="Table20.A1" table:number-rows-spanned="2" office:value-type="string">
            <text:p text:style-name="P22">No.</text:p>
          </table:table-cell>
          <table:table-cell table:style-name="Table20.A1" table:number-rows-spanned="2" office:value-type="string">
            <text:p text:style-name="P23">テストケース番号</text:p>
          </table:table-cell>
          <table:table-cell table:style-name="Table20.A1" table:number-rows-spanned="2" office:value-type="string">
            <text:p text:style-name="P37">テスト項目</text:p>
          </table:table-cell>
          <table:table-cell table:style-name="Table20.A1" table:number-rows-spanned="2" office:value-type="string">
            <text:p text:style-name="P23">テストデータ</text:p>
          </table:table-cell>
          <table:table-cell table:style-name="Table20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20.1">
          <table:covered-table-cell/>
          <table:covered-table-cell/>
          <table:covered-table-cell/>
          <table:covered-table-cell/>
          <table:table-cell table:style-name="Table20.A1" office:value-type="string">
            <text:p text:style-name="P16">確認方法</text:p>
          </table:table-cell>
          <table:table-cell table:style-name="Table20.A1" office:value-type="string">
            <text:p text:style-name="P16">確認日</text:p>
          </table:table-cell>
          <table:table-cell table:style-name="Table20.A1" office:value-type="string">
            <text:p text:style-name="P16">ﾁｪｯｸ</text:p>
          </table:table-cell>
          <table:table-cell table:style-name="Table20.E1" office:value-type="string">
            <text:p text:style-name="P16">確認者</text:p>
          </table:table-cell>
        </table:table-row>
        <table:table-row table:style-name="Table20.3">
          <table:table-cell table:style-name="Table20.A1" office:value-type="string">
            <text:p text:style-name="P38">1</text:p>
          </table:table-cell>
          <table:table-cell table:style-name="Table20.A1" office:value-type="string">
            <text:p text:style-name="P25">UC004-01</text:p>
          </table:table-cell>
          <table:table-cell table:style-name="Table20.A1" office:value-type="string">
            <text:p text:style-name="Standard"><text:span text:style-name="T9">inputUpdateLedger.</text:span><text:span text:style-name="T6">jsp</text:span><text:span text:style-name="T4">にてトップリンクロゴを押す</text:span>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20.A1" office:value-type="string">
            <text:p text:style-name="P39">6/22</text:p>
          </table:table-cell>
          <table:table-cell table:style-name="Table20.A1" office:value-type="string">
            <text:p text:style-name="P40">〇</text:p>
          </table:table-cell>
          <table:table-cell table:style-name="Table20.E1" office:value-type="string">
            <text:p text:style-name="P40">坂倉</text:p>
          </table:table-cell>
        </table:table-row>
        <table:table-row table:style-name="Table20.3">
          <table:table-cell table:style-name="Table20.A1" office:value-type="string">
            <text:p text:style-name="P38">2</text:p>
          </table:table-cell>
          <table:table-cell table:style-name="Table20.A1" office:value-type="string">
            <text:p text:style-name="P25">UC004-02</text:p>
            <text:p text:style-name="P25">UC004-03</text:p>
          </table:table-cell>
          <table:table-cell table:style-name="Table20.A1" office:value-type="string">
            <text:p text:style-name="Standard"><text:span text:style-name="T15"/></text:p>
          </table:table-cell>
          <table:table-cell table:style-name="Table20.A1" office:value-type="string">
            <text:p text:style-name="Standard"/>
          </table:table-cell>
          <table:table-cell table:style-name="Table20.A1" office:value-type="string">
            <text:p text:style-name="P13"><text:span text:style-name="T4"/></text:p>
          </table:table-cell>
          <table:table-cell table:style-name="Table20.A1" office:value-type="string">
            <text:p text:style-name="P39"/>
          </table:table-cell>
          <table:table-cell table:style-name="Table20.A1" office:value-type="string">
            <text:p text:style-name="P39"/>
          </table:table-cell>
          <table:table-cell table:style-name="Table20.E1" office:value-type="string">
            <text:p text:style-name="P39"/>
          </table:table-cell>
        </table:table-row>
        <table:table-row table:style-name="Table20.5">
          <table:table-cell table:style-name="Table20.A1" office:value-type="string">
            <text:p text:style-name="P38">3</text:p>
          </table:table-cell>
          <table:table-cell table:style-name="Table20.A1" office:value-type="string">
            <text:p text:style-name="P25">UC004-02</text:p>
            <text:p text:style-name="P25">UC004-03</text:p>
          </table:table-cell>
          <table:table-cell table:style-name="Table20.A1" office:value-type="string">
            <text:p text:style-name="Standard"><text:span text:style-name="T9">inputUpdateLedger.</text:span><text:span text:style-name="T6">jsp</text:span><text:span text:style-name="T4">にて項目を入力し更新完了</text:span><text:span text:style-name="T15">へを押す</text:span></text:p>
          </table:table-cell>
          <table:table-cell table:style-name="Table20.A1" office:value-type="string">
            <text:p text:style-name="Standard">備考：null</text:p>
            <text:p text:style-name="Standard"><text:span text:style-name="T16">入荷年月日</text:span>：正しいもの</text:p>
            <text:p text:style-name="Standard">廃棄年月日：正しいもの</text:p>
          </table:table-cell>
          <table:table-cell table:style-name="Table20.A1" office:value-type="string">
            <text:p text:style-name="P45"><text:span text:style-name="T2">updateDocumentComplete.jsp</text:span><text:span text:style-name="T4">に遷移することを確認する</text:span></text:p>
          </table:table-cell>
          <table:table-cell table:style-name="Table20.A1" office:value-type="string">
            <text:p text:style-name="P39">6/22</text:p>
          </table:table-cell>
          <table:table-cell table:style-name="Table20.A1" office:value-type="string">
            <text:p text:style-name="P40">〇</text:p>
          </table:table-cell>
          <table:table-cell table:style-name="Table20.E1" office:value-type="string">
            <text:p text:style-name="P40">坂倉</text:p>
          </table:table-cell>
        </table:table-row>
        <table:table-row table:style-name="Table20.5">
          <table:table-cell table:style-name="Table20.A1" office:value-type="string">
            <text:p text:style-name="P38">4</text:p>
          </table:table-cell>
          <table:table-cell table:style-name="Table20.A1" office:value-type="string">
            <text:p text:style-name="P25">UC004-02</text:p>
          </table:table-cell>
          <table:table-cell table:style-name="Table20.A1" office:value-type="string">
            <text:p text:style-name="Standard"><text:span text:style-name="T9">inputUpdateLedger.</text:span><text:span text:style-name="T6">jsp</text:span><text:span text:style-name="T4">にて項目を入力し更新完了</text:span><text:span text:style-name="T15">へを押す</text:span></text:p>
          </table:table-cell>
          <table:table-cell table:style-name="Table20.A1" office:value-type="string">
            <text:p text:style-name="Standard">備考：正しいもの</text:p>
            <text:p text:style-name="Standard"><text:span text:style-name="T16">入荷年月日</text:span>：<text:span text:style-name="T8">not DATE</text:span></text:p>
            <text:p text:style-name="P27">廃棄年月日：正しいもの</text:p>
          </table:table-cell>
          <table:table-cell table:style-name="Table20.A1" office:value-type="string">
            <text:p text:style-name="P10"><text:span text:style-name="T15">エラーページ</text:span><text:span text:style-name="T4">に遷移することを確認する</text:span></text:p>
          </table:table-cell>
          <table:table-cell table:style-name="Table20.A1" office:value-type="string">
            <text:p text:style-name="P39">6/22</text:p>
          </table:table-cell>
          <table:table-cell table:style-name="Table20.A1" office:value-type="string">
            <text:p text:style-name="P40">〇</text:p>
          </table:table-cell>
          <table:table-cell table:style-name="Table20.E1" office:value-type="string">
            <text:p text:style-name="P40">坂倉</text:p>
          </table:table-cell>
        </table:table-row>
        <table:table-row table:style-name="Table20.5">
          <table:table-cell table:style-name="Table20.A1" office:value-type="string">
            <text:p text:style-name="P38">5</text:p>
          </table:table-cell>
          <table:table-cell table:style-name="Table20.A1" office:value-type="string">
            <text:p text:style-name="P25">UC004-02</text:p>
          </table:table-cell>
          <table:table-cell table:style-name="Table20.A1" office:value-type="string">
            <text:p text:style-name="Standard"><text:span text:style-name="T9">inputUpdateLedger.</text:span><text:span text:style-name="T6">jsp</text:span><text:span text:style-name="T4">にて項目を入力し更新完了</text:span><text:span text:style-name="T15">へを押す</text:span></text:p>
          </table:table-cell>
          <table:table-cell table:style-name="Table20.A1" office:value-type="string">
            <text:p text:style-name="Standard">備考：正しいもの</text:p>
            <text:p text:style-name="Standard"><text:span text:style-name="T16">入荷年月日</text:span>：正しいもの</text:p>
            <text:p text:style-name="Standard"><text:span text:style-name="T4">廃棄年月日：</text:span><text:span text:style-name="T13">not DATE</text:span></text:p>
          </table:table-cell>
          <table:table-cell table:style-name="Table20.A1" office:value-type="string">
            <text:p text:style-name="P12">エラーページに遷移することを確認する</text:p>
          </table:table-cell>
          <table:table-cell table:style-name="Table20.A1" office:value-type="string">
            <text:p text:style-name="P39">6/22</text:p>
          </table:table-cell>
          <table:table-cell table:style-name="Table20.A1" office:value-type="string">
            <text:p text:style-name="P40">〇</text:p>
          </table:table-cell>
          <table:table-cell table:style-name="Table20.E1" office:value-type="string">
            <text:p text:style-name="P40">坂倉</text:p>
          </table:table-cell>
        </table:table-row>
        <table:table-row table:style-name="Table20.8">
          <table:table-cell table:style-name="Table20.A8" office:value-type="string">
            <text:p text:style-name="P39"/>
          </table:table-cell>
          <table:table-cell table:style-name="Table20.A8" office:value-type="string">
            <text:p text:style-name="P26"/>
          </table:table-cell>
          <table:table-cell table:style-name="Table20.A8" office:value-type="string">
            <text:p text:style-name="Standard"><text:span text:style-name="T9">inputUpdateLedger.</text:span><text:span text:style-name="T6">jsp</text:span><text:span text:style-name="T4">にて項目を入力し更新完了</text:span><text:span text:style-name="T15">へを押す</text:span></text:p>
          </table:table-cell>
          <table:table-cell table:style-name="Table20.A8" office:value-type="string">
            <text:p text:style-name="Standard">備考：正しいもの</text:p>
            <text:p text:style-name="Standard"><text:span text:style-name="T16">入荷年月日</text:span>：正しいもの</text:p>
            <text:p text:style-name="P27">廃棄年月日：正しいもの</text:p>
          </table:table-cell>
          <table:table-cell table:style-name="Table20.A8" office:value-type="string">
            <text:p text:style-name="P4"><text:span text:style-name="T2">updateDocumentComplete.jsp</text:span><text:span text:style-name="T4">に遷移することを確認する</text:span></text:p>
          </table:table-cell>
          <table:table-cell table:style-name="Table20.A8" office:value-type="string">
            <text:p text:style-name="P39">6/22</text:p>
          </table:table-cell>
          <table:table-cell table:style-name="Table20.A8" office:value-type="string">
            <text:p text:style-name="P40">〇</text:p>
          </table:table-cell>
          <table:table-cell table:style-name="Table20.H8" office:value-type="string">
            <text:p text:style-name="P40">坂倉</text:p>
          </table:table-cell>
        </table:table-row>
        <table:table-row table:style-name="Table20.5">
          <table:table-cell table:style-name="Table20.A8" office:value-type="string">
            <text:p text:style-name="P42"/>
          </table:table-cell>
          <table:table-cell table:style-name="Table20.A8" office:value-type="string">
            <text:p text:style-name="P26"/>
          </table:table-cell>
          <table:table-cell table:style-name="Table20.A8" office:value-type="string">
            <text:p text:style-name="P28"><text:span text:style-name="T9">inputUpdateLedger.</text:span><text:span text:style-name="T6">jsp</text:span><text:span text:style-name="T7">にて戻るを押す</text:span></text:p>
          </table:table-cell>
          <table:table-cell table:style-name="Table20.A8" office:value-type="string">
            <text:p text:style-name="P26"/>
          </table:table-cell>
          <table:table-cell table:style-name="Table20.A8" office:value-type="string">
            <text:p text:style-name="P8"><text:span text:style-name="T6">showSearchedDocuments</text:span><text:span text:style-name="T9">.</text:span><text:span text:style-name="T6">jsp</text:span><text:span text:style-name="T4">に遷移することを確認する</text:span></text:p>
          </table:table-cell>
          <table:table-cell table:style-name="Table20.A8" office:value-type="string">
            <text:p text:style-name="P39">6/22</text:p>
          </table:table-cell>
          <table:table-cell table:style-name="Table20.A8" office:value-type="string">
            <text:p text:style-name="P40">〇</text:p>
          </table:table-cell>
          <table:table-cell table:style-name="Table20.H8" office:value-type="string">
            <text:p text:style-name="P40">坂倉</text:p>
          </table:table-cell>
        </table:table-row>
      </table:table>
      <text:p text:style-name="P43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B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column table:style-name="Table21.K"/>
        <table:table-row table:style-name="Table21.1">
          <table:table-cell table:style-name="Table21.A1" table:number-rows-spanned="3" office:value-type="string">
            <text:p text:style-name="P17">結合テスト仕様書</text:p>
            <text:p text:style-name="P17">兼成績書</text:p>
          </table:table-cell>
          <table:table-cell table:style-name="Table21.B1" office:value-type="string">
            <text:p text:style-name="P18">システム名</text:p>
          </table:table-cell>
          <table:table-cell table:style-name="Table21.C1" office:value-type="string">
            <text:p text:style-name="P18">ユースケース名</text:p>
          </table:table-cell>
          <table:table-cell table:style-name="Table21.D1" office:value-type="string">
            <text:p text:style-name="P18">クラス名</text:p>
          </table:table-cell>
          <table:table-cell table:style-name="Table21.E1" office:value-type="string">
            <text:p text:style-name="P18">グループ名</text:p>
          </table:table-cell>
          <table:table-cell table:style-name="Table21.F3" table:number-rows-spanned="3" office:value-type="string">
            <text:p text:style-name="P36">承認印</text:p>
          </table:table-cell>
          <table:table-cell table:style-name="Table21.G3" table:number-rows-spanned="3" office:value-type="string">
            <text:p text:style-name="P19"/>
          </table:table-cell>
          <table:table-cell table:style-name="Table21.H3" table:number-rows-spanned="3" office:value-type="string">
            <text:p text:style-name="P36">作成日</text:p>
          </table:table-cell>
          <table:table-cell table:style-name="Table21.I2" table:number-rows-spanned="2" office:value-type="string">
            <text:p text:style-name="P20"/>
          </table:table-cell>
          <table:table-cell table:style-name="Table21.J3" table:number-rows-spanned="3" office:value-type="string">
            <text:p text:style-name="P36">担当</text:p>
          </table:table-cell>
          <table:table-cell table:style-name="Table21.K3" table:number-rows-spanned="3" office:value-type="string">
            <text:p text:style-name="P19"/>
          </table:table-cell>
        </table:table-row>
        <table:table-row table:style-name="Table21.2">
          <table:covered-table-cell/>
          <table:table-cell table:style-name="Table21.B3" table:number-rows-spanned="2" office:value-type="string">
            <text:p text:style-name="P29">図書館システム</text:p>
          </table:table-cell>
          <table:table-cell table:style-name="Table21.C3" table:number-rows-spanned="2" office:value-type="string">
            <text:p text:style-name="P30">UC205</text:p>
          </table:table-cell>
          <table:table-cell table:style-name="Table21.D3" table:number-rows-spanned="2" office:value-type="string">
            <text:p text:style-name="P31"/>
          </table:table-cell>
          <table:table-cell table:style-name="Table21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1.I3" office:value-type="string">
            <text:p text:style-name="P2">ver.</text:p>
          </table:table-cell>
          <table:covered-table-cell/>
          <table:covered-table-cell/>
        </table:table-row>
      </table:table>
      <text:p text:style-name="P32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row table:style-name="Table22.1">
          <table:table-cell table:style-name="Table22.A1" table:number-rows-spanned="2" office:value-type="string">
            <text:p text:style-name="P22">No.</text:p>
          </table:table-cell>
          <table:table-cell table:style-name="Table22.A1" table:number-rows-spanned="2" office:value-type="string">
            <text:p text:style-name="P23">テストケース番号</text:p>
          </table:table-cell>
          <table:table-cell table:style-name="Table22.A1" table:number-rows-spanned="2" office:value-type="string">
            <text:p text:style-name="P37">テスト項目</text:p>
          </table:table-cell>
          <table:table-cell table:style-name="Table22.A1" table:number-rows-spanned="2" office:value-type="string">
            <text:p text:style-name="P23">テストデータ</text:p>
          </table:table-cell>
          <table:table-cell table:style-name="Table22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22.1">
          <table:covered-table-cell/>
          <table:covered-table-cell/>
          <table:covered-table-cell/>
          <table:covered-table-cell/>
          <table:table-cell table:style-name="Table22.A1" office:value-type="string">
            <text:p text:style-name="P16">確認方法</text:p>
          </table:table-cell>
          <table:table-cell table:style-name="Table22.A1" office:value-type="string">
            <text:p text:style-name="P16">確認日</text:p>
          </table:table-cell>
          <table:table-cell table:style-name="Table22.A1" office:value-type="string">
            <text:p text:style-name="P16">ﾁｪｯｸ</text:p>
          </table:table-cell>
          <table:table-cell table:style-name="Table22.E1" office:value-type="string">
            <text:p text:style-name="P16">確認者</text:p>
          </table:table-cell>
        </table:table-row>
        <table:table-row table:style-name="Table22.3">
          <table:table-cell table:style-name="Table22.A1" office:value-type="string">
            <text:p text:style-name="P38">1</text:p>
          </table:table-cell>
          <table:table-cell table:style-name="Table22.A1" office:value-type="string">
            <text:p text:style-name="P25">UC004-01</text:p>
          </table:table-cell>
          <table:table-cell table:style-name="Table22.A1" office:value-type="string">
            <text:p text:style-name="Standard"><text:span text:style-name="T6">updateDocumentComplete.jsp</text:span><text:span text:style-name="T4">にてトップリンクロゴを押す</text:span></text:p>
          </table:table-cell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22.A1" office:value-type="string">
            <text:p text:style-name="P39">6/22</text:p>
          </table:table-cell>
          <table:table-cell table:style-name="Table22.A1" office:value-type="string">
            <text:p text:style-name="P40">〇</text:p>
          </table:table-cell>
          <table:table-cell table:style-name="Table22.E1" office:value-type="string">
            <text:p text:style-name="P40">坂倉</text:p>
          </table:table-cell>
        </table:table-row>
        <table:table-row table:style-name="Table22.3">
          <table:table-cell table:style-name="Table22.A1" office:value-type="string">
            <text:p text:style-name="P38">2</text:p>
          </table:table-cell>
          <table:table-cell table:style-name="Table22.A1" office:value-type="string">
            <text:p text:style-name="P25">UC004-02</text:p>
            <text:p text:style-name="P25">UC004-03</text:p>
          </table:table-cell>
          <table:table-cell table:style-name="Table22.A1" office:value-type="string">
            <text:p text:style-name="Standard"><text:span text:style-name="T6">updateDocumentComplete.jsp</text:span><text:span text:style-name="T4">にて続けて資料を更新するを押す</text:span></text:p>
          </table:table-cell>
          <table:table-cell table:style-name="Table22.A1" office:value-type="string">
            <text:p text:style-name="P26"/>
          </table:table-cell>
          <table:table-cell table:style-name="Table22.A1" office:value-type="string">
            <text:p text:style-name="P13"><text:span text:style-name="T6">showSearchedDocuments</text:span><text:span text:style-name="T9">.</text:span><text:span text:style-name="T6">jsp </text:span><text:span text:style-name="T4">に遷移することを確認する</text:span></text:p>
          </table:table-cell>
          <table:table-cell table:style-name="Table22.A1" office:value-type="string">
            <text:p text:style-name="P39">6/22</text:p>
          </table:table-cell>
          <table:table-cell table:style-name="Table22.A1" office:value-type="string">
            <text:p text:style-name="P40">〇</text:p>
          </table:table-cell>
          <table:table-cell table:style-name="Table22.E1" office:value-type="string">
            <text:p text:style-name="P40">坂倉</text:p>
          </table:table-cell>
        </table:table-row>
      </table:table>
      <text:p text:style-name="P4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B"/>
        <table:table-column table:style-name="Table23.F"/>
        <table:table-column table:style-name="Table23.G"/>
        <table:table-column table:style-name="Table23.H"/>
        <table:table-column table:style-name="Table23.I"/>
        <table:table-column table:style-name="Table23.J"/>
        <table:table-column table:style-name="Table23.K"/>
        <table:table-row table:style-name="Table23.1">
          <table:table-cell table:style-name="Table23.A1" table:number-rows-spanned="3" office:value-type="string">
            <text:p text:style-name="P17">結合テスト仕様書</text:p>
            <text:p text:style-name="P17"><text:soft-page-break/>兼成績書</text:p>
          </table:table-cell>
          <table:table-cell table:style-name="Table23.B1" office:value-type="string">
            <text:p text:style-name="P18">システム名</text:p>
          </table:table-cell>
          <table:table-cell table:style-name="Table23.C1" office:value-type="string">
            <text:p text:style-name="P18">ユースケース名</text:p>
          </table:table-cell>
          <table:table-cell table:style-name="Table23.D1" office:value-type="string">
            <text:p text:style-name="P18">クラス名</text:p>
          </table:table-cell>
          <table:table-cell table:style-name="Table23.E1" office:value-type="string">
            <text:p text:style-name="P18">グループ名</text:p>
          </table:table-cell>
          <table:table-cell table:style-name="Table23.F3" table:number-rows-spanned="3" office:value-type="string">
            <text:p text:style-name="P36"><text:soft-page-break/>承認印</text:p>
          </table:table-cell>
          <table:table-cell table:style-name="Table23.G3" table:number-rows-spanned="3" office:value-type="string">
            <text:p text:style-name="P19"/>
          </table:table-cell>
          <table:table-cell table:style-name="Table23.H3" table:number-rows-spanned="3" office:value-type="string">
            <text:p text:style-name="P36"><text:soft-page-break/>作成日</text:p>
          </table:table-cell>
          <table:table-cell table:style-name="Table23.I2" table:number-rows-spanned="2" office:value-type="string">
            <text:p text:style-name="P20"/>
          </table:table-cell>
          <table:table-cell table:style-name="Table23.J3" table:number-rows-spanned="3" office:value-type="string">
            <text:p text:style-name="P36">担<text:soft-page-break/>当</text:p>
          </table:table-cell>
          <table:table-cell table:style-name="Table23.K3" table:number-rows-spanned="3" office:value-type="string">
            <text:p text:style-name="P19"/>
          </table:table-cell>
        </table:table-row>
        <table:table-row table:style-name="Table23.2">
          <table:covered-table-cell/>
          <table:table-cell table:style-name="Table23.B3" table:number-rows-spanned="2" office:value-type="string">
            <text:p text:style-name="P29">図書館システム</text:p>
          </table:table-cell>
          <table:table-cell table:style-name="Table23.C3" table:number-rows-spanned="2" office:value-type="string">
            <text:p text:style-name="P30">UC204</text:p>
          </table:table-cell>
          <table:table-cell table:style-name="Table23.D3" table:number-rows-spanned="2" office:value-type="string">
            <text:p text:style-name="P31"/>
          </table:table-cell>
          <table:table-cell table:style-name="Table23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I3" office:value-type="string">
            <text:p text:style-name="P2">ver.</text:p>
          </table:table-cell>
          <table:covered-table-cell/>
          <table:covered-table-cell/>
        </table:table-row>
      </table:table>
      <text:p text:style-name="P32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row table:style-name="Table24.1">
          <table:table-cell table:style-name="Table24.A1" table:number-rows-spanned="2" office:value-type="string">
            <text:p text:style-name="P22">No.</text:p>
          </table:table-cell>
          <table:table-cell table:style-name="Table24.A1" table:number-rows-spanned="2" office:value-type="string">
            <text:p text:style-name="P23">テストケース番号</text:p>
          </table:table-cell>
          <table:table-cell table:style-name="Table24.A1" table:number-rows-spanned="2" office:value-type="string">
            <text:p text:style-name="P37">テスト項目</text:p>
          </table:table-cell>
          <table:table-cell table:style-name="Table24.A1" table:number-rows-spanned="2" office:value-type="string">
            <text:p text:style-name="P23">テストデータ</text:p>
          </table:table-cell>
          <table:table-cell table:style-name="Table24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24.1">
          <table:covered-table-cell/>
          <table:covered-table-cell/>
          <table:covered-table-cell/>
          <table:covered-table-cell/>
          <table:table-cell table:style-name="Table24.A1" office:value-type="string">
            <text:p text:style-name="P16">確認方法</text:p>
          </table:table-cell>
          <table:table-cell table:style-name="Table24.A1" office:value-type="string">
            <text:p text:style-name="P16">確認日</text:p>
          </table:table-cell>
          <table:table-cell table:style-name="Table24.A1" office:value-type="string">
            <text:p text:style-name="P16">ﾁｪｯｸ</text:p>
          </table:table-cell>
          <table:table-cell table:style-name="Table24.E1" office:value-type="string">
            <text:p text:style-name="P16">確認者</text:p>
          </table:table-cell>
        </table:table-row>
        <table:table-row table:style-name="Table24.3">
          <table:table-cell table:style-name="Table24.A1" office:value-type="string">
            <text:p text:style-name="P38">1</text:p>
          </table:table-cell>
          <table:table-cell table:style-name="Table24.A1" office:value-type="string">
            <text:p text:style-name="P25">UC004-01</text:p>
          </table:table-cell>
          <table:table-cell table:style-name="Table24.A1" office:value-type="string">
            <text:p text:style-name="Standard"><text:span text:style-name="T9">deleteDocumentComplete.</text:span><text:span text:style-name="T6">jsp</text:span><text:span text:style-name="T4">にてトップリンクロゴを押す</text:span></text:p>
          </table:table-cell>
          <table:table-cell table:style-name="Table24.A1" office:value-type="string">
            <text:p text:style-name="P3"/>
          </table:table-cell>
          <table:table-cell table:style-name="Table24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24.A1" office:value-type="string">
            <text:p text:style-name="P39">6/22</text:p>
          </table:table-cell>
          <table:table-cell table:style-name="Table24.A1" office:value-type="string">
            <text:p text:style-name="P40">〇</text:p>
          </table:table-cell>
          <table:table-cell table:style-name="Table24.E1" office:value-type="string">
            <text:p text:style-name="P40">坂倉</text:p>
          </table:table-cell>
        </table:table-row>
        <table:table-row table:style-name="Table24.3">
          <table:table-cell table:style-name="Table24.A1" office:value-type="string">
            <text:p text:style-name="P38">2</text:p>
          </table:table-cell>
          <table:table-cell table:style-name="Table24.A1" office:value-type="string">
            <text:p text:style-name="P25">UC004-02</text:p>
            <text:p text:style-name="P25">UC004-03</text:p>
          </table:table-cell>
          <table:table-cell table:style-name="Table24.A1" office:value-type="string">
            <text:p text:style-name="Standard"><text:span text:style-name="T9">deleteDocumentComplete.</text:span><text:span text:style-name="T6">jsp</text:span><text:span text:style-name="T4">にて続けて資料を更新するを押す</text:span></text:p>
          </table:table-cell>
          <table:table-cell table:style-name="Table24.A1" office:value-type="string">
            <text:p text:style-name="P26"/>
          </table:table-cell>
          <table:table-cell table:style-name="Table24.A1" office:value-type="string">
            <text:p text:style-name="P13"><text:span text:style-name="T6">showSearchedDocuments</text:span><text:span text:style-name="T9">.</text:span><text:span text:style-name="T6">jsp </text:span><text:span text:style-name="T4">に遷移することを確認する</text:span></text:p>
          </table:table-cell>
          <table:table-cell table:style-name="Table24.A1" office:value-type="string">
            <text:p text:style-name="P39">6/22</text:p>
          </table:table-cell>
          <table:table-cell table:style-name="Table24.A1" office:value-type="string">
            <text:p text:style-name="P40">〇</text:p>
          </table:table-cell>
          <table:table-cell table:style-name="Table24.E1" office:value-type="string">
            <text:p text:style-name="P40">坂倉</text:p>
          </table:table-cell>
        </table:table-row>
      </table:table>
      <text:p text:style-name="P4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B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column table:style-name="Table25.K"/>
        <table:table-row table:style-name="Table25.1">
          <table:table-cell table:style-name="Table25.A1" table:number-rows-spanned="3" office:value-type="string">
            <text:p text:style-name="P17">結合テスト仕様書</text:p>
            <text:p text:style-name="P17">兼成績書</text:p>
          </table:table-cell>
          <table:table-cell table:style-name="Table25.B1" office:value-type="string">
            <text:p text:style-name="P18">システム名</text:p>
          </table:table-cell>
          <table:table-cell table:style-name="Table25.C1" office:value-type="string">
            <text:p text:style-name="P18">ユースケース名</text:p>
          </table:table-cell>
          <table:table-cell table:style-name="Table25.D1" office:value-type="string">
            <text:p text:style-name="P18">クラス名</text:p>
          </table:table-cell>
          <table:table-cell table:style-name="Table25.E1" office:value-type="string">
            <text:p text:style-name="P18">グループ名</text:p>
          </table:table-cell>
          <table:table-cell table:style-name="Table25.F3" table:number-rows-spanned="3" office:value-type="string">
            <text:p text:style-name="P36">承認印</text:p>
          </table:table-cell>
          <table:table-cell table:style-name="Table25.G3" table:number-rows-spanned="3" office:value-type="string">
            <text:p text:style-name="P19"/>
          </table:table-cell>
          <table:table-cell table:style-name="Table25.H3" table:number-rows-spanned="3" office:value-type="string">
            <text:p text:style-name="P36">作成日</text:p>
          </table:table-cell>
          <table:table-cell table:style-name="Table25.I2" table:number-rows-spanned="2" office:value-type="string">
            <text:p text:style-name="P20"/>
          </table:table-cell>
          <table:table-cell table:style-name="Table25.J3" table:number-rows-spanned="3" office:value-type="string">
            <text:p text:style-name="P36">担当</text:p>
          </table:table-cell>
          <table:table-cell table:style-name="Table25.K3" table:number-rows-spanned="3" office:value-type="string">
            <text:p text:style-name="P19"/>
          </table:table-cell>
        </table:table-row>
        <table:table-row table:style-name="Table25.2">
          <table:covered-table-cell/>
          <table:table-cell table:style-name="Table25.B3" table:number-rows-spanned="2" office:value-type="string">
            <text:p text:style-name="P29">図書館システム</text:p>
          </table:table-cell>
          <table:table-cell table:style-name="Table25.C3" table:number-rows-spanned="2" office:value-type="string">
            <text:p text:style-name="P30">UC204/UC205</text:p>
          </table:table-cell>
          <table:table-cell table:style-name="Table25.D3" table:number-rows-spanned="2" office:value-type="string">
            <text:p text:style-name="P31"/>
          </table:table-cell>
          <table:table-cell table:style-name="Table25.E3" table:number-rows-spanned="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I3" office:value-type="string">
            <text:p text:style-name="P2">ver.</text:p>
          </table:table-cell>
          <table:covered-table-cell/>
          <table:covered-table-cell/>
        </table:table-row>
      </table:table>
      <text:p text:style-name="P32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row table:style-name="Table26.1">
          <table:table-cell table:style-name="Table26.A1" table:number-rows-spanned="2" office:value-type="string">
            <text:p text:style-name="P22">No.</text:p>
          </table:table-cell>
          <table:table-cell table:style-name="Table26.A1" table:number-rows-spanned="2" office:value-type="string">
            <text:p text:style-name="P23">テストケース番号</text:p>
          </table:table-cell>
          <table:table-cell table:style-name="Table26.A1" table:number-rows-spanned="2" office:value-type="string">
            <text:p text:style-name="P37">テスト項目</text:p>
          </table:table-cell>
          <table:table-cell table:style-name="Table26.A1" table:number-rows-spanned="2" office:value-type="string">
            <text:p text:style-name="P23">テストデータ</text:p>
          </table:table-cell>
          <table:table-cell table:style-name="Table26.E1" table:number-columns-spanned="4" office:value-type="string">
            <text:p text:style-name="P23">結果確認</text:p>
          </table:table-cell>
          <table:covered-table-cell/>
          <table:covered-table-cell/>
          <table:covered-table-cell/>
        </table:table-row>
        <table:table-row table:style-name="Table26.1">
          <table:covered-table-cell/>
          <table:covered-table-cell/>
          <table:covered-table-cell/>
          <table:covered-table-cell/>
          <table:table-cell table:style-name="Table26.A1" office:value-type="string">
            <text:p text:style-name="P16">確認方法</text:p>
          </table:table-cell>
          <table:table-cell table:style-name="Table26.A1" office:value-type="string">
            <text:p text:style-name="P16">確認日</text:p>
          </table:table-cell>
          <table:table-cell table:style-name="Table26.A1" office:value-type="string">
            <text:p text:style-name="P16">ﾁｪｯｸ</text:p>
          </table:table-cell>
          <table:table-cell table:style-name="Table26.E1" office:value-type="string">
            <text:p text:style-name="P16">確認者</text:p>
          </table:table-cell>
        </table:table-row>
        <table:table-row table:style-name="Table26.3">
          <table:table-cell table:style-name="Table26.A1" office:value-type="string">
            <text:p text:style-name="P38">1</text:p>
          </table:table-cell>
          <table:table-cell table:style-name="Table26.A1" office:value-type="string">
            <text:p text:style-name="P25">UC004-01</text:p>
          </table:table-cell>
          <table:table-cell table:style-name="Table26.A1" office:value-type="string">
            <text:p text:style-name="Standard"><text:span text:style-name="T6">showSearched</text:span><text:span text:style-name="T11">Ledger</text:span><text:span text:style-name="T9">.</text:span><text:span text:style-name="T6">jsp</text:span><text:span text:style-name="T4">にてトップリンクロゴを押す</text:span></text:p>
          </table:table-cell>
          <table:table-cell table:style-name="Table26.A1" office:value-type="string">
            <text:p text:style-name="P3"/>
          </table:table-cell>
          <table:table-cell table:style-name="Table26.A1" office:value-type="string">
            <text:p text:style-name="P13"><text:span text:style-name="T2">menu.jsp</text:span><text:span text:style-name="T4">に遷移することを確認する</text:span></text:p>
          </table:table-cell>
          <table:table-cell table:style-name="Table26.A1" office:value-type="string">
            <text:p text:style-name="P39">6/22</text:p>
          </table:table-cell>
          <table:table-cell table:style-name="Table26.A1" office:value-type="string">
            <text:p text:style-name="P40">〇</text:p>
          </table:table-cell>
          <table:table-cell table:style-name="Table26.E1" office:value-type="string">
            <text:p text:style-name="P40">坂倉</text:p>
          </table:table-cell>
        </table:table-row>
        <table:table-row table:style-name="Table26.3">
          <table:table-cell table:style-name="Table26.A1" office:value-type="string">
            <text:p text:style-name="P38">2</text:p>
          </table:table-cell>
          <table:table-cell table:style-name="Table26.A1" office:value-type="string">
            <text:p text:style-name="P25">UC004-02</text:p>
            <text:p text:style-name="P25">UC004-03</text:p>
          </table:table-cell>
          <table:table-cell table:style-name="Table26.A1" office:value-type="string">
            <text:p text:style-name="Standard"><text:span text:style-name="T6">showSearched</text:span><text:span text:style-name="T11">Ledger</text:span><text:span text:style-name="T9">.</text:span><text:span text:style-name="T6">jsp</text:span><text:span text:style-name="T4">にて更新を押す</text:span></text:p>
          </table:table-cell>
          <table:table-cell table:style-name="Table26.A1" office:value-type="string">
            <text:p text:style-name="P26"/>
          </table:table-cell>
          <table:table-cell table:style-name="Table26.A1" office:value-type="string">
            <text:p text:style-name="P13"><text:span text:style-name="T9">inputUpdateLedger.</text:span><text:span text:style-name="T14">jsp</text:span><text:span text:style-name="T4">に遷移することを確認する</text:span></text:p>
          </table:table-cell>
          <table:table-cell table:style-name="Table26.A1" office:value-type="string">
            <text:p text:style-name="P39">6/22</text:p>
          </table:table-cell>
          <table:table-cell table:style-name="Table26.A1" office:value-type="string">
            <text:p text:style-name="P40">〇</text:p>
          </table:table-cell>
          <table:table-cell table:style-name="Table26.E1" office:value-type="string">
            <text:p text:style-name="P40">坂倉</text:p>
          </table:table-cell>
        </table:table-row>
        <text:soft-page-break/>
        <table:table-row table:style-name="Table26.5">
          <table:table-cell table:style-name="Table26.A1" office:value-type="string">
            <text:p text:style-name="P39"/>
          </table:table-cell>
          <table:table-cell table:style-name="Table26.A1" office:value-type="string">
            <text:p text:style-name="P26"/>
          </table:table-cell>
          <table:table-cell table:style-name="Table26.A1" office:value-type="string">
            <text:p text:style-name="P8"><text:span text:style-name="T6">showSearched</text:span><text:span text:style-name="T11">Ledger</text:span><text:span text:style-name="T9">.</text:span><text:span text:style-name="T6">jsp</text:span><text:span text:style-name="T4">にて削除を押す</text:span></text:p>
          </table:table-cell>
          <table:table-cell table:style-name="Table26.A1" office:value-type="string">
            <text:p text:style-name="P35"/>
          </table:table-cell>
          <table:table-cell table:style-name="Table26.A1" office:value-type="string">
            <text:p text:style-name="P4"><text:span text:style-name="T9">deleteDocumentComplete.</text:span><text:span text:style-name="T10">jsp</text:span><text:span text:style-name="T12">に遷移することを確認する</text:span></text:p>
          </table:table-cell>
          <table:table-cell table:style-name="Table26.A1" office:value-type="string">
            <text:p text:style-name="P39">6/22</text:p>
          </table:table-cell>
          <table:table-cell table:style-name="Table26.A1" office:value-type="string">
            <text:p text:style-name="P40">〇</text:p>
          </table:table-cell>
          <table:table-cell table:style-name="Table26.E1" office:value-type="string">
            <text:p text:style-name="P40">坂倉</text:p>
          </table:table-cell>
        </table:table-row>
        <table:table-row table:style-name="Table26.5">
          <table:table-cell table:style-name="Table26.A6" office:value-type="string">
            <text:p text:style-name="P39"/>
          </table:table-cell>
          <table:table-cell table:style-name="Table26.A6" office:value-type="string">
            <text:p text:style-name="P26"/>
          </table:table-cell>
          <table:table-cell table:style-name="Table26.A6" office:value-type="string">
            <text:p text:style-name="P8"><text:span text:style-name="T6">showSearched</text:span><text:span text:style-name="T11">Ledger</text:span><text:span text:style-name="T9">.</text:span><text:span text:style-name="T6">jsp</text:span><text:span text:style-name="T4">にて戻るを押す</text:span></text:p>
          </table:table-cell>
          <table:table-cell table:style-name="Table26.A6" office:value-type="string">
            <text:p text:style-name="P35"/>
          </table:table-cell>
          <table:table-cell table:style-name="Table26.A6" office:value-type="string">
            <text:p text:style-name="P8"><text:span text:style-name="T1">searchDocument.jsp</text:span><text:span text:style-name="T3">に遷移することを確認する</text:span></text:p>
          </table:table-cell>
          <table:table-cell table:style-name="Table26.A6" office:value-type="string">
            <text:p text:style-name="P39">6/22</text:p>
          </table:table-cell>
          <table:table-cell table:style-name="Table26.A6" office:value-type="string">
            <text:p text:style-name="P40">〇</text:p>
          </table:table-cell>
          <table:table-cell table:style-name="Table26.H6" office:value-type="string">
            <text:p text:style-name="P40">坂倉</text:p>
          </table:table-cell>
        </table:table-row>
      </table:table>
      <text:p text:style-name="P43"/>
      <text:p text:style-name="P24"/>
      <text:p text:style-name="P24"/>
      <text:p text:style-name="P33"/>
      <text:p text:style-name="P44"/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3"/>
      <text:p text:style-name="P44"/>
      <text:p text:style-name="P21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明朝" svg:font-family="'ＭＳ 明朝', 'MS Mincho'" style:font-family-generic="roman"/>
    <style:font-face style:name="Arial1" svg:font-family="Arial" style:font-family-generic="swiss"/>
    <style:font-face style:name="ＭＳ ゴシック" svg:font-family="'ＭＳ ゴシック'" style:font-pitch="variable"/>
    <style:font-face style:name="ＭＳ 明朝1" svg:font-family="'ＭＳ 明朝'" style:font-pitch="variable"/>
    <style:font-face style:name="ＭＳ Ｐゴシック1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ヒラギノ明朝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loext:opacity="0%" style:font-name="Liberation Serif" fo:font-size="12pt" fo:language="en" fo:country="US" style:font-name-asian="ヒラギノ明朝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1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ja" fo:country="JP" style:font-name-asian="ＭＳ 明朝1" style:font-family-asian="'ＭＳ 明朝'" style:font-pitch-asian="variable" style:font-size-asian="10pt" style:language-asian="ja" style:country-asian="JP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WW8Num1z0" style:family="text"/>
    <style:style style:name="段落フォント" style:family="text"/>
    <style:style style:name="Page_20_Number" style:display-name="Page Number" style:family="text" style:parent-style-name="段落フォント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end" style:justify-single-word="false" fo:text-indent="0.635cm" style:auto-text-indent="false"/>
      <style:text-properties fo:font-size="10pt" style:font-size-asian="10pt"/>
    </style:style>
    <style:page-layout style:name="Mpm1">
      <style:page-layout-properties fo:page-width="29.7cm" fo:page-height="21.001cm" style:num-format="1" style:print-orientation="landscape" fo:margin-top="1.801cm" fo:margin-bottom="0.706cm" fo:margin-left="1.501cm" fo:margin-right="1.501cm" style:writing-mode="lr-tb" style:layout-grid-color="#c0c0c0" style:layout-grid-lines="28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95cm" fo:margin-left="0cm" fo:margin-right="0cm" fo:margin-top="0.196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結合テスト仕様書兼成績書（サンプル）</dc:title>
    <meta:initial-creator>Admin</meta:initial-creator>
    <meta:creation-date>2008-07-15T13:20:00</meta:creation-date>
    <dc:date>2021-06-22T18:09:02.045000000</dc:date>
    <meta:print-date>2008-07-15T14:50:00</meta:print-date>
    <meta:editing-cycles>47</meta:editing-cycles>
    <meta:editing-duration>PT5H5M59S</meta:editing-duration>
    <meta:generator>LibreOffice/7.1.0.3$Windows_X86_64 LibreOffice_project/f6099ecf3d29644b5008cc8f48f42f4a40986e4c</meta:generator>
    <meta:document-statistic meta:table-count="26" meta:image-count="0" meta:object-count="0" meta:page-count="15" meta:paragraph-count="809" meta:word-count="4145" meta:character-count="7042" meta:non-whitespace-character-count="7020"/>
  </office:meta>
</office:document-meta>
</file>